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752in"/>
    </style:style>
    <style:style style:name="co2" style:family="table-column">
      <style:table-column-properties fo:break-before="auto" style:column-width="1.7083in"/>
    </style:style>
    <style:style style:name="co3" style:family="table-column">
      <style:table-column-properties fo:break-before="auto" style:column-width="2.1327in"/>
    </style:style>
    <style:style style:name="co4" style:family="table-column">
      <style:table-column-properties fo:break-before="auto" style:column-width="2.2201in"/>
    </style:style>
    <style:style style:name="co5" style:family="table-column">
      <style:table-column-properties fo:break-before="auto" style:column-width="0.889in"/>
    </style:style>
    <style:style style:name="co6" style:family="table-column">
      <style:table-column-properties fo:break-before="auto" style:column-width="2.372in"/>
    </style:style>
    <style:style style:name="co7" style:family="table-column">
      <style:table-column-properties fo:break-before="auto" style:column-width="2.0244in"/>
    </style:style>
    <style:style style:name="co8" style:family="table-column">
      <style:table-column-properties fo:break-before="auto" style:column-width="2.8839in"/>
    </style:style>
    <style:style style:name="co9" style:family="table-column">
      <style:table-column-properties fo:break-before="auto" style:column-width="2.002in"/>
    </style:style>
    <style:style style:name="co10" style:family="table-column">
      <style:table-column-properties fo:break-before="auto" style:column-width="2.5465in"/>
    </style:style>
    <style:style style:name="co11" style:family="table-column">
      <style:table-column-properties fo:break-before="auto" style:column-width="4.1252in"/>
    </style:style>
    <style:style style:name="co12" style:family="table-column">
      <style:table-column-properties fo:break-before="auto" style:column-width="1.4256in"/>
    </style:style>
    <style:style style:name="co13" style:family="table-column">
      <style:table-column-properties fo:break-before="auto" style:column-width="2.6008in"/>
    </style:style>
    <style:style style:name="co14" style:family="table-column">
      <style:table-column-properties fo:break-before="auto" style:column-width="1.7736in"/>
    </style:style>
    <style:style style:name="co15" style:family="table-column">
      <style:table-column-properties fo:break-before="auto" style:column-width="1.0465in"/>
    </style:style>
    <style:style style:name="co16" style:family="table-column">
      <style:table-column-properties fo:break-before="auto" style:column-width="1.2839in"/>
    </style:style>
    <style:style style:name="co17" style:family="table-column">
      <style:table-column-properties fo:break-before="auto" style:column-width="2.0673in"/>
    </style:style>
    <style:style style:name="co18" style:family="table-column">
      <style:table-column-properties fo:break-before="auto" style:column-width="17.8091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2591in" fo:break-before="auto" style:use-optimal-row-height="false"/>
    </style:style>
    <style:style style:name="ro5" style:family="table-row">
      <style:table-row-properties style:row-height="0.2173in" fo:break-before="auto" style:use-optimal-row-height="true"/>
    </style:style>
    <style:style style:name="ro6" style:family="table-row">
      <style:table-row-properties style:row-height="0.2118in" fo:break-before="auto" style:use-optimal-row-height="true"/>
    </style:style>
    <style:style style:name="ro7" style:family="table-row">
      <style:table-row-properties style:row-height="0.2063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in"/>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wrap-option="wrap"/>
      <style:text-properties fo:color="#ff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f00"/>
    </style:style>
    <style:style style:name="ce10"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size="12pt" style:font-size-asian="12pt" style:font-size-complex="12pt"/>
    </style:style>
    <style:style style:name="ce13" style:family="table-cell" style:parent-style-name="Default">
      <style:text-properties style:font-name="Times New Roman" fo:font-size="12pt" fo:font-weight="bold" style:font-size-asian="12pt" style:font-weight-asian="bold" style:font-size-complex="12pt" style:font-weight-complex="bold"/>
    </style:style>
    <style:style style:name="ce14" style:family="table-cell" style:parent-style-name="Default">
      <style:text-properties style:font-name="Times New Roman" fo:font-size="12pt" style:font-size-asian="12pt" style:font-size-complex="12pt"/>
    </style:style>
    <style:style style:name="ce15" style:family="table-cell" style:parent-style-name="Default">
      <style:table-cell-properties fo:padding="0.028in"/>
    </style:style>
    <style:style style:name="ce16" style:family="table-cell" style:parent-style-name="Default" style:data-style-name="N3">
      <style:table-cell-properties fo:padding="0.028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table table:name="Senators" table:style-name="ta1">
        <office:forms form:automatic-focus="false" form:apply-design-mode="false"/>
        <table:shapes>
          <draw:frame draw:z-index="0" draw:name="http://senado.pr.gov/_layouts/images/blank.gif" draw:style-name="gr1" draw:text-style-name="P1" svg:width="0.0098in" svg:height="0.0098in" svg:x="0in" svg:y="0.1783in">
            <draw:image xlink:href="http://senado.pr.gov/_layouts/images/blank.gif" xlink:type="simple" xlink:show="embed" xlink:actuate="onLoad">
              <text:p/>
            </draw:image>
          </draw:frame>
          <draw:frame draw:z-index="1" draw:name="http://senado.pr.gov/_layouts/images/blank.gif" draw:style-name="gr1" draw:text-style-name="P1" svg:width="0.0098in" svg:height="0.0098in" svg:x="0.0102in" svg:y="0.1783in">
            <draw:image xlink:href="http://senado.pr.gov/_layouts/images/blank.gif" xlink:type="simple" xlink:show="embed" xlink:actuate="onLoad">
              <text:p/>
            </draw:image>
          </draw:frame>
          <draw:frame draw:z-index="2" draw:name="http://senado.pr.gov/_layouts/images/blank.gif" draw:style-name="gr1" draw:text-style-name="P1" svg:width="0.0098in" svg:height="0.0098in" svg:x="0.0205in" svg:y="0.1783in">
            <draw:image xlink:href="http://senado.pr.gov/_layouts/images/blank.gif" xlink:type="simple" xlink:show="embed" xlink:actuate="onLoad">
              <text:p/>
            </draw:image>
          </draw:frame>
          <draw:frame draw:z-index="3" draw:name="http://senado.pr.gov/_layouts/images/menudark.gif" draw:style-name="gr1" draw:text-style-name="P1" svg:width="0.135in" svg:height="0.135in" svg:x="1.7776in" svg:y="0.1783in">
            <draw:image xlink:href="http://senado.pr.gov/_layouts/images/menudark.gif" xlink:type="simple" xlink:show="embed" xlink:actuate="onLoad">
              <text:p/>
            </draw:image>
          </draw:frame>
          <draw:frame draw:z-index="4" draw:name="http://senado.pr.gov/_layouts/images/blank.gif" draw:style-name="gr1" draw:text-style-name="P1" svg:width="0.0098in" svg:height="0.0098in" svg:x="0in" svg:y="0.3567in">
            <draw:image xlink:href="http://senado.pr.gov/_layouts/images/blank.gif" xlink:type="simple" xlink:show="embed" xlink:actuate="onLoad">
              <text:p/>
            </draw:image>
          </draw:frame>
          <draw:frame draw:z-index="5" draw:name="http://senado.pr.gov/_layouts/images/blank.gif" draw:style-name="gr1" draw:text-style-name="P1" svg:width="0.0098in" svg:height="0.0098in" svg:x="0.0102in" svg:y="0.3567in">
            <draw:image xlink:href="http://senado.pr.gov/_layouts/images/blank.gif" xlink:type="simple" xlink:show="embed" xlink:actuate="onLoad">
              <text:p/>
            </draw:image>
          </draw:frame>
          <draw:frame draw:z-index="6" draw:name="http://senado.pr.gov/_layouts/images/blank.gif" draw:style-name="gr1" draw:text-style-name="P1" svg:width="0.0098in" svg:height="0.0098in" svg:x="0.0205in" svg:y="0.3567in">
            <draw:image xlink:href="http://senado.pr.gov/_layouts/images/blank.gif" xlink:type="simple" xlink:show="embed" xlink:actuate="onLoad">
              <text:p/>
            </draw:image>
          </draw:frame>
          <draw:frame draw:z-index="7" draw:name="http://senado.pr.gov/_layouts/images/blank.gif" draw:style-name="gr1" draw:text-style-name="P1" svg:width="0.0098in" svg:height="0.0098in" svg:x="1.7776in" svg:y="0.3567in">
            <draw:image xlink:href="http://senado.pr.gov/_layouts/images/blank.gif" xlink:type="simple" xlink:show="embed" xlink:actuate="onLoad">
              <text:p/>
            </draw:image>
          </draw:frame>
          <draw:frame draw:z-index="8" draw:name="http://senado.pr.gov/_layouts/images/blank.gif" draw:style-name="gr1" draw:text-style-name="P1" svg:width="0.0098in" svg:height="0.0098in" svg:x="0in" svg:y="0.535in">
            <draw:image xlink:href="http://senado.pr.gov/_layouts/images/blank.gif" xlink:type="simple" xlink:show="embed" xlink:actuate="onLoad">
              <text:p/>
            </draw:image>
          </draw:frame>
          <draw:frame draw:z-index="9" draw:name="http://senado.pr.gov/_layouts/images/blank.gif" draw:style-name="gr1" draw:text-style-name="P1" svg:width="0.0098in" svg:height="0.0098in" svg:x="0.0102in" svg:y="0.535in">
            <draw:image xlink:href="http://senado.pr.gov/_layouts/images/blank.gif" xlink:type="simple" xlink:show="embed" xlink:actuate="onLoad">
              <text:p/>
            </draw:image>
          </draw:frame>
          <draw:frame draw:z-index="10" draw:name="http://senado.pr.gov/_layouts/images/blank.gif" draw:style-name="gr1" draw:text-style-name="P1" svg:width="0.0098in" svg:height="0.0098in" svg:x="0.0205in" svg:y="0.535in">
            <draw:image xlink:href="http://senado.pr.gov/_layouts/images/blank.gif" xlink:type="simple" xlink:show="embed" xlink:actuate="onLoad">
              <text:p/>
            </draw:image>
          </draw:frame>
          <draw:frame draw:z-index="11" draw:name="http://senado.pr.gov/_layouts/images/blank.gif" draw:style-name="gr1" draw:text-style-name="P1" svg:width="0.0098in" svg:height="0.0098in" svg:x="1.7776in" svg:y="0.535in">
            <draw:image xlink:href="http://senado.pr.gov/_layouts/images/blank.gif" xlink:type="simple" xlink:show="embed" xlink:actuate="onLoad">
              <text:p/>
            </draw:image>
          </draw:frame>
          <draw:frame draw:z-index="12" draw:name="http://senado.pr.gov/_layouts/images/blank.gif" draw:style-name="gr1" draw:text-style-name="P1" svg:width="0.0098in" svg:height="0.0098in" svg:x="0in" svg:y="0.7138in">
            <draw:image xlink:href="http://senado.pr.gov/_layouts/images/blank.gif" xlink:type="simple" xlink:show="embed" xlink:actuate="onLoad">
              <text:p/>
            </draw:image>
          </draw:frame>
          <draw:frame draw:z-index="13" draw:name="http://senado.pr.gov/_layouts/images/blank.gif" draw:style-name="gr1" draw:text-style-name="P1" svg:width="0.0098in" svg:height="0.0098in" svg:x="0.0102in" svg:y="0.7138in">
            <draw:image xlink:href="http://senado.pr.gov/_layouts/images/blank.gif" xlink:type="simple" xlink:show="embed" xlink:actuate="onLoad">
              <text:p/>
            </draw:image>
          </draw:frame>
          <draw:frame draw:z-index="14" draw:name="http://senado.pr.gov/_layouts/images/blank.gif" draw:style-name="gr1" draw:text-style-name="P1" svg:width="0.0098in" svg:height="0.0098in" svg:x="0.0205in" svg:y="0.7138in">
            <draw:image xlink:href="http://senado.pr.gov/_layouts/images/blank.gif" xlink:type="simple" xlink:show="embed" xlink:actuate="onLoad">
              <text:p/>
            </draw:image>
          </draw:frame>
          <draw:frame draw:z-index="15" draw:name="http://senado.pr.gov/_layouts/images/blank.gif" draw:style-name="gr1" draw:text-style-name="P1" svg:width="0.0098in" svg:height="0.0098in" svg:x="1.7776in" svg:y="0.7138in">
            <draw:image xlink:href="http://senado.pr.gov/_layouts/images/blank.gif"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row table:style-name="ro1">
          <table:table-cell table:style-name="ce1" office:value-type="string">
            <text:p>Nombre Completo</text:p>
          </table:table-cell>
          <table:table-cell office:value-type="string">
            <text:p>Partido Político</text:p>
          </table:table-cell>
          <table:table-cell table:style-name="ce2" office:value-type="string">
            <text:p>Teléfonos</text:p>
          </table:table-cell>
          <table:table-cell table:style-name="ce2" office:value-type="string">
            <text:p>Correo Electrónico</text:p>
          </table:table-cell>
          <table:table-cell office:value-type="string">
            <text:p>District</text:p>
          </table:table-cell>
        </table:table-row>
        <table:table-row table:style-name="ro1">
          <table:table-cell table:style-name="ce1" office:value-type="string">
            <text:p>HON. EDUARDO BHATIA GAUTIER</text:p>
          </table:table-cell>
          <table:table-cell table:style-name="ce1" office:value-type="string">
            <text:p>Partido Popular Democrático</text:p>
          </table:table-cell>
          <table:table-cell table:style-name="ce1" office:value-type="string">
            <text:p>787-724-2030 EXT: 3031, 3032, 3033</text:p>
          </table:table-cell>
          <table:table-cell table:style-name="ce1" office:value-type="string">
            <text:p><text:a xlink:href="mailto:ebhatia@senado.pr.gov">ebhatia@senado.pr.gov</text:a></text:p>
          </table:table-cell>
          <table:table-cell office:value-type="string">
            <text:p>At Large</text:p>
          </table:table-cell>
        </table:table-row>
        <table:table-row table:style-name="ro1">
          <table:table-cell table:style-name="ce1" office:value-type="string">
            <text:p>HON. JOSE L. DALMAU SANTIAGO</text:p>
          </table:table-cell>
          <table:table-cell table:style-name="ce1" office:value-type="string">
            <text:p>Partido Popular Democrático</text:p>
          </table:table-cell>
          <table:table-cell table:style-name="ce1" office:value-type="string">
            <text:p>787-724-2030 EXT: 2356, 2357, 2359</text:p>
          </table:table-cell>
          <table:table-cell table:style-name="ce1" office:value-type="string">
            <text:p><text:a xlink:href="mailto:jldalmau@senado.pr.gov">jldalmau@senado.pr.gov</text:a></text:p>
          </table:table-cell>
          <table:table-cell office:value-type="float" office:value="7">
            <text:p>7</text:p>
          </table:table-cell>
        </table:table-row>
        <table:table-row table:style-name="ro1">
          <table:table-cell table:style-name="ce1" office:value-type="string">
            <text:p>HON. ANIBAL J. TORRES TORRES</text:p>
          </table:table-cell>
          <table:table-cell table:style-name="ce1" office:value-type="string">
            <text:p>Partido Popular Democrático</text:p>
          </table:table-cell>
          <table:table-cell table:style-name="ce1" office:value-type="string">
            <text:p>787-724-2030 EXT: 2100, 2101</text:p>
          </table:table-cell>
          <table:table-cell table:style-name="ce1" office:value-type="string">
            <text:p><text:a xlink:href="mailto:ajtorres@senado.pr.gov">ajtorres@senado.pr.gov</text:a></text:p>
          </table:table-cell>
          <table:table-cell office:value-type="string">
            <text:p>At Large</text:p>
          </table:table-cell>
        </table:table-row>
        <table:table-row table:style-name="ro1">
          <table:table-cell table:style-name="ce1" office:value-type="string">
            <text:p>HON. ROSSANA LOPEZ LEON</text:p>
          </table:table-cell>
          <table:table-cell table:style-name="ce1" office:value-type="string">
            <text:p>Partido Popular Democrático</text:p>
          </table:table-cell>
          <table:table-cell table:style-name="ce1" office:value-type="string">
            <text:p>787-724-2030 EXT: 1020, 1021,1022</text:p>
          </table:table-cell>
          <table:table-cell table:style-name="ce1" office:value-type="string">
            <text:p><text:a xlink:href="mailto:rolopez@senado.pr.gov">rolopez@senado.pr.gov</text:a></text:p>
          </table:table-cell>
          <table:table-cell office:value-type="string">
            <text:p>At Large</text:p>
          </table:table-cell>
        </table:table-row>
        <table:table-row table:style-name="ro1">
          <table:table-cell table:style-name="ce1" office:value-type="string">
            <text:p>HON. ANTONIO J. FAS ALZAMORA</text:p>
          </table:table-cell>
          <table:table-cell table:style-name="ce1" office:value-type="string">
            <text:p>Partido Popular Democrático</text:p>
          </table:table-cell>
          <table:table-cell table:style-name="ce1" office:value-type="string">
            <text:p>787-724-2030 EXT: 2022, 2454, 2734</text:p>
          </table:table-cell>
          <table:table-cell table:style-name="ce1" office:value-type="string">
            <text:p><text:a xlink:href="mailto:afas@senado.pr.gov">afas@senado.pr.gov</text:a></text:p>
          </table:table-cell>
          <table:table-cell office:value-type="string">
            <text:p>At Large</text:p>
          </table:table-cell>
        </table:table-row>
        <table:table-row table:style-name="ro1">
          <table:table-cell table:style-name="ce1" office:value-type="string">
            <text:p>HON. MARIA T. GONZALEZ LOPEZ</text:p>
          </table:table-cell>
          <table:table-cell table:style-name="ce1" office:value-type="string">
            <text:p>Partido Popular Democrático</text:p>
          </table:table-cell>
          <table:table-cell table:style-name="ce1" office:value-type="string">
            <text:p>787-724-2030 EXT: 2682, 2683, 2684</text:p>
          </table:table-cell>
          <table:table-cell table:style-name="ce1" office:value-type="string">
            <text:p><text:a xlink:href="mailto:mgonzalez@senado.pr.gov">mgonzalez@senado.pr.gov</text:a></text:p>
          </table:table-cell>
          <table:table-cell office:value-type="float" office:value="4">
            <text:p>4</text:p>
          </table:table-cell>
        </table:table-row>
        <table:table-row table:style-name="ro1">
          <table:table-cell table:style-name="ce1" office:value-type="string">
            <text:p>HON. JOSE R. NADAL POWER</text:p>
          </table:table-cell>
          <table:table-cell table:style-name="ce1" office:value-type="string">
            <text:p>Partido Popular Democrático</text:p>
          </table:table-cell>
          <table:table-cell table:style-name="ce1" office:value-type="string">
            <text:p>787-724-2030 EXT: 2000, 2396, 2877</text:p>
          </table:table-cell>
          <table:table-cell table:style-name="ce1" office:value-type="string">
            <text:p><text:a xlink:href="mailto:jnadal@senado.pr.gov">jnadal@senado.pr.gov</text:a></text:p>
          </table:table-cell>
          <table:table-cell office:value-type="float" office:value="1">
            <text:p>1</text:p>
          </table:table-cell>
        </table:table-row>
        <table:table-row table:style-name="ro1">
          <table:table-cell table:style-name="ce1" office:value-type="string">
            <text:p>HON. RAMON L. NIEVES PEREZ</text:p>
          </table:table-cell>
          <table:table-cell table:style-name="ce1" office:value-type="string">
            <text:p>Partido Popular Democrático</text:p>
          </table:table-cell>
          <table:table-cell table:style-name="ce1" office:value-type="string">
            <text:p>787-724-2030 EXT: 2207, 2017</text:p>
          </table:table-cell>
          <table:table-cell table:style-name="ce1" office:value-type="string">
            <text:p><text:a xlink:href="mailto:rnieves@senado.pr.gov">rnieves@senado.pr.gov</text:a></text:p>
          </table:table-cell>
          <table:table-cell office:value-type="float" office:value="1">
            <text:p>1</text:p>
          </table:table-cell>
        </table:table-row>
        <table:table-row table:style-name="ro1">
          <table:table-cell table:style-name="ce1" office:value-type="string">
            <text:p>HON. MIGUEL A. PEREIRA CASTILLO</text:p>
          </table:table-cell>
          <table:table-cell table:style-name="ce1" office:value-type="string">
            <text:p>Partido Popular Democrático</text:p>
          </table:table-cell>
          <table:table-cell table:style-name="ce1" office:value-type="string">
            <text:p>787-724-2030 EXT: 2504, 2238</text:p>
          </table:table-cell>
          <table:table-cell table:style-name="ce1" office:value-type="string">
            <text:p><text:a xlink:href="mailto:mpereira@senado.pr.gov">mpereira@senado.pr.gov</text:a></text:p>
          </table:table-cell>
          <table:table-cell office:value-type="float" office:value="6">
            <text:p>6</text:p>
          </table:table-cell>
        </table:table-row>
        <table:table-row table:style-name="ro1">
          <table:table-cell table:style-name="ce1" office:value-type="string">
            <text:p>HON. LUIS D. RIVERA FILOMENO</text:p>
          </table:table-cell>
          <table:table-cell table:style-name="ce1" office:value-type="string">
            <text:p>Partido Popular Democrático</text:p>
          </table:table-cell>
          <table:table-cell table:style-name="ce1" office:value-type="string">
            <text:p>787-724-2030 EXT. 2928, 2929, 2931</text:p>
          </table:table-cell>
          <table:table-cell table:style-name="ce1" office:value-type="string">
            <text:p><text:a xlink:href="mailto:ldrivera@senado.pr.gov">ldrivera@senado.pr.gov</text:a></text:p>
          </table:table-cell>
          <table:table-cell office:value-type="float" office:value="8">
            <text:p>8</text:p>
          </table:table-cell>
        </table:table-row>
        <table:table-row table:style-name="ro1">
          <table:table-cell table:style-name="ce1" office:value-type="string">
            <text:p>HON. PEDRO A. RODRIGUEZ GONZALEZ</text:p>
          </table:table-cell>
          <table:table-cell table:style-name="ce1" office:value-type="string">
            <text:p>Partido Popular Democrático</text:p>
          </table:table-cell>
          <table:table-cell table:style-name="ce1" office:value-type="string">
            <text:p>787-724-2030 EXT: 2352, 2355, 2366</text:p>
          </table:table-cell>
          <table:table-cell table:style-name="ce1" office:value-type="string">
            <text:p><text:a xlink:href="mailto:prodriguez@senado.pr.gov">prodriguez@senado.pr.gov</text:a></text:p>
          </table:table-cell>
          <table:table-cell office:value-type="float" office:value="8">
            <text:p>8</text:p>
          </table:table-cell>
        </table:table-row>
        <table:table-row table:style-name="ro1">
          <table:table-cell table:style-name="ce1" office:value-type="string">
            <text:p>HON. ANGEL M. RODRIGUEZ OTERO</text:p>
          </table:table-cell>
          <table:table-cell table:style-name="ce1" office:value-type="string">
            <text:p>Partido Popular Democrático</text:p>
          </table:table-cell>
          <table:table-cell table:style-name="ce1" office:value-type="string">
            <text:p>787-724-2030 EXT. 2752, 2757</text:p>
          </table:table-cell>
          <table:table-cell table:style-name="ce1" office:value-type="string">
            <text:p><text:a xlink:href="mailto:anrodriguez@senado.pr.gov">anrodriguez@senado.pr.gov</text:a></text:p>
          </table:table-cell>
          <table:table-cell office:value-type="string">
            <text:p>At Large</text:p>
          </table:table-cell>
        </table:table-row>
        <table:table-row table:style-name="ro1">
          <table:table-cell table:style-name="ce1" office:value-type="string">
            <text:p>HON. GILBERTO RODRIGUEZ VALLE</text:p>
          </table:table-cell>
          <table:table-cell table:style-name="ce1" office:value-type="string">
            <text:p>Partido Popular Democrático</text:p>
          </table:table-cell>
          <table:table-cell table:style-name="ce1" office:value-type="string">
            <text:p>787-724-2030 EXT: 2390, 2392</text:p>
          </table:table-cell>
          <table:table-cell table:style-name="ce1" office:value-type="string">
            <text:p><text:a xlink:href="mailto:girodriguez@senado.pr.gov">girodriguez@senado.pr.gov</text:a></text:p>
          </table:table-cell>
          <table:table-cell office:value-type="float" office:value="4">
            <text:p>4</text:p>
          </table:table-cell>
        </table:table-row>
        <table:table-row table:style-name="ro1">
          <table:table-cell table:style-name="ce1" office:value-type="string">
            <text:p>HON. ANGEL R. ROSA RODRIGUEZ</text:p>
          </table:table-cell>
          <table:table-cell table:style-name="ce1" office:value-type="string">
            <text:p>Partido Popular Democrático</text:p>
          </table:table-cell>
          <table:table-cell table:style-name="ce1" office:value-type="string">
            <text:p>787-724-2030 EXT: 2006, 2400, 2401</text:p>
          </table:table-cell>
          <table:table-cell table:style-name="ce1" office:value-type="string">
            <text:p><text:a xlink:href="mailto:arosa@senado.pr.gov">arosa@senado.pr.gov</text:a></text:p>
          </table:table-cell>
          <table:table-cell office:value-type="float" office:value="6">
            <text:p>6</text:p>
          </table:table-cell>
        </table:table-row>
        <table:table-row table:style-name="ro1">
          <table:table-cell table:style-name="ce1" office:value-type="string">
            <text:p>HON. RAMON RUIZ NIEVES</text:p>
          </table:table-cell>
          <table:table-cell table:style-name="ce1" office:value-type="string">
            <text:p>Partido Popular Democrático</text:p>
          </table:table-cell>
          <table:table-cell table:style-name="ce1" office:value-type="string">
            <text:p>787-724-2030 EXT: 2336, 2955,  2958</text:p>
          </table:table-cell>
          <table:table-cell table:style-name="ce1" office:value-type="string">
            <text:p><text:a xlink:href="mailto:rruiz@senado.pr.gov">rruiz@senado.pr.gov</text:a></text:p>
          </table:table-cell>
          <table:table-cell office:value-type="float" office:value="5">
            <text:p>5</text:p>
          </table:table-cell>
        </table:table-row>
        <table:table-row table:style-name="ro1">
          <table:table-cell table:style-name="ce1" office:value-type="string">
            <text:p>HON. JORGE I. SUAREZ CACERES</text:p>
          </table:table-cell>
          <table:table-cell table:style-name="ce1" office:value-type="string">
            <text:p>Partido Popular Democrático</text:p>
          </table:table-cell>
          <table:table-cell table:style-name="ce1" office:value-type="string">
            <text:p>787-724-2030 EXT: 2240, 2242,  2244</text:p>
          </table:table-cell>
          <table:table-cell table:style-name="ce1" office:value-type="string">
            <text:p><text:a xlink:href="mailto:jsuarez@senado.pr.gov">jsuarez@senado.pr.gov</text:a></text:p>
          </table:table-cell>
          <table:table-cell office:value-type="float" office:value="7">
            <text:p>7</text:p>
          </table:table-cell>
        </table:table-row>
        <table:table-row table:style-name="ro1">
          <table:table-cell table:style-name="ce1" office:value-type="string">
            <text:p>HON. CIRILO TIRADO RIVERA</text:p>
          </table:table-cell>
          <table:table-cell table:style-name="ce1" office:value-type="string">
            <text:p>Partido Popular Democrático</text:p>
          </table:table-cell>
          <table:table-cell table:style-name="ce1" office:value-type="string">
            <text:p>787-724-2030 EXT: 2226, 2234</text:p>
          </table:table-cell>
          <table:table-cell table:style-name="ce1" office:value-type="string">
            <text:p><text:a xlink:href="mailto:ctirado@senado.pr.gov">ctirado@senado.pr.gov</text:a></text:p>
          </table:table-cell>
          <table:table-cell office:value-type="string">
            <text:p>At Large</text:p>
          </table:table-cell>
        </table:table-row>
        <table:table-row table:style-name="ro1">
          <table:table-cell table:style-name="ce1" office:value-type="string">
            <text:p>HON. MARTIN VARGAS MORALES</text:p>
          </table:table-cell>
          <table:table-cell table:style-name="ce1" office:value-type="string">
            <text:p>Partido Popular Democrático</text:p>
          </table:table-cell>
          <table:table-cell table:style-name="ce1" office:value-type="string">
            <text:p>787-724-2030 EXT: 2120, 2121</text:p>
          </table:table-cell>
          <table:table-cell table:style-name="ce1" office:value-type="string">
            <text:p><text:a xlink:href="mailto:mvargas@senado.pr.gov">mvargas@senado.pr.gov</text:a></text:p>
          </table:table-cell>
          <table:table-cell office:value-type="float" office:value="5">
            <text:p>5</text:p>
          </table:table-cell>
        </table:table-row>
        <table:table-row table:style-name="ro1">
          <table:table-cell table:style-name="ce1" office:value-type="string">
            <text:p>HON. LARRY SEILHAMER RODRIGUEZ</text:p>
          </table:table-cell>
          <table:table-cell table:style-name="ce1" office:value-type="string">
            <text:p>Partido Nuevo Progresista</text:p>
          </table:table-cell>
          <table:table-cell table:style-name="ce1" office:value-type="string">
            <text:p>787-724-2030 EXT: 1623, 1617, 1613</text:p>
          </table:table-cell>
          <table:table-cell table:style-name="ce1" office:value-type="string">
            <text:p><text:a xlink:href="mailto:lseilhamer@senado.pr.gov">lseilhamer@senado.pr.gov</text:a></text:p>
          </table:table-cell>
          <table:table-cell office:value-type="string">
            <text:p>At Large</text:p>
          </table:table-cell>
        </table:table-row>
        <table:table-row table:style-name="ro1">
          <table:table-cell table:style-name="ce1" office:value-type="string">
            <text:p>HON. CARMELO J. RIOS SANTIAGO</text:p>
          </table:table-cell>
          <table:table-cell table:style-name="ce1" office:value-type="string">
            <text:p>Partido Nuevo Progresista</text:p>
          </table:table-cell>
          <table:table-cell table:style-name="ce1" office:value-type="string">
            <text:p>787-724-2030 EXT: 2668, 2673</text:p>
          </table:table-cell>
          <table:table-cell table:style-name="ce1" office:value-type="string">
            <text:p><text:a xlink:href="mailto:crios@senado.pr.gov">crios@senado.pr.gov</text:a></text:p>
          </table:table-cell>
          <table:table-cell office:value-type="float" office:value="2">
            <text:p>2</text:p>
          </table:table-cell>
        </table:table-row>
        <table:table-row table:style-name="ro1">
          <table:table-cell table:style-name="ce1" office:value-type="string">
            <text:p>HON. ANGEL MARTINEZ SANTIAGO</text:p>
          </table:table-cell>
          <table:table-cell table:style-name="ce1" office:value-type="string">
            <text:p>Partido Nuevo Progresista</text:p>
          </table:table-cell>
          <table:table-cell table:style-name="ce1" office:value-type="string">
            <text:p>787-724-2030 EXT: 2762, 2757</text:p>
          </table:table-cell>
          <table:table-cell table:style-name="ce1" office:value-type="string">
            <text:p><text:a xlink:href="mailto:anmartinez@senado.pr.gov">anmartinez@senado.pr.gov</text:a></text:p>
          </table:table-cell>
          <table:table-cell office:value-type="float" office:value="3">
            <text:p>3</text:p>
          </table:table-cell>
        </table:table-row>
        <table:table-row table:style-name="ro1">
          <table:table-cell table:style-name="ce1" office:value-type="string">
            <text:p>HON. MARGARITA NOLASCO SANTIAGO</text:p>
          </table:table-cell>
          <table:table-cell table:style-name="ce1" office:value-type="string">
            <text:p>Partido Nuevo Progresista</text:p>
          </table:table-cell>
          <table:table-cell table:style-name="ce1" office:value-type="string">
            <text:p>787-724-2030 EXT: 2909, 2925</text:p>
          </table:table-cell>
          <table:table-cell table:style-name="ce1" office:value-type="string">
            <text:p><text:a xlink:href="mailto:mnolasco@senado.pr.gov">mnolasco@senado.pr.gov</text:a></text:p>
          </table:table-cell>
          <table:table-cell office:value-type="string">
            <text:p>At Large</text:p>
          </table:table-cell>
        </table:table-row>
        <table:table-row table:style-name="ro1">
          <table:table-cell table:style-name="ce1" office:value-type="string">
            <text:p>HON. MIGDALIA PADILLA ALVELO</text:p>
          </table:table-cell>
          <table:table-cell table:style-name="ce1" office:value-type="string">
            <text:p>Partido Nuevo Progresista</text:p>
          </table:table-cell>
          <table:table-cell table:style-name="ce1" office:value-type="string">
            <text:p>787-724-2030 EXT: 2221, 2223, 2224</text:p>
          </table:table-cell>
          <table:table-cell table:style-name="ce1" office:value-type="string">
            <text:p><text:a xlink:href="mailto:mpadilla@senado.pr.gov">mpadilla@senado.pr.gov</text:a></text:p>
          </table:table-cell>
          <table:table-cell office:value-type="float" office:value="2">
            <text:p>2</text:p>
          </table:table-cell>
        </table:table-row>
        <table:table-row table:style-name="ro1">
          <table:table-cell table:style-name="ce1" office:value-type="string">
            <text:p>HON. ITZAMAR PEÑA RAMIREZ</text:p>
          </table:table-cell>
          <table:table-cell table:style-name="ce1" office:value-type="string">
            <text:p>Partido Nuevo Progresista</text:p>
          </table:table-cell>
          <table:table-cell table:style-name="ce1" office:value-type="string">
            <text:p>787-724-2030 EXT: 2383, 2384, 2386</text:p>
          </table:table-cell>
          <table:table-cell table:style-name="ce1" office:value-type="string">
            <text:p><text:a xlink:href="mailto:ipena@senado.pr.gov">ipena@senado.pr.gov</text:a></text:p>
          </table:table-cell>
          <table:table-cell office:value-type="string">
            <text:p>At Large</text:p>
          </table:table-cell>
        </table:table-row>
        <table:table-row table:style-name="ro1">
          <table:table-cell table:style-name="ce1" office:value-type="string">
            <text:p>HON. JOSE O. PEREZ ROSA</text:p>
          </table:table-cell>
          <table:table-cell table:style-name="ce1" office:value-type="string">
            <text:p>Partido Nuevo Progresista</text:p>
          </table:table-cell>
          <table:table-cell table:style-name="ce1" office:value-type="string">
            <text:p>787-724-2030 EXT: 2337, 2333</text:p>
          </table:table-cell>
          <table:table-cell table:style-name="ce1" office:value-type="string">
            <text:p><text:a xlink:href="mailto:josperez@senado.pr.gov">josperez@senado.pr.gov</text:a></text:p>
          </table:table-cell>
          <table:table-cell office:value-type="float" office:value="3">
            <text:p>3</text:p>
          </table:table-cell>
        </table:table-row>
        <table:table-row table:style-name="ro1">
          <table:table-cell table:style-name="ce1" office:value-type="string">
            <text:p>HON. THOMAS RIVERA SCHATZ</text:p>
          </table:table-cell>
          <table:table-cell table:style-name="ce1" office:value-type="string">
            <text:p>Partido Nuevo Progresista</text:p>
          </table:table-cell>
          <table:table-cell table:style-name="ce1" office:value-type="string">
            <text:p>787-724-2030 EXT: 3008, 3005, 3082</text:p>
          </table:table-cell>
          <table:table-cell table:style-name="ce1" office:value-type="string">
            <text:p><text:a xlink:href="mailto:trivera@senado.pr.gov">trivera@senado.pr.gov</text:a></text:p>
          </table:table-cell>
          <table:table-cell office:value-type="string">
            <text:p>At Large</text:p>
          </table:table-cell>
        </table:table-row>
        <table:table-row table:style-name="ro2">
          <table:table-cell table:style-name="ce1" office:value-type="string">
            <text:p>HON. MARIA DE L. SANTIAGO NEGRON</text:p>
          </table:table-cell>
          <table:table-cell table:style-name="ce1" office:value-type="string">
            <text:p>Partido Independentista Puertorriqueño</text:p>
          </table:table-cell>
          <table:table-cell table:style-name="ce1" office:value-type="string">
            <text:p>787-724-2030 EXT: 2704, 2736</text:p>
          </table:table-cell>
          <table:table-cell table:style-name="ce1" office:value-type="string">
            <text:p><text:a xlink:href="mailto:masantiago@senado.pr.gov">masantiago@senado.pr.gov</text:a></text:p>
          </table:table-cell>
          <table:table-cell office:value-type="string">
            <text:p>At Large</text:p>
          </table:table-cell>
        </table:table-row>
        <table:table-row table:style-name="ro1" table:number-rows-repeated="1048547">
          <table:table-cell table:number-columns-repeated="5"/>
        </table:table-row>
        <table:table-row table:style-name="ro1">
          <table:table-cell table:number-columns-repeated="5"/>
        </table:table-row>
      </table:table>
      <table:table table:name="Representatives" table:style-name="ta1">
        <office:forms form:automatic-focus="false" form:apply-design-mode="false"/>
        <table:table-column table:style-name="co6" table:default-cell-style-name="ce6"/>
        <table:table-column table:style-name="co7" table:default-cell-style-name="ce1"/>
        <table:table-column table:style-name="co5" table:default-cell-style-name="ce1"/>
        <table:table-column table:style-name="co8" table:default-cell-style-name="Default"/>
        <table:table-column table:style-name="co5" table:default-cell-style-name="Default"/>
        <table:table-row table:style-name="ro3">
          <table:table-cell table:style-name="ce4" office:value-type="string">
            <text:p>Nombre Completo</text:p>
          </table:table-cell>
          <table:table-cell table:style-name="ce6" office:value-type="string">
            <text:p>Partido Político</text:p>
          </table:table-cell>
          <table:table-cell table:style-name="ce8" office:value-type="string">
            <text:p>Teléfonos</text:p>
          </table:table-cell>
          <table:table-cell table:style-name="ce8" office:value-type="string">
            <text:p>Correo Electrónico</text:p>
          </table:table-cell>
          <table:table-cell table:style-name="ce6" office:value-type="string">
            <text:p>District</text:p>
          </table:table-cell>
        </table:table-row>
        <table:table-row table:style-name="ro4">
          <table:table-cell table:style-name="ce4" office:value-type="string">
            <text:p>Roberto Rivera Ruiz de Porras </text:p>
          </table:table-cell>
          <table:table-cell office:value-type="string">
            <text:p>Partido Popular Democrático</text:p>
          </table:table-cell>
          <table:table-cell office:value-type="string">
            <text:p>787-622-4893  </text:p>
          </table:table-cell>
          <table:table-cell office:value-type="string">
            <text:p>rrivera@camaraderepresentantes.org </text:p>
          </table:table-cell>
          <table:table-cell office:value-type="float" office:value="39">
            <text:p>39</text:p>
          </table:table-cell>
        </table:table-row>
        <table:table-row table:style-name="ro3">
          <table:table-cell table:style-name="ce5" office:value-type="string">
            <text:p>José  López Muñoz</text:p>
          </table:table-cell>
          <table:table-cell office:value-type="string">
            <text:p>Partido Nuevo Progresista</text:p>
          </table:table-cell>
          <table:table-cell office:value-type="string">
            <text:p>787-723-2212 </text:p>
          </table:table-cell>
          <table:table-cell office:value-type="string">
            <text:p>nunolopez@camaraderepresentantes.org</text:p>
          </table:table-cell>
          <table:table-cell office:value-type="float" office:value="1">
            <text:p>1</text:p>
          </table:table-cell>
        </table:table-row>
        <table:table-row table:style-name="ro3">
          <table:table-cell table:style-name="ce5" office:value-type="string">
            <text:p>Luis R.  Torres Cruz</text:p>
          </table:table-cell>
          <table:table-cell office:value-type="string">
            <text:p>Partido Popular Democrático</text:p>
          </table:table-cell>
          <table:table-cell office:value-type="string">
            <text:p>787-723-1816 </text:p>
          </table:table-cell>
          <table:table-cell office:value-type="string">
            <text:p>ltorres@camaraderepresentantes.org</text:p>
          </table:table-cell>
          <table:table-cell office:value-type="float" office:value="2">
            <text:p>2</text:p>
          </table:table-cell>
        </table:table-row>
        <table:table-row table:style-name="ro3">
          <table:table-cell table:style-name="ce5" office:value-type="string">
            <text:p>Sonia  Pacheco Irigoyen</text:p>
          </table:table-cell>
          <table:table-cell office:value-type="string">
            <text:p>Partido Popular Democrático</text:p>
          </table:table-cell>
          <table:table-cell office:value-type="string">
            <text:p>787-721-6040</text:p>
          </table:table-cell>
          <table:table-cell office:value-type="string">
            <text:p>spacheco@camaraderepresentantes.org</text:p>
          </table:table-cell>
          <table:table-cell office:value-type="float" office:value="3">
            <text:p>3</text:p>
          </table:table-cell>
        </table:table-row>
        <table:table-row table:style-name="ro3">
          <table:table-cell table:style-name="ce5" office:value-type="string">
            <text:p>Jose L  Baez Rivera</text:p>
          </table:table-cell>
          <table:table-cell office:value-type="string">
            <text:p>Partido Popular Democrático</text:p>
          </table:table-cell>
          <table:table-cell office:value-type="string">
            <text:p>787-622-4960 </text:p>
          </table:table-cell>
          <table:table-cell office:value-type="string">
            <text:p>jbaez@camaraderepresentantes.org</text:p>
          </table:table-cell>
          <table:table-cell office:value-type="float" office:value="4">
            <text:p>4</text:p>
          </table:table-cell>
        </table:table-row>
        <table:table-row table:style-name="ro3">
          <table:table-cell table:style-name="ce5" office:value-type="string">
            <text:p>Jorge  Navarro Suárez</text:p>
          </table:table-cell>
          <table:table-cell office:value-type="string">
            <text:p>Partido Nuevo Progresista</text:p>
          </table:table-cell>
          <table:table-cell office:value-type="string">
            <text:p>787-722-6040 </text:p>
          </table:table-cell>
          <table:table-cell office:value-type="string">
            <text:p>jnavarro@camaraderepresentantes.org</text:p>
          </table:table-cell>
          <table:table-cell office:value-type="float" office:value="5">
            <text:p>5</text:p>
          </table:table-cell>
        </table:table-row>
        <table:table-row table:style-name="ro3">
          <table:table-cell table:style-name="ce5" office:value-type="string">
            <text:p>Antonio L.  Soto Torres</text:p>
          </table:table-cell>
          <table:table-cell office:value-type="string">
            <text:p>Partido Nuevo Progresista</text:p>
          </table:table-cell>
          <table:table-cell office:value-type="string">
            <text:p>787-725-2698 </text:p>
          </table:table-cell>
          <table:table-cell office:value-type="string">
            <text:p>ansoto@camaraderepresentantes.org</text:p>
          </table:table-cell>
          <table:table-cell office:value-type="float" office:value="6">
            <text:p>6</text:p>
          </table:table-cell>
        </table:table-row>
        <table:table-row table:style-name="ro3">
          <table:table-cell table:style-name="ce5" office:value-type="string">
            <text:p>Luis  Pérez Ortiz</text:p>
          </table:table-cell>
          <table:table-cell office:value-type="string">
            <text:p>Partido Nuevo Progresista</text:p>
          </table:table-cell>
          <table:table-cell office:value-type="string">
            <text:p>787-724-6262  </text:p>
          </table:table-cell>
          <table:table-cell office:value-type="string">
            <text:p>lperez@camaraderepresentantes.org</text:p>
          </table:table-cell>
          <table:table-cell office:value-type="float" office:value="7">
            <text:p>7</text:p>
          </table:table-cell>
        </table:table-row>
        <table:table-row table:style-name="ro3">
          <table:table-cell table:style-name="ce5" office:value-type="string">
            <text:p>Antonio  Silva Delgado</text:p>
          </table:table-cell>
          <table:table-cell office:value-type="string">
            <text:p>Partido Nuevo Progresista</text:p>
          </table:table-cell>
          <table:table-cell office:value-type="string">
            <text:p>787-721-3893 </text:p>
          </table:table-cell>
          <table:table-cell office:value-type="string">
            <text:p>asilva@camaraderepresentantes.org</text:p>
          </table:table-cell>
          <table:table-cell office:value-type="float" office:value="8">
            <text:p>8</text:p>
          </table:table-cell>
        </table:table-row>
        <table:table-row table:style-name="ro3">
          <table:table-cell table:style-name="ce5" office:value-type="string">
            <text:p>Angel E.  Rodríguez Miranda</text:p>
          </table:table-cell>
          <table:table-cell office:value-type="string">
            <text:p>Partido Nuevo Progresista</text:p>
          </table:table-cell>
          <table:table-cell office:value-type="string">
            <text:p>787-473-6825 </text:p>
          </table:table-cell>
          <table:table-cell office:value-type="string">
            <text:p>angrodriguez@camaraderepresentantes.org</text:p>
          </table:table-cell>
          <table:table-cell office:value-type="float" office:value="9">
            <text:p>9</text:p>
          </table:table-cell>
        </table:table-row>
        <table:table-row table:style-name="ro3">
          <table:table-cell table:style-name="ce5" office:value-type="string">
            <text:p>Pedro J.  Santiago Guzman</text:p>
          </table:table-cell>
          <table:table-cell office:value-type="string">
            <text:p>Partido Nuevo Progresista</text:p>
          </table:table-cell>
          <table:table-cell office:value-type="string">
            <text:p>787-721-6040 </text:p>
          </table:table-cell>
          <table:table-cell office:value-type="string">
            <text:p>psantiago@camaraderepresentantes.org</text:p>
          </table:table-cell>
          <table:table-cell office:value-type="float" office:value="10">
            <text:p>10</text:p>
          </table:table-cell>
        </table:table-row>
        <table:table-row table:style-name="ro3">
          <table:table-cell table:style-name="ce5" office:value-type="string">
            <text:p>Rafael  Hernández Montañez</text:p>
          </table:table-cell>
          <table:table-cell office:value-type="string">
            <text:p>Partido Popular Democrático</text:p>
          </table:table-cell>
          <table:table-cell office:value-type="string">
            <text:p>787-721-6040 </text:p>
          </table:table-cell>
          <table:table-cell office:value-type="string">
            <text:p>rahernandez@camaraderepresentantes.org</text:p>
          </table:table-cell>
          <table:table-cell office:value-type="float" office:value="11">
            <text:p>11</text:p>
          </table:table-cell>
        </table:table-row>
        <table:table-row table:style-name="ro3">
          <table:table-cell table:style-name="ce5" office:value-type="string">
            <text:p>Héctor A.  Torres Calderón</text:p>
          </table:table-cell>
          <table:table-cell office:value-type="string">
            <text:p>Partido Nuevo Progresista</text:p>
          </table:table-cell>
          <table:table-cell office:value-type="string">
            <text:p>787-725-1216 </text:p>
          </table:table-cell>
          <table:table-cell office:value-type="string">
            <text:p>hetorres@camaraderepresentantes.org</text:p>
          </table:table-cell>
          <table:table-cell office:value-type="float" office:value="12">
            <text:p>12</text:p>
          </table:table-cell>
        </table:table-row>
        <table:table-row table:style-name="ro3">
          <table:table-cell table:style-name="ce5" office:value-type="string">
            <text:p>Gabriel  Rodríguez Aguiló</text:p>
          </table:table-cell>
          <table:table-cell office:value-type="string">
            <text:p>Partido Nuevo Progresista</text:p>
          </table:table-cell>
          <table:table-cell office:value-type="string">
            <text:p>787-723-0109 </text:p>
          </table:table-cell>
          <table:table-cell office:value-type="string">
            <text:p>gfrodriguez@camaraderepresentantes.org</text:p>
          </table:table-cell>
          <table:table-cell office:value-type="float" office:value="13">
            <text:p>13</text:p>
          </table:table-cell>
        </table:table-row>
        <table:table-row table:style-name="ro3">
          <table:table-cell table:style-name="ce5" office:value-type="string">
            <text:p>Ricardo J.  Llerandi Cruz</text:p>
          </table:table-cell>
          <table:table-cell office:value-type="string">
            <text:p>Partido Nuevo Progresista</text:p>
          </table:table-cell>
          <table:table-cell office:value-type="string">
            <text:p>787-721-6040  </text:p>
          </table:table-cell>
          <table:table-cell office:value-type="string">
            <text:p>rllerandi@camaraderepresentantes.org</text:p>
          </table:table-cell>
          <table:table-cell office:value-type="float" office:value="14">
            <text:p>14</text:p>
          </table:table-cell>
        </table:table-row>
        <table:table-row table:style-name="ro3">
          <table:table-cell table:style-name="ce5" office:value-type="string">
            <text:p>Cesar  Hernandez Alfonzo</text:p>
          </table:table-cell>
          <table:table-cell office:value-type="string">
            <text:p>Partido Popular Democrático</text:p>
          </table:table-cell>
          <table:table-cell office:value-type="string">
            <text:p>787-721-6040  </text:p>
          </table:table-cell>
          <table:table-cell office:value-type="string">
            <text:p>cehernandez@camaraderepresentantes.org</text:p>
          </table:table-cell>
          <table:table-cell office:value-type="float" office:value="15">
            <text:p>15</text:p>
          </table:table-cell>
        </table:table-row>
        <table:table-row table:style-name="ro3">
          <table:table-cell table:style-name="ce5" office:value-type="string">
            <text:p>Jose A.  Rodriguez Quiles</text:p>
          </table:table-cell>
          <table:table-cell office:value-type="string">
            <text:p>Partido Popular Democrático</text:p>
          </table:table-cell>
          <table:table-cell office:value-type="string">
            <text:p>787-721-6040 </text:p>
          </table:table-cell>
          <table:table-cell office:value-type="string">
            <text:p>joserodriguez@camaraderepresentantes.org</text:p>
          </table:table-cell>
          <table:table-cell office:value-type="float" office:value="16">
            <text:p>16</text:p>
          </table:table-cell>
        </table:table-row>
        <table:table-row table:style-name="ro3">
          <table:table-cell table:style-name="ce5" office:value-type="string">
            <text:p>Armando  Franco González</text:p>
          </table:table-cell>
          <table:table-cell office:value-type="string">
            <text:p>Partido Popular Democrático</text:p>
          </table:table-cell>
          <table:table-cell office:value-type="string">
            <text:p>787-729-9005  </text:p>
          </table:table-cell>
          <table:table-cell office:value-type="string">
            <text:p>afranco@camaraderepresentantes.org</text:p>
          </table:table-cell>
          <table:table-cell office:value-type="float" office:value="17">
            <text:p>17</text:p>
          </table:table-cell>
        </table:table-row>
        <table:table-row table:style-name="ro3">
          <table:table-cell table:style-name="ce5" office:value-type="string">
            <text:p>Angel  Muñoz Suarez</text:p>
          </table:table-cell>
          <table:table-cell office:value-type="string">
            <text:p>Partido Nuevo Progresista</text:p>
          </table:table-cell>
          <table:table-cell office:value-type="string">
            <text:p>787-721-6040 </text:p>
          </table:table-cell>
          <table:table-cell office:value-type="string">
            <text:p>amunoz@camaraderepresentantes.org</text:p>
          </table:table-cell>
          <table:table-cell office:value-type="float" office:value="18">
            <text:p>18</text:p>
          </table:table-cell>
        </table:table-row>
        <table:table-row table:style-name="ro3">
          <table:table-cell table:style-name="ce5" office:value-type="string">
            <text:p>Efrain  De Jesus Rodriguez</text:p>
          </table:table-cell>
          <table:table-cell office:value-type="string">
            <text:p>Partido Popular Democrático</text:p>
          </table:table-cell>
          <table:table-cell office:value-type="string">
            <text:p>787-721-6040 </text:p>
          </table:table-cell>
          <table:table-cell office:value-type="string">
            <text:p>edejesus@camaraderepresentantes.org</text:p>
          </table:table-cell>
          <table:table-cell office:value-type="float" office:value="19">
            <text:p>19</text:p>
          </table:table-cell>
        </table:table-row>
        <table:table-row table:style-name="ro3">
          <table:table-cell table:style-name="ce5" office:value-type="string">
            <text:p>Carlos  Bianchi Anglero</text:p>
          </table:table-cell>
          <table:table-cell office:value-type="string">
            <text:p>Partido Popular Democrático</text:p>
          </table:table-cell>
          <table:table-cell office:value-type="string">
            <text:p>787-721-6040 </text:p>
          </table:table-cell>
          <table:table-cell office:value-type="string">
            <text:p>cbianchi@camaraderepresentantes.org</text:p>
          </table:table-cell>
          <table:table-cell office:value-type="float" office:value="20">
            <text:p>20</text:p>
          </table:table-cell>
        </table:table-row>
        <table:table-row table:style-name="ro3">
          <table:table-cell table:style-name="ce5" office:value-type="string">
            <text:p>Lydia  Méndez Silva</text:p>
          </table:table-cell>
          <table:table-cell office:value-type="string">
            <text:p>Partido Popular Democrático</text:p>
          </table:table-cell>
          <table:table-cell office:value-type="string">
            <text:p>787-722-0801 </text:p>
          </table:table-cell>
          <table:table-cell office:value-type="string">
            <text:p>lmendez@camaraderepresentantes.org</text:p>
          </table:table-cell>
          <table:table-cell office:value-type="float" office:value="21">
            <text:p>21</text:p>
          </table:table-cell>
        </table:table-row>
        <table:table-row table:style-name="ro3">
          <table:table-cell table:style-name="ce4" office:value-type="string">
            <text:p>Waldemar <text:s/>Quiles Rodríguez</text:p>
          </table:table-cell>
          <table:table-cell office:value-type="string">
            <text:p>Partido Nuevo Progresista</text:p>
          </table:table-cell>
          <table:table-cell office:value-type="string">
            <text:p>787-725-9925 </text:p>
          </table:table-cell>
          <table:table-cell office:value-type="string">
            <text:p>wquiles@camaraderepresentantes.org</text:p>
          </table:table-cell>
          <table:table-cell office:value-type="float" office:value="22">
            <text:p>22</text:p>
          </table:table-cell>
        </table:table-row>
        <table:table-row table:style-name="ro3">
          <table:table-cell office:value-type="string">
            <text:p>Nelson  Torres Yordan</text:p>
          </table:table-cell>
          <table:table-cell office:value-type="string">
            <text:p>Partido Popular Democrático</text:p>
          </table:table-cell>
          <table:table-cell office:value-type="string">
            <text:p>787-721-6040 </text:p>
          </table:table-cell>
          <table:table-cell office:value-type="string">
            <text:p>njtorres@camaraderepresentantes.org</text:p>
          </table:table-cell>
          <table:table-cell office:value-type="float" office:value="23">
            <text:p>23</text:p>
          </table:table-cell>
        </table:table-row>
        <table:table-row table:style-name="ro3">
          <table:table-cell office:value-type="string">
            <text:p>Luis G.  León Rodríguez</text:p>
          </table:table-cell>
          <table:table-cell office:value-type="string">
            <text:p>Partido Nuevo Progresista</text:p>
          </table:table-cell>
          <table:table-cell office:value-type="string">
            <text:p>787-622-4965 </text:p>
          </table:table-cell>
          <table:table-cell office:value-type="string">
            <text:p>lleon@camaraderepresentantes.org</text:p>
          </table:table-cell>
          <table:table-cell office:value-type="float" office:value="24">
            <text:p>24</text:p>
          </table:table-cell>
        </table:table-row>
        <table:table-row table:style-name="ro3">
          <table:table-cell office:value-type="string">
            <text:p>Víctor L.  Vasallo Anadón</text:p>
          </table:table-cell>
          <table:table-cell office:value-type="string">
            <text:p>Partido Popular Democrático</text:p>
          </table:table-cell>
          <table:table-cell office:value-type="string">
            <text:p>787-722-4290 </text:p>
          </table:table-cell>
          <table:table-cell office:value-type="string">
            <text:p>vvasallo@camaraderepresentantes.org</text:p>
          </table:table-cell>
          <table:table-cell office:value-type="float" office:value="25">
            <text:p>25</text:p>
          </table:table-cell>
        </table:table-row>
        <table:table-row table:style-name="ro3">
          <table:table-cell office:value-type="string">
            <text:p>Urayoan  Hernandez Alvarado</text:p>
          </table:table-cell>
          <table:table-cell office:value-type="string">
            <text:p>Partido Nuevo Progresista</text:p>
          </table:table-cell>
          <table:table-cell office:value-type="string">
            <text:p>787-721-6040 </text:p>
          </table:table-cell>
          <table:table-cell office:value-type="string">
            <text:p>uhernandez@camaraderepresentantes.org</text:p>
          </table:table-cell>
          <table:table-cell office:value-type="float" office:value="26">
            <text:p>26</text:p>
          </table:table-cell>
        </table:table-row>
        <table:table-row table:style-name="ro3">
          <table:table-cell office:value-type="string">
            <text:p>José R.  Torres Ramírez</text:p>
          </table:table-cell>
          <table:table-cell office:value-type="string">
            <text:p>Partido Popular Democrático</text:p>
          </table:table-cell>
          <table:table-cell office:value-type="string">
            <text:p>787- 723-6380 </text:p>
          </table:table-cell>
          <table:table-cell office:value-type="string">
            <text:p>jrtorres@camaraderepresentantes.org</text:p>
          </table:table-cell>
          <table:table-cell office:value-type="float" office:value="27">
            <text:p>27</text:p>
          </table:table-cell>
        </table:table-row>
        <table:table-row table:style-name="ro3">
          <table:table-cell office:value-type="string">
            <text:p>Rafael  Rivera Ortega</text:p>
          </table:table-cell>
          <table:table-cell office:value-type="string">
            <text:p>Partido Nuevo Progresista</text:p>
          </table:table-cell>
          <table:table-cell office:value-type="string">
            <text:p>787-977-2417 </text:p>
          </table:table-cell>
          <table:table-cell office:value-type="string">
            <text:p>rarivera@camaraderepresentantes.org</text:p>
          </table:table-cell>
          <table:table-cell office:value-type="float" office:value="28">
            <text:p>28</text:p>
          </table:table-cell>
        </table:table-row>
        <table:table-row table:style-name="ro3">
          <table:table-cell office:value-type="string">
            <text:p>Carlos J.  Vargas Ferrer</text:p>
          </table:table-cell>
          <table:table-cell office:value-type="string">
            <text:p>Partido Popular Democrático</text:p>
          </table:table-cell>
          <table:table-cell office:value-type="string">
            <text:p>787-721-6040 </text:p>
          </table:table-cell>
          <table:table-cell office:value-type="string">
            <text:p>cjvargas@camaraderepresentantes.org</text:p>
          </table:table-cell>
          <table:table-cell office:value-type="float" office:value="29">
            <text:p>29</text:p>
          </table:table-cell>
        </table:table-row>
        <table:table-row table:style-name="ro3">
          <table:table-cell office:value-type="string">
            <text:p>Luis R  Ortiz Lugo</text:p>
          </table:table-cell>
          <table:table-cell office:value-type="string">
            <text:p>Partido Popular Democrático</text:p>
          </table:table-cell>
          <table:table-cell office:value-type="string">
            <text:p>787-721-6040 </text:p>
          </table:table-cell>
          <table:table-cell office:value-type="string">
            <text:p>lortiz@camaraderepresentantes.org</text:p>
          </table:table-cell>
          <table:table-cell office:value-type="float" office:value="30">
            <text:p>30</text:p>
          </table:table-cell>
        </table:table-row>
        <table:table-row table:style-name="ro3">
          <table:table-cell office:value-type="string">
            <text:p>Jesus  Santa Rodriguez</text:p>
          </table:table-cell>
          <table:table-cell office:value-type="string">
            <text:p>Partido Popular Democrático</text:p>
          </table:table-cell>
          <table:table-cell office:value-type="string">
            <text:p>787-721-6040 </text:p>
          </table:table-cell>
          <table:table-cell office:value-type="string">
            <text:p>jsanta@camaraderepresentantes.org</text:p>
          </table:table-cell>
          <table:table-cell office:value-type="float" office:value="31">
            <text:p>31</text:p>
          </table:table-cell>
        </table:table-row>
        <table:table-row table:style-name="ro3">
          <table:table-cell office:value-type="string">
            <text:p>José M.  Varela Fernández</text:p>
          </table:table-cell>
          <table:table-cell office:value-type="string">
            <text:p>Partido Popular Democrático</text:p>
          </table:table-cell>
          <table:table-cell office:value-type="string">
            <text:p>787-725-3928 </text:p>
          </table:table-cell>
          <table:table-cell office:value-type="string">
            <text:p>jvarela@camaraderepresentantes.org</text:p>
          </table:table-cell>
          <table:table-cell office:value-type="float" office:value="32">
            <text:p>32</text:p>
          </table:table-cell>
        </table:table-row>
        <table:table-row table:style-name="ro3">
          <table:table-cell office:value-type="string">
            <text:p>Angel R.  Peña Ramírez</text:p>
          </table:table-cell>
          <table:table-cell office:value-type="string">
            <text:p>Partido Nuevo Progresista</text:p>
          </table:table-cell>
          <table:table-cell office:value-type="string">
            <text:p>787-721-4099 </text:p>
          </table:table-cell>
          <table:table-cell office:value-type="string">
            <text:p>anpena@camaraderepresentantes.org</text:p>
          </table:table-cell>
          <table:table-cell office:value-type="float" office:value="33">
            <text:p>33</text:p>
          </table:table-cell>
        </table:table-row>
        <table:table-row table:style-name="ro3">
          <table:table-cell office:value-type="string">
            <text:p>Ramón Luis  Cruz Burgos</text:p>
          </table:table-cell>
          <table:table-cell office:value-type="string">
            <text:p>Partido Popular Democrático</text:p>
          </table:table-cell>
          <table:table-cell office:value-type="string">
            <text:p>787-622-3802 </text:p>
          </table:table-cell>
          <table:table-cell office:value-type="string">
            <text:p>rcruz@camaraderepresentantes.org</text:p>
          </table:table-cell>
          <table:table-cell office:value-type="float" office:value="34">
            <text:p>34</text:p>
          </table:table-cell>
        </table:table-row>
        <table:table-row table:style-name="ro3">
          <table:table-cell office:value-type="string">
            <text:p>Narden  Jaime Espinosa</text:p>
          </table:table-cell>
          <table:table-cell office:value-type="string">
            <text:p>Partido Popular Democrático</text:p>
          </table:table-cell>
          <table:table-cell office:value-type="string">
            <text:p>787-721-6040 </text:p>
          </table:table-cell>
          <table:table-cell office:value-type="string">
            <text:p>njaime@camaraderepresentantes.org</text:p>
          </table:table-cell>
          <table:table-cell office:value-type="float" office:value="35">
            <text:p>35</text:p>
          </table:table-cell>
        </table:table-row>
        <table:table-row table:style-name="ro3">
          <table:table-cell office:value-type="string">
            <text:p>Carlos “Johnny”  Méndez Nuñez</text:p>
          </table:table-cell>
          <table:table-cell office:value-type="string">
            <text:p>Partido Nuevo Progresista</text:p>
          </table:table-cell>
          <table:table-cell office:value-type="string">
            <text:p>787-721-8011 </text:p>
          </table:table-cell>
          <table:table-cell office:value-type="string">
            <text:p>cmendez@camaraderepresentantes.org</text:p>
          </table:table-cell>
          <table:table-cell office:value-type="float" office:value="36">
            <text:p>36</text:p>
          </table:table-cell>
        </table:table-row>
        <table:table-row table:style-name="ro3">
          <table:table-cell office:value-type="string">
            <text:p>Angel  Bulerín Ramos</text:p>
          </table:table-cell>
          <table:table-cell office:value-type="string">
            <text:p>Partido Nuevo Progresista</text:p>
          </table:table-cell>
          <table:table-cell office:value-type="string">
            <text:p>787-723-6035 </text:p>
          </table:table-cell>
          <table:table-cell office:value-type="string">
            <text:p>abulerin@camaraderepresentantes.org</text:p>
          </table:table-cell>
          <table:table-cell office:value-type="float" office:value="37">
            <text:p>37</text:p>
          </table:table-cell>
        </table:table-row>
        <table:table-row table:style-name="ro3">
          <table:table-cell office:value-type="string">
            <text:p>Javier  Aponte Dalmau</text:p>
          </table:table-cell>
          <table:table-cell office:value-type="string">
            <text:p>Partido Popular Democrático</text:p>
          </table:table-cell>
          <table:table-cell office:value-type="string">
            <text:p>787-721-6040 </text:p>
          </table:table-cell>
          <table:table-cell office:value-type="string">
            <text:p>apontedalmau@camaraderepresentantes.org</text:p>
          </table:table-cell>
          <table:table-cell office:value-type="float" office:value="38">
            <text:p>38</text:p>
          </table:table-cell>
        </table:table-row>
        <table:table-row table:style-name="ro3">
          <table:table-cell office:value-type="string">
            <text:p>Angel  Matos Garcia</text:p>
          </table:table-cell>
          <table:table-cell office:value-type="string">
            <text:p>Partido Popular Democrático</text:p>
          </table:table-cell>
          <table:table-cell office:value-type="string">
            <text:p>787-721-6040 </text:p>
          </table:table-cell>
          <table:table-cell office:value-type="string">
            <text:p>amatos@camaraderepresentantes.org</text:p>
          </table:table-cell>
          <table:table-cell office:value-type="float" office:value="40">
            <text:p>40</text:p>
          </table:table-cell>
        </table:table-row>
        <table:table-row table:style-name="ro3">
          <table:table-cell office:value-type="string">
            <text:p>Jaime R. Perelló Borrás</text:p>
          </table:table-cell>
          <table:table-cell office:value-type="string">
            <text:p>Partido Popular Democrático</text:p>
          </table:table-cell>
          <table:table-cell office:value-type="string">
            <text:p>787-622-4953  </text:p>
          </table:table-cell>
          <table:table-cell office:value-type="string">
            <text:p>jperello@camaraderepresentantes.org</text:p>
          </table:table-cell>
          <table:table-cell table:style-name="ce3" office:value-type="string">
            <text:p>At Large</text:p>
          </table:table-cell>
        </table:table-row>
        <table:table-row table:style-name="ro3">
          <table:table-cell office:value-type="string">
            <text:p>Carlos M. Hernández López</text:p>
          </table:table-cell>
          <table:table-cell office:value-type="string">
            <text:p>Partido Popular Democrático</text:p>
          </table:table-cell>
          <table:table-cell office:value-type="string">
            <text:p>787-721-6040 </text:p>
          </table:table-cell>
          <table:table-cell office:value-type="string">
            <text:p>chernandez@camaraderepresentantes.org</text:p>
          </table:table-cell>
          <table:table-cell table:style-name="ce3" office:value-type="string">
            <text:p>At Large</text:p>
          </table:table-cell>
        </table:table-row>
        <table:table-row table:style-name="ro3">
          <table:table-cell office:value-type="string">
            <text:p>Luisa Gándara Menéndez</text:p>
          </table:table-cell>
          <table:table-cell office:value-type="string">
            <text:p>Partido Popular Democrático</text:p>
          </table:table-cell>
          <table:table-cell office:value-type="string">
            <text:p>787-721-6040  </text:p>
          </table:table-cell>
          <table:table-cell office:value-type="string">
            <text:p>lgandara@camaraderepresentantes.org</text:p>
          </table:table-cell>
          <table:table-cell table:style-name="ce3" office:value-type="string">
            <text:p>At Large</text:p>
          </table:table-cell>
        </table:table-row>
        <table:table-row table:style-name="ro3">
          <table:table-cell office:value-type="string">
            <text:p>Brenda López de Arrarás</text:p>
          </table:table-cell>
          <table:table-cell office:value-type="string">
            <text:p>Partido Popular Democrático</text:p>
          </table:table-cell>
          <table:table-cell office:value-type="string">
            <text:p>787-725-2771 </text:p>
          </table:table-cell>
          <table:table-cell office:value-type="string">
            <text:p>blopez@camaraderepresentantes.org</text:p>
          </table:table-cell>
          <table:table-cell table:style-name="ce3" office:value-type="string">
            <text:p>At Large</text:p>
          </table:table-cell>
        </table:table-row>
        <table:table-row table:style-name="ro3">
          <table:table-cell office:value-type="string">
            <text:p>Luis R. Vega Ramos</text:p>
          </table:table-cell>
          <table:table-cell office:value-type="string">
            <text:p>Partido Popular Democrático</text:p>
          </table:table-cell>
          <table:table-cell office:value-type="string">
            <text:p>787-722-2494 </text:p>
          </table:table-cell>
          <table:table-cell office:value-type="string">
            <text:p>lvega@camaraderepresentantes.org</text:p>
          </table:table-cell>
          <table:table-cell table:style-name="ce3" office:value-type="string">
            <text:p>At Large</text:p>
          </table:table-cell>
        </table:table-row>
        <table:table-row table:style-name="ro3">
          <table:table-cell office:value-type="string">
            <text:p>Jenniffer A. González Colón</text:p>
          </table:table-cell>
          <table:table-cell office:value-type="string">
            <text:p>Partido Nuevo Progresista</text:p>
          </table:table-cell>
          <table:table-cell office:value-type="string">
            <text:p>787-722-0458 </text:p>
          </table:table-cell>
          <table:table-cell office:value-type="string">
            <text:p>jgo@camaraderepresentantes.org</text:p>
          </table:table-cell>
          <table:table-cell table:style-name="ce3" office:value-type="string">
            <text:p>At Large</text:p>
          </table:table-cell>
        </table:table-row>
        <table:table-row table:style-name="ro3">
          <table:table-cell office:value-type="string">
            <text:p>José F. Aponte Hernández</text:p>
          </table:table-cell>
          <table:table-cell office:value-type="string">
            <text:p>Partido Nuevo Progresista</text:p>
          </table:table-cell>
          <table:table-cell office:value-type="string">
            <text:p>787-723-1090 </text:p>
          </table:table-cell>
          <table:table-cell office:value-type="string">
            <text:p>japonte@camaraderepresentantes.org</text:p>
          </table:table-cell>
          <table:table-cell table:style-name="ce3" office:value-type="string">
            <text:p>At Large</text:p>
          </table:table-cell>
        </table:table-row>
        <table:table-row table:style-name="ro3">
          <table:table-cell office:value-type="string">
            <text:p>Jose E. Melendez Ortiz</text:p>
          </table:table-cell>
          <table:table-cell office:value-type="string">
            <text:p>Partido Nuevo Progresista</text:p>
          </table:table-cell>
          <table:table-cell office:value-type="string">
            <text:p>787-725-9189 </text:p>
          </table:table-cell>
          <table:table-cell office:value-type="string">
            <text:p>jem@camaraderepresentantes.org</text:p>
          </table:table-cell>
          <table:table-cell table:style-name="ce3" office:value-type="string">
            <text:p>At Large</text:p>
          </table:table-cell>
        </table:table-row>
        <table:table-row table:style-name="ro3">
          <table:table-cell office:value-type="string">
            <text:p>Maria M. Charbonier Laureano</text:p>
          </table:table-cell>
          <table:table-cell office:value-type="string">
            <text:p>Partido Nuevo Progresista</text:p>
          </table:table-cell>
          <table:table-cell office:value-type="string">
            <text:p>787-721-6040 </text:p>
          </table:table-cell>
          <table:table-cell office:value-type="string">
            <text:p>mcharbonier@camaraderepresentantes.org</text:p>
          </table:table-cell>
          <table:table-cell table:style-name="ce3" office:value-type="string">
            <text:p>At Large</text:p>
          </table:table-cell>
        </table:table-row>
        <table:table-row table:style-name="ro3">
          <table:table-cell office:value-type="string">
            <text:p>María de Lourdes Ramos Rivera</text:p>
          </table:table-cell>
          <table:table-cell office:value-type="string">
            <text:p>Partido Nuevo Progresista</text:p>
          </table:table-cell>
          <table:table-cell office:value-type="string">
            <text:p>787-622-4379 </text:p>
          </table:table-cell>
          <table:table-cell office:value-type="string">
            <text:p>lramos@camaraderepresentantes.org</text:p>
          </table:table-cell>
          <table:table-cell table:style-name="ce3" office:value-type="string">
            <text:p>At Large</text:p>
          </table:table-cell>
        </table:table-row>
        <table:table-row table:style-name="ro3">
          <table:table-cell office:value-type="string">
            <text:p>Manuel A. Natal Albelo</text:p>
          </table:table-cell>
          <table:table-cell office:value-type="string">
            <text:p>Partido Popular Democrático</text:p>
          </table:table-cell>
          <table:table-cell office:value-type="string">
            <text:p>787-721-8011  </text:p>
          </table:table-cell>
          <table:table-cell office:value-type="string">
            <text:p>mnatal@camaraderepresentantes.org</text:p>
          </table:table-cell>
          <table:table-cell table:style-name="ce3" office:value-type="string">
            <text:p>At Large</text:p>
          </table:table-cell>
        </table:table-row>
        <table:table-row table:style-name="ro1">
          <table:table-cell table:style-name="ce7"/>
          <table:table-cell table:style-name="Default" table:number-columns-repeated="2"/>
          <table:table-cell table:number-columns-repeated="2"/>
        </table:table-row>
      </table:table>
      <table:table table:name="Government" table:style-name="ta1">
        <office:forms form:automatic-focus="false" form:apply-design-mode="false"/>
        <table:table-column table:style-name="co9" table:number-columns-repeated="2" table:default-cell-style-name="ce6"/>
        <table:table-column table:style-name="co5" table:default-cell-style-name="ce6"/>
        <table:table-column table:style-name="co10" table:default-cell-style-name="ce6"/>
        <table:table-column table:style-name="co11" table:default-cell-style-name="ce6"/>
        <table:table-column table:style-name="co5" table:number-columns-repeated="1019" table:default-cell-style-name="ce6"/>
        <table:table-row table:style-name="ro3">
          <table:table-cell office:value-type="string">
            <text:p>Nombre Completo</text:p>
          </table:table-cell>
          <table:table-cell office:value-type="string">
            <text:p>Partido Político</text:p>
          </table:table-cell>
          <table:table-cell office:value-type="string">
            <text:p>Teléfonos</text:p>
          </table:table-cell>
          <table:table-cell office:value-type="string">
            <text:p>Correo Electrónico</text:p>
          </table:table-cell>
          <table:table-cell office:value-type="string">
            <text:p>Address</text:p>
          </table:table-cell>
          <table:table-cell table:number-columns-repeated="1019"/>
        </table:table-row>
        <table:table-row table:style-name="ro3">
          <table:table-cell table:style-name="ce1" office:value-type="string">
            <text:p>Alejandro Javier García Padilla </text:p>
          </table:table-cell>
          <table:table-cell table:style-name="ce1" office:value-type="string">
            <text:p>Partido Popular Democrático</text:p>
          </table:table-cell>
          <table:table-cell table:style-name="ce1" office:value-type="string">
            <text:p>(787) 721-7000 </text:p>
          </table:table-cell>
          <table:table-cell table:style-name="Default" office:value-type="string">
            <text:p>alejandro@alejandrogarciapadilla.com </text:p>
          </table:table-cell>
          <table:table-cell table:style-name="Default" office:value-type="string">
            <text:p>PO Box 9020082, 00902 San Juan, Puerto Rico</text:p>
          </table:table-cell>
          <table:table-cell table:style-name="Default" table:number-columns-repeated="1019"/>
        </table:table-row>
      </table:table>
      <table:table table:name="Representative Districts" table:style-name="ta1">
        <office:forms form:automatic-focus="false" form:apply-design-mode="false"/>
        <table:table-column table:style-name="co12" table:default-cell-style-name="Default"/>
        <table:table-column table:style-name="co13" table:number-columns-repeated="1023" table:default-cell-style-name="Default"/>
        <table:table-row table:style-name="ro1">
          <table:table-cell table:style-name="ce6" office:value-type="string">
            <text:p>District</text:p>
          </table:table-cell>
          <table:table-cell table:style-name="ce6" office:value-type="string">
            <text:p>Municipalities/Barrios</text:p>
          </table:table-cell>
          <table:table-cell table:number-columns-repeated="1022"/>
        </table:table-row>
        <table:table-row table:style-name="ro1">
          <table:table-cell office:value-type="float" office:value="1">
            <text:p>1</text:p>
          </table:table-cell>
          <table:table-cell office:value-type="string">
            <text:p>Old San Juan</text:p>
          </table:table-cell>
          <table:table-cell table:number-columns-repeated="1022"/>
        </table:table-row>
        <table:table-row table:style-name="ro3">
          <table:table-cell office:value-type="float" office:value="1">
            <text:p>1</text:p>
          </table:table-cell>
          <table:table-cell office:value-type="string">
            <text:p>Santurce</text:p>
          </table:table-cell>
          <table:table-cell table:number-columns-repeated="1022"/>
        </table:table-row>
        <table:table-row table:style-name="ro3">
          <table:table-cell office:value-type="float" office:value="1">
            <text:p>1</text:p>
          </table:table-cell>
          <table:table-cell office:value-type="string">
            <text:p>some regions of Hato Rey</text:p>
          </table:table-cell>
          <table:table-cell table:number-columns-repeated="1022"/>
        </table:table-row>
        <table:table-row table:style-name="ro3">
          <table:table-cell office:value-type="float" office:value="2">
            <text:p>2</text:p>
          </table:table-cell>
          <table:table-cell office:value-type="string">
            <text:p>most of Hato Rey</text:p>
          </table:table-cell>
          <table:table-cell table:number-columns-repeated="1022"/>
        </table:table-row>
        <table:table-row table:style-name="ro3">
          <table:table-cell office:value-type="float" office:value="3">
            <text:p>3</text:p>
          </table:table-cell>
          <table:table-cell office:value-type="string">
            <text:p>Río Piedras</text:p>
          </table:table-cell>
          <table:table-cell table:number-columns-repeated="1022"/>
        </table:table-row>
        <table:table-row table:style-name="ro3">
          <table:table-cell office:value-type="float" office:value="3">
            <text:p>3</text:p>
          </table:table-cell>
          <table:table-cell office:value-type="string">
            <text:p>Sabana Llana, San Juan</text:p>
          </table:table-cell>
          <table:table-cell table:number-columns-repeated="1022"/>
        </table:table-row>
        <table:table-row table:style-name="ro3">
          <table:table-cell office:value-type="float" office:value="4">
            <text:p>4</text:p>
          </table:table-cell>
          <table:table-cell office:value-type="string">
            <text:p>most of Cupey, San Juan</text:p>
          </table:table-cell>
          <table:table-cell table:number-columns-repeated="1022"/>
        </table:table-row>
        <table:table-row table:style-name="ro3">
          <table:table-cell office:value-type="float" office:value="5">
            <text:p>5</text:p>
          </table:table-cell>
          <table:table-cell office:value-type="string">
            <text:p>some of Cupey, San Juan</text:p>
          </table:table-cell>
          <table:table-cell table:number-columns-repeated="1022"/>
        </table:table-row>
        <table:table-row table:style-name="ro3">
          <table:table-cell office:value-type="float" office:value="5">
            <text:p>5</text:p>
          </table:table-cell>
          <table:table-cell office:value-type="string">
            <text:p>some of Guaynabo</text:p>
          </table:table-cell>
          <table:table-cell table:number-columns-repeated="1022"/>
        </table:table-row>
        <table:table-row table:style-name="ro3">
          <table:table-cell office:value-type="float" office:value="5">
            <text:p>5</text:p>
          </table:table-cell>
          <table:table-cell office:value-type="string">
            <text:p>Aguas Buenas</text:p>
          </table:table-cell>
          <table:table-cell table:number-columns-repeated="1022"/>
        </table:table-row>
        <table:table-row table:style-name="ro3">
          <table:table-cell office:value-type="float" office:value="6">
            <text:p>6</text:p>
          </table:table-cell>
          <table:table-cell office:value-type="string">
            <text:p>some of Guaynabo</text:p>
          </table:table-cell>
          <table:table-cell table:number-columns-repeated="1022"/>
        </table:table-row>
        <table:table-row table:style-name="ro3">
          <table:table-cell office:value-type="float" office:value="6">
            <text:p>6</text:p>
          </table:table-cell>
          <table:table-cell office:value-type="string">
            <text:p>Cataño</text:p>
          </table:table-cell>
          <table:table-cell table:style-name="ce6" table:number-columns-repeated="1022"/>
        </table:table-row>
        <table:table-row table:style-name="ro3">
          <table:table-cell office:value-type="float" office:value="7">
            <text:p>7</text:p>
          </table:table-cell>
          <table:table-cell office:value-type="string">
            <text:p>some of Bayamón</text:p>
          </table:table-cell>
          <table:table-cell table:number-columns-repeated="1022"/>
        </table:table-row>
        <table:table-row table:style-name="ro3">
          <table:table-cell office:value-type="float" office:value="8">
            <text:p>8</text:p>
          </table:table-cell>
          <table:table-cell office:value-type="string">
            <text:p>some of Bayamón</text:p>
          </table:table-cell>
          <table:table-cell table:number-columns-repeated="1022"/>
        </table:table-row>
        <table:table-row table:style-name="ro3">
          <table:table-cell office:value-type="float" office:value="9">
            <text:p>9</text:p>
          </table:table-cell>
          <table:table-cell office:value-type="string">
            <text:p>some of Bayamón</text:p>
          </table:table-cell>
          <table:table-cell table:number-columns-repeated="1022"/>
        </table:table-row>
        <table:table-row table:style-name="ro3">
          <table:table-cell office:value-type="float" office:value="9">
            <text:p>9</text:p>
          </table:table-cell>
          <table:table-cell office:value-type="string">
            <text:p>Toa Alta</text:p>
          </table:table-cell>
          <table:table-cell table:number-columns-repeated="1022"/>
        </table:table-row>
        <table:table-row table:style-name="ro3">
          <table:table-cell office:value-type="float" office:value="10">
            <text:p>10</text:p>
          </table:table-cell>
          <table:table-cell office:value-type="string">
            <text:p>Toa Baja</text:p>
          </table:table-cell>
          <table:table-cell table:number-columns-repeated="1022"/>
        </table:table-row>
        <table:table-row table:style-name="ro3">
          <table:table-cell office:value-type="float" office:value="11">
            <text:p>11</text:p>
          </table:table-cell>
          <table:table-cell office:value-type="string">
            <text:p>some of Vega Baja</text:p>
          </table:table-cell>
          <table:table-cell table:number-columns-repeated="1022"/>
        </table:table-row>
        <table:table-row table:style-name="ro1">
          <table:table-cell office:value-type="float" office:value="11">
            <text:p>11</text:p>
          </table:table-cell>
          <table:table-cell office:value-type="string">
            <text:p>some of Vega Alta</text:p>
          </table:table-cell>
          <table:table-cell table:number-columns-repeated="1022"/>
        </table:table-row>
        <table:table-row table:style-name="ro3">
          <table:table-cell office:value-type="float" office:value="11">
            <text:p>11</text:p>
          </table:table-cell>
          <table:table-cell office:value-type="string">
            <text:p>Dorado</text:p>
          </table:table-cell>
          <table:table-cell table:number-columns-repeated="1022"/>
        </table:table-row>
        <table:table-row table:style-name="ro1">
          <table:table-cell office:value-type="float" office:value="12">
            <text:p>12</text:p>
          </table:table-cell>
          <table:table-cell office:value-type="string">
            <text:p>some of Vega Alta</text:p>
          </table:table-cell>
          <table:table-cell table:number-columns-repeated="1022"/>
        </table:table-row>
        <table:table-row table:style-name="ro3">
          <table:table-cell office:value-type="float" office:value="12">
            <text:p>12</text:p>
          </table:table-cell>
          <table:table-cell office:value-type="string">
            <text:p>some of Vega Baja</text:p>
          </table:table-cell>
          <table:table-cell table:number-columns-repeated="1022"/>
        </table:table-row>
        <table:table-row table:style-name="ro3">
          <table:table-cell office:value-type="float" office:value="12">
            <text:p>12</text:p>
          </table:table-cell>
          <table:table-cell office:value-type="string">
            <text:p>some of Manatí</text:p>
          </table:table-cell>
          <table:table-cell table:number-columns-repeated="1022"/>
        </table:table-row>
        <table:table-row table:style-name="ro3">
          <table:table-cell office:value-type="float" office:value="12">
            <text:p>12</text:p>
          </table:table-cell>
          <table:table-cell office:value-type="string">
            <text:p>Morovis</text:p>
          </table:table-cell>
          <table:table-cell table:number-columns-repeated="1022"/>
        </table:table-row>
        <table:table-row table:style-name="ro3">
          <table:table-cell office:value-type="float" office:value="13">
            <text:p>13</text:p>
          </table:table-cell>
          <table:table-cell office:value-type="string">
            <text:p>some of Manatí</text:p>
          </table:table-cell>
          <table:table-cell table:number-columns-repeated="1022"/>
        </table:table-row>
        <table:table-row table:style-name="ro1">
          <table:table-cell office:value-type="float" office:value="13">
            <text:p>13</text:p>
          </table:table-cell>
          <table:table-cell office:value-type="string">
            <text:p>Florida</text:p>
          </table:table-cell>
          <table:table-cell table:number-columns-repeated="1022"/>
        </table:table-row>
        <table:table-row table:style-name="ro3">
          <table:table-cell office:value-type="float" office:value="13">
            <text:p>13</text:p>
          </table:table-cell>
          <table:table-cell office:value-type="string">
            <text:p>Barceloneta</text:p>
          </table:table-cell>
          <table:table-cell table:number-columns-repeated="1022"/>
        </table:table-row>
        <table:table-row table:style-name="ro3">
          <table:table-cell office:value-type="float" office:value="13">
            <text:p>13</text:p>
          </table:table-cell>
          <table:table-cell office:value-type="string">
            <text:p>some of Arecibo</text:p>
          </table:table-cell>
          <table:table-cell table:number-columns-repeated="1022"/>
        </table:table-row>
        <table:table-row table:style-name="ro3">
          <table:table-cell office:value-type="float" office:value="14">
            <text:p>14</text:p>
          </table:table-cell>
          <table:table-cell office:value-type="string">
            <text:p>most of Arecibo</text:p>
          </table:table-cell>
          <table:table-cell table:number-columns-repeated="1022"/>
        </table:table-row>
        <table:table-row table:style-name="ro3">
          <table:table-cell office:value-type="float" office:value="14">
            <text:p>14</text:p>
          </table:table-cell>
          <table:table-cell office:value-type="string">
            <text:p>some of Hatillo</text:p>
          </table:table-cell>
          <table:table-cell table:number-columns-repeated="1022"/>
        </table:table-row>
        <table:table-row table:style-name="ro3">
          <table:table-cell office:value-type="float" office:value="15">
            <text:p>15</text:p>
          </table:table-cell>
          <table:table-cell office:value-type="string">
            <text:p>some of Hatillo</text:p>
          </table:table-cell>
          <table:table-cell table:number-columns-repeated="1022"/>
        </table:table-row>
        <table:table-row table:style-name="ro3">
          <table:table-cell office:value-type="float" office:value="15">
            <text:p>15</text:p>
          </table:table-cell>
          <table:table-cell office:value-type="string">
            <text:p>Camuy</text:p>
          </table:table-cell>
          <table:table-cell table:number-columns-repeated="1022"/>
        </table:table-row>
        <table:table-row table:style-name="ro3">
          <table:table-cell office:value-type="float" office:value="15">
            <text:p>15</text:p>
          </table:table-cell>
          <table:table-cell office:value-type="string">
            <text:p>Quebradillas</text:p>
          </table:table-cell>
          <table:table-cell table:number-columns-repeated="1022"/>
        </table:table-row>
        <table:table-row table:style-name="ro3">
          <table:table-cell office:value-type="float" office:value="16">
            <text:p>16</text:p>
          </table:table-cell>
          <table:table-cell office:value-type="string">
            <text:p>Isabela</text:p>
          </table:table-cell>
          <table:table-cell table:number-columns-repeated="1022"/>
        </table:table-row>
        <table:table-row table:style-name="ro3">
          <table:table-cell office:value-type="float" office:value="16">
            <text:p>16</text:p>
          </table:table-cell>
          <table:table-cell office:value-type="string">
            <text:p>San Sebastián</text:p>
          </table:table-cell>
          <table:table-cell table:number-columns-repeated="1022"/>
        </table:table-row>
        <table:table-row table:style-name="ro3">
          <table:table-cell office:value-type="float" office:value="16">
            <text:p>16</text:p>
          </table:table-cell>
          <table:table-cell office:value-type="string">
            <text:p>Las Marías</text:p>
          </table:table-cell>
          <table:table-cell table:number-columns-repeated="1022"/>
        </table:table-row>
        <table:table-row table:style-name="ro3">
          <table:table-cell office:value-type="float" office:value="17">
            <text:p>17</text:p>
          </table:table-cell>
          <table:table-cell office:value-type="string">
            <text:p>most of Moca</text:p>
          </table:table-cell>
          <table:table-cell table:number-columns-repeated="1022"/>
        </table:table-row>
        <table:table-row table:style-name="ro3">
          <table:table-cell office:value-type="float" office:value="17">
            <text:p>17</text:p>
          </table:table-cell>
          <table:table-cell office:value-type="string">
            <text:p>Aguadilla</text:p>
          </table:table-cell>
          <table:table-cell table:number-columns-repeated="1022"/>
        </table:table-row>
        <table:table-row table:style-name="ro3">
          <table:table-cell office:value-type="float" office:value="18">
            <text:p>18</text:p>
          </table:table-cell>
          <table:table-cell office:value-type="string">
            <text:p>some of Moca</text:p>
          </table:table-cell>
          <table:table-cell table:number-columns-repeated="1022"/>
        </table:table-row>
        <table:table-row table:style-name="ro3">
          <table:table-cell office:value-type="float" office:value="18">
            <text:p>18</text:p>
          </table:table-cell>
          <table:table-cell office:value-type="string">
            <text:p>Aguada</text:p>
          </table:table-cell>
          <table:table-cell table:number-columns-repeated="1022"/>
        </table:table-row>
        <table:table-row table:style-name="ro3">
          <table:table-cell office:value-type="float" office:value="18">
            <text:p>18</text:p>
          </table:table-cell>
          <table:table-cell office:value-type="string">
            <text:p>Rincón</text:p>
          </table:table-cell>
          <table:table-cell table:number-columns-repeated="1022"/>
        </table:table-row>
        <table:table-row table:style-name="ro3">
          <table:table-cell office:value-type="float" office:value="18">
            <text:p>18</text:p>
          </table:table-cell>
          <table:table-cell office:value-type="string">
            <text:p>Añasco</text:p>
          </table:table-cell>
          <table:table-cell table:number-columns-repeated="1022"/>
        </table:table-row>
        <table:table-row table:style-name="ro3">
          <table:table-cell office:value-type="float" office:value="18">
            <text:p>18</text:p>
          </table:table-cell>
          <table:table-cell office:value-type="string">
            <text:p>some of Mayagüez</text:p>
          </table:table-cell>
          <table:table-cell table:number-columns-repeated="1022"/>
        </table:table-row>
        <table:table-row table:style-name="ro3">
          <table:table-cell office:value-type="float" office:value="19">
            <text:p>19</text:p>
          </table:table-cell>
          <table:table-cell office:value-type="string">
            <text:p>some of San Germán</text:p>
          </table:table-cell>
          <table:table-cell table:number-columns-repeated="1022"/>
        </table:table-row>
        <table:table-row table:style-name="ro3">
          <table:table-cell office:value-type="float" office:value="20">
            <text:p>20</text:p>
          </table:table-cell>
          <table:table-cell office:value-type="string">
            <text:p>some of San Germán</text:p>
          </table:table-cell>
          <table:table-cell table:number-columns-repeated="1022"/>
        </table:table-row>
        <table:table-row table:style-name="ro3">
          <table:table-cell office:value-type="float" office:value="20">
            <text:p>20</text:p>
          </table:table-cell>
          <table:table-cell office:value-type="string">
            <text:p>Hormigueros</text:p>
          </table:table-cell>
          <table:table-cell table:number-columns-repeated="1022"/>
        </table:table-row>
        <table:table-row table:style-name="ro3">
          <table:table-cell office:value-type="float" office:value="20">
            <text:p>20</text:p>
          </table:table-cell>
          <table:table-cell office:value-type="string">
            <text:p>Cabo Rojo</text:p>
          </table:table-cell>
          <table:table-cell table:number-columns-repeated="1022"/>
        </table:table-row>
        <table:table-row table:style-name="ro3">
          <table:table-cell office:value-type="float" office:value="21">
            <text:p>21</text:p>
          </table:table-cell>
          <table:table-cell office:value-type="string">
            <text:p>Lajas</text:p>
          </table:table-cell>
          <table:table-cell table:number-columns-repeated="1022"/>
        </table:table-row>
        <table:table-row table:style-name="ro3">
          <table:table-cell office:value-type="float" office:value="21">
            <text:p>21</text:p>
          </table:table-cell>
          <table:table-cell office:value-type="string">
            <text:p>Maricao</text:p>
          </table:table-cell>
          <table:table-cell table:number-columns-repeated="1022"/>
        </table:table-row>
        <table:table-row table:style-name="ro3">
          <table:table-cell office:value-type="float" office:value="21">
            <text:p>21</text:p>
          </table:table-cell>
          <table:table-cell office:value-type="string">
            <text:p>Sabana Grande</text:p>
          </table:table-cell>
          <table:table-cell table:number-columns-repeated="1022"/>
        </table:table-row>
        <table:table-row table:style-name="ro3">
          <table:table-cell office:value-type="float" office:value="21">
            <text:p>21</text:p>
          </table:table-cell>
          <table:table-cell office:value-type="string">
            <text:p>some of Yauco</text:p>
          </table:table-cell>
          <table:table-cell table:number-columns-repeated="1022"/>
        </table:table-row>
        <table:table-row table:style-name="ro3">
          <table:table-cell office:value-type="float" office:value="21">
            <text:p>21</text:p>
          </table:table-cell>
          <table:table-cell office:value-type="string">
            <text:p>Guánica</text:p>
          </table:table-cell>
          <table:table-cell table:number-columns-repeated="1022"/>
        </table:table-row>
        <table:table-row table:style-name="ro3">
          <table:table-cell office:value-type="float" office:value="22">
            <text:p>22</text:p>
          </table:table-cell>
          <table:table-cell office:value-type="string">
            <text:p>Lares</text:p>
          </table:table-cell>
          <table:table-cell table:number-columns-repeated="1022"/>
        </table:table-row>
        <table:table-row table:style-name="ro3">
          <table:table-cell office:value-type="float" office:value="22">
            <text:p>22</text:p>
          </table:table-cell>
          <table:table-cell office:value-type="string">
            <text:p>Adjuntas</text:p>
          </table:table-cell>
          <table:table-cell table:number-columns-repeated="1022"/>
        </table:table-row>
        <table:table-row table:style-name="ro3">
          <table:table-cell office:value-type="float" office:value="22">
            <text:p>22</text:p>
          </table:table-cell>
          <table:table-cell office:value-type="string">
            <text:p>Utuado</text:p>
          </table:table-cell>
          <table:table-cell table:number-columns-repeated="1022"/>
        </table:table-row>
        <table:table-row table:style-name="ro3">
          <table:table-cell office:value-type="float" office:value="22">
            <text:p>22</text:p>
          </table:table-cell>
          <table:table-cell office:value-type="string">
            <text:p>some of Jayuya</text:p>
          </table:table-cell>
          <table:table-cell table:number-columns-repeated="1022"/>
        </table:table-row>
        <table:table-row table:style-name="ro3">
          <table:table-cell office:value-type="float" office:value="23">
            <text:p>23</text:p>
          </table:table-cell>
          <table:table-cell office:value-type="string">
            <text:p>some of Yauco</text:p>
          </table:table-cell>
          <table:table-cell table:number-columns-repeated="1022"/>
        </table:table-row>
        <table:table-row table:style-name="ro3">
          <table:table-cell office:value-type="float" office:value="23">
            <text:p>23</text:p>
          </table:table-cell>
          <table:table-cell office:value-type="string">
            <text:p>Guayanilla</text:p>
          </table:table-cell>
          <table:table-cell table:number-columns-repeated="1022"/>
        </table:table-row>
        <table:table-row table:style-name="ro3">
          <table:table-cell office:value-type="float" office:value="23">
            <text:p>23</text:p>
          </table:table-cell>
          <table:table-cell office:value-type="string">
            <text:p>Peñuelas</text:p>
          </table:table-cell>
          <table:table-cell table:number-columns-repeated="1022"/>
        </table:table-row>
        <table:table-row table:style-name="ro1">
          <table:table-cell office:value-type="float" office:value="23">
            <text:p>23</text:p>
          </table:table-cell>
          <table:table-cell office:value-type="string">
            <text:p>some of Ponce</text:p>
          </table:table-cell>
          <table:table-cell table:number-columns-repeated="1022"/>
        </table:table-row>
        <table:table-row table:style-name="ro1">
          <table:table-cell office:value-type="float" office:value="24">
            <text:p>24</text:p>
          </table:table-cell>
          <table:table-cell office:value-type="string">
            <text:p>some of Ponce</text:p>
          </table:table-cell>
          <table:table-cell table:number-columns-repeated="1022"/>
        </table:table-row>
        <table:table-row table:style-name="ro1">
          <table:table-cell office:value-type="float" office:value="25">
            <text:p>25</text:p>
          </table:table-cell>
          <table:table-cell office:value-type="string">
            <text:p>most of Ponce</text:p>
          </table:table-cell>
          <table:table-cell table:number-columns-repeated="1022"/>
        </table:table-row>
        <table:table-row table:style-name="ro3">
          <table:table-cell office:value-type="float" office:value="25">
            <text:p>25</text:p>
          </table:table-cell>
          <table:table-cell office:value-type="string">
            <text:p>some of Jayuya</text:p>
          </table:table-cell>
          <table:table-cell table:number-columns-repeated="1022"/>
        </table:table-row>
        <table:table-row table:style-name="ro3">
          <table:table-cell office:value-type="float" office:value="25">
            <text:p>25</text:p>
          </table:table-cell>
          <table:table-cell office:value-type="string">
            <text:p>some of Juana Díaz</text:p>
          </table:table-cell>
          <table:table-cell table:number-columns-repeated="1022"/>
        </table:table-row>
        <table:table-row table:style-name="ro3">
          <table:table-cell office:value-type="float" office:value="26">
            <text:p>26</text:p>
          </table:table-cell>
          <table:table-cell office:value-type="string">
            <text:p>Villalba</text:p>
          </table:table-cell>
          <table:table-cell table:number-columns-repeated="1022"/>
        </table:table-row>
        <table:table-row table:style-name="ro3">
          <table:table-cell office:value-type="float" office:value="26">
            <text:p>26</text:p>
          </table:table-cell>
          <table:table-cell office:value-type="string">
            <text:p>some of Coamo</text:p>
          </table:table-cell>
          <table:table-cell table:number-columns-repeated="1022"/>
        </table:table-row>
        <table:table-row table:style-name="ro3">
          <table:table-cell office:value-type="float" office:value="26">
            <text:p>26</text:p>
          </table:table-cell>
          <table:table-cell office:value-type="string">
            <text:p>Orocovis</text:p>
          </table:table-cell>
          <table:table-cell table:number-columns-repeated="1022"/>
        </table:table-row>
        <table:table-row table:style-name="ro3">
          <table:table-cell office:value-type="float" office:value="26">
            <text:p>26</text:p>
          </table:table-cell>
          <table:table-cell office:value-type="string">
            <text:p>some of Barranquitas</text:p>
          </table:table-cell>
          <table:table-cell table:number-columns-repeated="1022"/>
        </table:table-row>
        <table:table-row table:style-name="ro3">
          <table:table-cell office:value-type="float" office:value="27">
            <text:p>27</text:p>
          </table:table-cell>
          <table:table-cell office:value-type="string">
            <text:p>some of Juana Díaz</text:p>
          </table:table-cell>
          <table:table-cell table:number-columns-repeated="1022"/>
        </table:table-row>
        <table:table-row table:style-name="ro3">
          <table:table-cell office:value-type="float" office:value="27">
            <text:p>27</text:p>
          </table:table-cell>
          <table:table-cell office:value-type="string">
            <text:p>some of Coamo</text:p>
          </table:table-cell>
          <table:table-cell table:number-columns-repeated="1022"/>
        </table:table-row>
        <table:table-row table:style-name="ro1">
          <table:table-cell office:value-type="float" office:value="27">
            <text:p>27</text:p>
          </table:table-cell>
          <table:table-cell office:value-type="string">
            <text:p>Santa Isabel</text:p>
          </table:table-cell>
          <table:table-cell table:number-columns-repeated="1022"/>
        </table:table-row>
        <table:table-row table:style-name="ro3">
          <table:table-cell office:value-type="float" office:value="27">
            <text:p>27</text:p>
          </table:table-cell>
          <table:table-cell office:value-type="string">
            <text:p>Aibonito</text:p>
          </table:table-cell>
          <table:table-cell table:number-columns-repeated="1022"/>
        </table:table-row>
        <table:table-row table:style-name="ro1">
          <table:table-cell office:value-type="float" office:value="27">
            <text:p>27</text:p>
          </table:table-cell>
          <table:table-cell office:value-type="string">
            <text:p>some of Salinas</text:p>
          </table:table-cell>
          <table:table-cell table:number-columns-repeated="1022"/>
        </table:table-row>
        <table:table-row table:style-name="ro3">
          <table:table-cell office:value-type="float" office:value="28">
            <text:p>28</text:p>
          </table:table-cell>
          <table:table-cell office:value-type="string">
            <text:p>some of Barranquitas</text:p>
          </table:table-cell>
          <table:table-cell table:number-columns-repeated="1022"/>
        </table:table-row>
        <table:table-row table:style-name="ro3">
          <table:table-cell office:value-type="float" office:value="28">
            <text:p>28</text:p>
          </table:table-cell>
          <table:table-cell office:value-type="string">
            <text:p>Corozal</text:p>
          </table:table-cell>
          <table:table-cell table:number-columns-repeated="1022"/>
        </table:table-row>
        <table:table-row table:style-name="ro3">
          <table:table-cell office:value-type="float" office:value="28">
            <text:p>28</text:p>
          </table:table-cell>
          <table:table-cell office:value-type="string">
            <text:p>Naranjito</text:p>
          </table:table-cell>
          <table:table-cell table:number-columns-repeated="1022"/>
        </table:table-row>
        <table:table-row table:style-name="ro3">
          <table:table-cell office:value-type="float" office:value="28">
            <text:p>28</text:p>
          </table:table-cell>
          <table:table-cell office:value-type="string">
            <text:p>Comerío</text:p>
          </table:table-cell>
          <table:table-cell table:number-columns-repeated="1022"/>
        </table:table-row>
        <table:table-row table:style-name="ro3">
          <table:table-cell office:value-type="float" office:value="29">
            <text:p>29</text:p>
          </table:table-cell>
          <table:table-cell office:value-type="string">
            <text:p>Cayey</text:p>
          </table:table-cell>
          <table:table-cell table:number-columns-repeated="1022"/>
        </table:table-row>
        <table:table-row table:style-name="ro3">
          <table:table-cell office:value-type="float" office:value="29">
            <text:p>29</text:p>
          </table:table-cell>
          <table:table-cell office:value-type="string">
            <text:p>Cayey</text:p>
          </table:table-cell>
          <table:table-cell table:number-columns-repeated="1022"/>
        </table:table-row>
        <table:table-row table:style-name="ro1">
          <table:table-cell office:value-type="float" office:value="30">
            <text:p>30</text:p>
          </table:table-cell>
          <table:table-cell office:value-type="string">
            <text:p>some of Salinas</text:p>
          </table:table-cell>
          <table:table-cell table:number-columns-repeated="1022"/>
        </table:table-row>
        <table:table-row table:style-name="ro3">
          <table:table-cell office:value-type="float" office:value="30">
            <text:p>30</text:p>
          </table:table-cell>
          <table:table-cell office:value-type="string">
            <text:p>Guayama</text:p>
          </table:table-cell>
          <table:table-cell table:number-columns-repeated="1022"/>
        </table:table-row>
        <table:table-row table:style-name="ro1">
          <table:table-cell office:value-type="float" office:value="30">
            <text:p>30</text:p>
          </table:table-cell>
          <table:table-cell office:value-type="string">
            <text:p>Arroyo</text:p>
          </table:table-cell>
          <table:table-cell table:number-columns-repeated="1022"/>
        </table:table-row>
        <table:table-row table:style-name="ro3">
          <table:table-cell office:value-type="float" office:value="31">
            <text:p>31</text:p>
          </table:table-cell>
          <table:table-cell office:value-type="string">
            <text:p>some of Caguas</text:p>
          </table:table-cell>
          <table:table-cell table:number-columns-repeated="1022"/>
        </table:table-row>
        <table:table-row table:style-name="ro3">
          <table:table-cell office:value-type="float" office:value="31">
            <text:p>31</text:p>
          </table:table-cell>
          <table:table-cell office:value-type="string">
            <text:p>Gurabo</text:p>
          </table:table-cell>
          <table:table-cell table:number-columns-repeated="1022"/>
        </table:table-row>
        <table:table-row table:style-name="ro3">
          <table:table-cell office:value-type="float" office:value="32">
            <text:p>32</text:p>
          </table:table-cell>
          <table:table-cell office:value-type="string">
            <text:p>most of Caguas</text:p>
          </table:table-cell>
          <table:table-cell table:number-columns-repeated="1022"/>
        </table:table-row>
        <table:table-row table:style-name="ro1">
          <table:table-cell office:value-type="float" office:value="33">
            <text:p>33</text:p>
          </table:table-cell>
          <table:table-cell office:value-type="string">
            <text:p>some of San Lorenzo</text:p>
          </table:table-cell>
          <table:table-cell table:number-columns-repeated="1022"/>
        </table:table-row>
        <table:table-row table:style-name="ro1">
          <table:table-cell office:value-type="float" office:value="33">
            <text:p>33</text:p>
          </table:table-cell>
          <table:table-cell office:value-type="string">
            <text:p>Juncos</text:p>
          </table:table-cell>
          <table:table-cell table:number-columns-repeated="1022"/>
        </table:table-row>
        <table:table-row table:style-name="ro3">
          <table:table-cell office:value-type="float" office:value="33">
            <text:p>33</text:p>
          </table:table-cell>
          <table:table-cell office:value-type="string">
            <text:p>some of Las Piedras</text:p>
          </table:table-cell>
          <table:table-cell table:number-columns-repeated="1022"/>
        </table:table-row>
        <table:table-row table:style-name="ro1">
          <table:table-cell office:value-type="float" office:value="34">
            <text:p>34</text:p>
          </table:table-cell>
          <table:table-cell office:value-type="string">
            <text:p>most of San Lorenzo</text:p>
          </table:table-cell>
          <table:table-cell table:number-columns-repeated="1022"/>
        </table:table-row>
        <table:table-row table:style-name="ro3">
          <table:table-cell office:value-type="float" office:value="34">
            <text:p>34</text:p>
          </table:table-cell>
          <table:table-cell office:value-type="string">
            <text:p>Patillas</text:p>
          </table:table-cell>
          <table:table-cell table:number-columns-repeated="1022"/>
        </table:table-row>
        <table:table-row table:style-name="ro3">
          <table:table-cell office:value-type="float" office:value="34">
            <text:p>34</text:p>
          </table:table-cell>
          <table:table-cell office:value-type="string">
            <text:p>Maunabo</text:p>
          </table:table-cell>
          <table:table-cell table:number-columns-repeated="1022"/>
        </table:table-row>
        <table:table-row table:style-name="ro3">
          <table:table-cell office:value-type="float" office:value="34">
            <text:p>34</text:p>
          </table:table-cell>
          <table:table-cell office:value-type="string">
            <text:p>Yabucoa</text:p>
          </table:table-cell>
          <table:table-cell table:number-columns-repeated="1022"/>
        </table:table-row>
        <table:table-row table:style-name="ro3">
          <table:table-cell office:value-type="float" office:value="35">
            <text:p>35</text:p>
          </table:table-cell>
          <table:table-cell office:value-type="string">
            <text:p>some of Las Piedras</text:p>
          </table:table-cell>
          <table:table-cell table:number-columns-repeated="1022"/>
        </table:table-row>
        <table:table-row table:style-name="ro3">
          <table:table-cell office:value-type="float" office:value="35">
            <text:p>35</text:p>
          </table:table-cell>
          <table:table-cell office:value-type="string">
            <text:p>Naguabo</text:p>
          </table:table-cell>
          <table:table-cell table:number-columns-repeated="1022"/>
        </table:table-row>
        <table:table-row table:style-name="ro3">
          <table:table-cell office:value-type="float" office:value="35">
            <text:p>35</text:p>
          </table:table-cell>
          <table:table-cell office:value-type="string">
            <text:p>Humacao</text:p>
          </table:table-cell>
          <table:table-cell table:number-columns-repeated="1022"/>
        </table:table-row>
        <table:table-row table:style-name="ro3">
          <table:table-cell office:value-type="float" office:value="36">
            <text:p>36</text:p>
          </table:table-cell>
          <table:table-cell office:value-type="string">
            <text:p>some of Río Grande</text:p>
          </table:table-cell>
          <table:table-cell table:number-columns-repeated="1022"/>
        </table:table-row>
        <table:table-row table:style-name="ro3">
          <table:table-cell office:value-type="float" office:value="36">
            <text:p>36</text:p>
          </table:table-cell>
          <table:table-cell office:value-type="string">
            <text:p>Luquillo</text:p>
          </table:table-cell>
          <table:table-cell table:number-columns-repeated="1022"/>
        </table:table-row>
        <table:table-row table:style-name="ro3">
          <table:table-cell office:value-type="float" office:value="36">
            <text:p>36</text:p>
          </table:table-cell>
          <table:table-cell office:value-type="string">
            <text:p>Fajardo</text:p>
          </table:table-cell>
          <table:table-cell table:number-columns-repeated="1022"/>
        </table:table-row>
        <table:table-row table:style-name="ro3">
          <table:table-cell office:value-type="float" office:value="36">
            <text:p>36</text:p>
          </table:table-cell>
          <table:table-cell office:value-type="string">
            <text:p>Ceiba</text:p>
          </table:table-cell>
          <table:table-cell table:number-columns-repeated="1022"/>
        </table:table-row>
        <table:table-row table:style-name="ro3">
          <table:table-cell office:value-type="float" office:value="36">
            <text:p>36</text:p>
          </table:table-cell>
          <table:table-cell office:value-type="string">
            <text:p>Vieques</text:p>
          </table:table-cell>
          <table:table-cell table:number-columns-repeated="1022"/>
        </table:table-row>
        <table:table-row table:style-name="ro3">
          <table:table-cell office:value-type="float" office:value="36">
            <text:p>36</text:p>
          </table:table-cell>
          <table:table-cell office:value-type="string">
            <text:p>Culebra</text:p>
          </table:table-cell>
          <table:table-cell table:number-columns-repeated="1022"/>
        </table:table-row>
        <table:table-row table:style-name="ro3">
          <table:table-cell office:value-type="float" office:value="37">
            <text:p>37</text:p>
          </table:table-cell>
          <table:table-cell office:value-type="string">
            <text:p>most of Río Grande</text:p>
          </table:table-cell>
          <table:table-cell table:number-columns-repeated="1022"/>
        </table:table-row>
        <table:table-row table:style-name="ro3">
          <table:table-cell office:value-type="float" office:value="37">
            <text:p>37</text:p>
          </table:table-cell>
          <table:table-cell office:value-type="string">
            <text:p>Loíza</text:p>
          </table:table-cell>
          <table:table-cell table:number-columns-repeated="1022"/>
        </table:table-row>
        <table:table-row table:style-name="ro3">
          <table:table-cell office:value-type="float" office:value="37">
            <text:p>37</text:p>
          </table:table-cell>
          <table:table-cell office:value-type="string">
            <text:p>some of Canóvanas</text:p>
          </table:table-cell>
          <table:table-cell table:number-columns-repeated="1022"/>
        </table:table-row>
        <table:table-row table:style-name="ro3">
          <table:table-cell office:value-type="float" office:value="38">
            <text:p>38</text:p>
          </table:table-cell>
          <table:table-cell office:value-type="string">
            <text:p>some of Canóvanas</text:p>
          </table:table-cell>
          <table:table-cell table:number-columns-repeated="1022"/>
        </table:table-row>
        <table:table-row table:style-name="ro1">
          <table:table-cell office:value-type="float" office:value="38">
            <text:p>38</text:p>
          </table:table-cell>
          <table:table-cell office:value-type="string">
            <text:p>some of Carolina</text:p>
          </table:table-cell>
          <table:table-cell table:number-columns-repeated="1022"/>
        </table:table-row>
        <table:table-row table:style-name="ro1">
          <table:table-cell office:value-type="float" office:value="38">
            <text:p>38</text:p>
          </table:table-cell>
          <table:table-cell office:value-type="string">
            <text:p>some of Trujillo Alto</text:p>
          </table:table-cell>
          <table:table-cell table:number-columns-repeated="1022"/>
        </table:table-row>
        <table:table-row table:style-name="ro1">
          <table:table-cell office:value-type="float" office:value="39">
            <text:p>39</text:p>
          </table:table-cell>
          <table:table-cell office:value-type="string">
            <text:p>some of Carolina</text:p>
          </table:table-cell>
          <table:table-cell table:number-columns-repeated="1022"/>
        </table:table-row>
        <table:table-row table:style-name="ro1">
          <table:table-cell office:value-type="float" office:value="39">
            <text:p>39</text:p>
          </table:table-cell>
          <table:table-cell office:value-type="string">
            <text:p>some of Trujillo Alto</text:p>
          </table:table-cell>
          <table:table-cell table:number-columns-repeated="1022"/>
        </table:table-row>
        <table:table-row table:style-name="ro1">
          <table:table-cell office:value-type="float" office:value="40">
            <text:p>40</text:p>
          </table:table-cell>
          <table:table-cell office:value-type="string">
            <text:p>most of Carolina</text:p>
          </table:table-cell>
          <table:table-cell table:number-columns-repeated="1022"/>
        </table:table-row>
      </table:table>
      <table:table table:name="Senate Districts" table:style-name="ta1">
        <office:forms form:automatic-focus="false" form:apply-design-mode="false"/>
        <table:table-column table:style-name="co14" table:default-cell-style-name="Default"/>
        <table:table-column table:style-name="co15" table:default-cell-style-name="Default"/>
        <table:table-column table:style-name="co5" table:number-columns-repeated="1022" table:default-cell-style-name="Default"/>
        <table:table-row table:style-name="ro1">
          <table:table-cell office:value-type="string">
            <text:p>District</text:p>
          </table:table-cell>
          <table:table-cell office:value-type="string">
            <text:p>Municipalities/Barrios</text:p>
          </table:table-cell>
          <table:table-cell table:number-columns-repeated="1022"/>
        </table:table-row>
        <table:table-row table:style-name="ro1">
          <table:table-cell office:value-type="string">
            <text:p>I - San Juan</text:p>
          </table:table-cell>
          <table:table-cell office:value-type="string">
            <text:p>San Juan</text:p>
          </table:table-cell>
          <table:table-cell table:number-columns-repeated="1022"/>
        </table:table-row>
        <table:table-row table:style-name="ro3">
          <table:table-cell office:value-type="string">
            <text:p>I - San Juan</text:p>
          </table:table-cell>
          <table:table-cell office:value-type="string">
            <text:p>Aguas Buenas</text:p>
          </table:table-cell>
          <table:table-cell table:number-columns-repeated="1022"/>
        </table:table-row>
        <table:table-row table:style-name="ro3">
          <table:table-cell table:style-name="ce9" office:value-type="string">
            <text:p>I - San Juan</text:p>
          </table:table-cell>
          <table:table-cell table:style-name="ce9" office:value-type="string">
            <text:p>Guaynabo</text:p>
          </table:table-cell>
          <table:table-cell table:style-name="ce9" table:number-columns-repeated="1022"/>
        </table:table-row>
        <table:table-row table:style-name="ro3">
          <table:table-cell office:value-type="string">
            <text:p>II - Bayamón</text:p>
          </table:table-cell>
          <table:table-cell office:value-type="string">
            <text:p>Bayamón</text:p>
          </table:table-cell>
          <table:table-cell table:number-columns-repeated="1022"/>
        </table:table-row>
        <table:table-row table:style-name="ro3">
          <table:table-cell office:value-type="string">
            <text:p>II - Bayamón</text:p>
          </table:table-cell>
          <table:table-cell office:value-type="string">
            <text:p>Cataño</text:p>
          </table:table-cell>
          <table:table-cell table:number-columns-repeated="1022"/>
        </table:table-row>
        <table:table-row table:style-name="ro3">
          <table:table-cell office:value-type="string">
            <text:p>II - Bayamón</text:p>
          </table:table-cell>
          <table:table-cell office:value-type="string">
            <text:p>Toa Alta</text:p>
          </table:table-cell>
          <table:table-cell table:number-columns-repeated="1022"/>
        </table:table-row>
        <table:table-row table:style-name="ro3">
          <table:table-cell office:value-type="string">
            <text:p>II - Bayamón</text:p>
          </table:table-cell>
          <table:table-cell office:value-type="string">
            <text:p>Toa Baja</text:p>
          </table:table-cell>
          <table:table-cell table:number-columns-repeated="1022"/>
        </table:table-row>
        <table:table-row table:style-name="ro3">
          <table:table-cell table:style-name="ce9" office:value-type="string">
            <text:p>II - Bayamón</text:p>
          </table:table-cell>
          <table:table-cell table:style-name="ce9" office:value-type="string">
            <text:p>Guaynabo</text:p>
          </table:table-cell>
          <table:table-cell table:style-name="ce9" table:number-columns-repeated="1022"/>
        </table:table-row>
        <table:table-row table:style-name="ro3">
          <table:table-cell office:value-type="string">
            <text:p>II - Bayamón</text:p>
          </table:table-cell>
          <table:table-cell office:value-type="string">
            <text:p>Arecibo</text:p>
          </table:table-cell>
          <table:table-cell table:number-columns-repeated="1022"/>
        </table:table-row>
        <table:table-row table:style-name="ro3">
          <table:table-cell office:value-type="string">
            <text:p>II - Bayamón</text:p>
          </table:table-cell>
          <table:table-cell office:value-type="string">
            <text:p>Barceloneta</text:p>
          </table:table-cell>
          <table:table-cell table:number-columns-repeated="1022"/>
        </table:table-row>
        <table:table-row table:style-name="ro3">
          <table:table-cell office:value-type="string">
            <text:p>II - Bayamón</text:p>
          </table:table-cell>
          <table:table-cell office:value-type="string">
            <text:p>Camuy</text:p>
          </table:table-cell>
          <table:table-cell table:number-columns-repeated="1022"/>
        </table:table-row>
        <table:table-row table:style-name="ro3">
          <table:table-cell office:value-type="string">
            <text:p>II - Bayamón</text:p>
          </table:table-cell>
          <table:table-cell office:value-type="string">
            <text:p>Ciales</text:p>
          </table:table-cell>
          <table:table-cell table:number-columns-repeated="1022"/>
        </table:table-row>
        <table:table-row table:style-name="ro3">
          <table:table-cell office:value-type="string">
            <text:p>II - Bayamón</text:p>
          </table:table-cell>
          <table:table-cell office:value-type="string">
            <text:p>Dorado</text:p>
          </table:table-cell>
          <table:table-cell table:number-columns-repeated="1022"/>
        </table:table-row>
        <table:table-row table:style-name="ro3">
          <table:table-cell office:value-type="string">
            <text:p>II - Bayamón</text:p>
          </table:table-cell>
          <table:table-cell office:value-type="string">
            <text:p>Florida</text:p>
          </table:table-cell>
          <table:table-cell table:number-columns-repeated="1022"/>
        </table:table-row>
        <table:table-row table:style-name="ro3">
          <table:table-cell office:value-type="string">
            <text:p>II - Bayamón</text:p>
          </table:table-cell>
          <table:table-cell office:value-type="string">
            <text:p>Hatillo</text:p>
          </table:table-cell>
          <table:table-cell table:number-columns-repeated="1022"/>
        </table:table-row>
        <table:table-row table:style-name="ro3">
          <table:table-cell office:value-type="string">
            <text:p>II - Bayamón</text:p>
          </table:table-cell>
          <table:table-cell office:value-type="string">
            <text:p>Manatí</text:p>
          </table:table-cell>
          <table:table-cell table:number-columns-repeated="1022"/>
        </table:table-row>
        <table:table-row table:style-name="ro3">
          <table:table-cell office:value-type="string">
            <text:p>II - Bayamón</text:p>
          </table:table-cell>
          <table:table-cell office:value-type="string">
            <text:p>Morovis</text:p>
          </table:table-cell>
          <table:table-cell table:number-columns-repeated="1022"/>
        </table:table-row>
        <table:table-row table:style-name="ro3">
          <table:table-cell office:value-type="string">
            <text:p>II - Bayamón</text:p>
          </table:table-cell>
          <table:table-cell office:value-type="string">
            <text:p>Quebradillas</text:p>
          </table:table-cell>
          <table:table-cell table:number-columns-repeated="1022"/>
        </table:table-row>
        <table:table-row table:style-name="ro3">
          <table:table-cell office:value-type="string">
            <text:p>II - Bayamón</text:p>
          </table:table-cell>
          <table:table-cell office:value-type="string">
            <text:p>Vega Alta</text:p>
          </table:table-cell>
          <table:table-cell table:number-columns-repeated="1022"/>
        </table:table-row>
        <table:table-row table:style-name="ro3">
          <table:table-cell office:value-type="string">
            <text:p>II - Bayamón</text:p>
          </table:table-cell>
          <table:table-cell office:value-type="string">
            <text:p>Vega Baja</text:p>
          </table:table-cell>
          <table:table-cell table:number-columns-repeated="1022"/>
        </table:table-row>
        <table:table-row table:style-name="ro3">
          <table:table-cell office:value-type="string">
            <text:p>IV - Mayagüez-Aguadilla</text:p>
          </table:table-cell>
          <table:table-cell office:value-type="string">
            <text:p>Aguada</text:p>
          </table:table-cell>
          <table:table-cell table:number-columns-repeated="1022"/>
        </table:table-row>
        <table:table-row table:style-name="ro3">
          <table:table-cell office:value-type="string">
            <text:p>IV - Mayagüez-Aguadilla</text:p>
          </table:table-cell>
          <table:table-cell office:value-type="string">
            <text:p>Aguadilla</text:p>
          </table:table-cell>
          <table:table-cell table:number-columns-repeated="1022"/>
        </table:table-row>
        <table:table-row table:style-name="ro3">
          <table:table-cell office:value-type="string">
            <text:p>IV - Mayagüez-Aguadilla</text:p>
          </table:table-cell>
          <table:table-cell office:value-type="string">
            <text:p>Añasco</text:p>
          </table:table-cell>
          <table:table-cell table:number-columns-repeated="1022"/>
        </table:table-row>
        <table:table-row table:style-name="ro3">
          <table:table-cell office:value-type="string">
            <text:p>IV - Mayagüez-Aguadilla</text:p>
          </table:table-cell>
          <table:table-cell office:value-type="string">
            <text:p>Cabo Rojo</text:p>
          </table:table-cell>
          <table:table-cell table:number-columns-repeated="1022"/>
        </table:table-row>
        <table:table-row table:style-name="ro3">
          <table:table-cell office:value-type="string">
            <text:p>IV - Mayagüez-Aguadilla</text:p>
          </table:table-cell>
          <table:table-cell office:value-type="string">
            <text:p>Hormigueros</text:p>
          </table:table-cell>
          <table:table-cell table:number-columns-repeated="1022"/>
        </table:table-row>
        <table:table-row table:style-name="ro3">
          <table:table-cell office:value-type="string">
            <text:p>IV - Mayagüez-Aguadilla</text:p>
          </table:table-cell>
          <table:table-cell office:value-type="string">
            <text:p>Isabela</text:p>
          </table:table-cell>
          <table:table-cell table:number-columns-repeated="1022"/>
        </table:table-row>
        <table:table-row table:style-name="ro3">
          <table:table-cell office:value-type="string">
            <text:p>IV - Mayagüez-Aguadilla</text:p>
          </table:table-cell>
          <table:table-cell office:value-type="string">
            <text:p>Las Marías</text:p>
          </table:table-cell>
          <table:table-cell table:number-columns-repeated="1022"/>
        </table:table-row>
        <table:table-row table:style-name="ro3">
          <table:table-cell office:value-type="string">
            <text:p>IV - Mayagüez-Aguadilla</text:p>
          </table:table-cell>
          <table:table-cell office:value-type="string">
            <text:p>Mayagüez</text:p>
          </table:table-cell>
          <table:table-cell table:number-columns-repeated="1022"/>
        </table:table-row>
        <table:table-row table:style-name="ro3">
          <table:table-cell office:value-type="string">
            <text:p>IV - Mayagüez-Aguadilla</text:p>
          </table:table-cell>
          <table:table-cell office:value-type="string">
            <text:p>Moca</text:p>
          </table:table-cell>
          <table:table-cell table:number-columns-repeated="1022"/>
        </table:table-row>
        <table:table-row table:style-name="ro3">
          <table:table-cell office:value-type="string">
            <text:p>IV - Mayagüez-Aguadilla</text:p>
          </table:table-cell>
          <table:table-cell office:value-type="string">
            <text:p>Rincón</text:p>
          </table:table-cell>
          <table:table-cell table:number-columns-repeated="1022"/>
        </table:table-row>
        <table:table-row table:style-name="ro3">
          <table:table-cell office:value-type="string">
            <text:p>IV - Mayagüez-Aguadilla</text:p>
          </table:table-cell>
          <table:table-cell office:value-type="string">
            <text:p>San Germán</text:p>
          </table:table-cell>
          <table:table-cell table:number-columns-repeated="1022"/>
        </table:table-row>
        <table:table-row table:style-name="ro3">
          <table:table-cell office:value-type="string">
            <text:p>IV - Mayagüez-Aguadilla</text:p>
          </table:table-cell>
          <table:table-cell office:value-type="string">
            <text:p>San Sebastián</text:p>
          </table:table-cell>
          <table:table-cell table:number-columns-repeated="1022"/>
        </table:table-row>
        <table:table-row table:style-name="ro3">
          <table:table-cell office:value-type="string">
            <text:p>V - Ponce</text:p>
          </table:table-cell>
          <table:table-cell office:value-type="string">
            <text:p>Adjuntas</text:p>
          </table:table-cell>
          <table:table-cell table:number-columns-repeated="1022"/>
        </table:table-row>
        <table:table-row table:style-name="ro3">
          <table:table-cell office:value-type="string">
            <text:p>V - Ponce</text:p>
          </table:table-cell>
          <table:table-cell office:value-type="string">
            <text:p>Guánica</text:p>
          </table:table-cell>
          <table:table-cell table:number-columns-repeated="1022"/>
        </table:table-row>
        <table:table-row table:style-name="ro3">
          <table:table-cell office:value-type="string">
            <text:p>V - Ponce</text:p>
          </table:table-cell>
          <table:table-cell office:value-type="string">
            <text:p>Guayanilla</text:p>
          </table:table-cell>
          <table:table-cell table:number-columns-repeated="1022"/>
        </table:table-row>
        <table:table-row table:style-name="ro3">
          <table:table-cell office:value-type="string">
            <text:p>V - Ponce</text:p>
          </table:table-cell>
          <table:table-cell office:value-type="string">
            <text:p>Jayuya</text:p>
          </table:table-cell>
          <table:table-cell table:number-columns-repeated="1022"/>
        </table:table-row>
        <table:table-row table:style-name="ro3">
          <table:table-cell table:style-name="ce9" office:value-type="string">
            <text:p>V - Ponce</text:p>
          </table:table-cell>
          <table:table-cell table:style-name="ce9" office:value-type="string">
            <text:p>Juana Díaz</text:p>
          </table:table-cell>
          <table:table-cell table:style-name="ce9" table:number-columns-repeated="1022"/>
        </table:table-row>
        <table:table-row table:style-name="ro3">
          <table:table-cell office:value-type="string">
            <text:p>V - Ponce</text:p>
          </table:table-cell>
          <table:table-cell office:value-type="string">
            <text:p>Lajas</text:p>
          </table:table-cell>
          <table:table-cell table:number-columns-repeated="1022"/>
        </table:table-row>
        <table:table-row table:style-name="ro3">
          <table:table-cell office:value-type="string">
            <text:p>V - Ponce</text:p>
          </table:table-cell>
          <table:table-cell office:value-type="string">
            <text:p>Lares</text:p>
          </table:table-cell>
          <table:table-cell table:number-columns-repeated="1022"/>
        </table:table-row>
        <table:table-row table:style-name="ro3">
          <table:table-cell office:value-type="string">
            <text:p>V - Ponce</text:p>
          </table:table-cell>
          <table:table-cell office:value-type="string">
            <text:p>Maricao</text:p>
          </table:table-cell>
          <table:table-cell table:number-columns-repeated="1022"/>
        </table:table-row>
        <table:table-row table:style-name="ro3">
          <table:table-cell office:value-type="string">
            <text:p>V - Ponce</text:p>
          </table:table-cell>
          <table:table-cell office:value-type="string">
            <text:p>Peñuelas</text:p>
          </table:table-cell>
          <table:table-cell table:number-columns-repeated="1022"/>
        </table:table-row>
        <table:table-row table:style-name="ro1">
          <table:table-cell office:value-type="string">
            <text:p>V - Ponce</text:p>
          </table:table-cell>
          <table:table-cell office:value-type="string">
            <text:p>Ponce</text:p>
          </table:table-cell>
          <table:table-cell table:number-columns-repeated="1022"/>
        </table:table-row>
        <table:table-row table:style-name="ro3">
          <table:table-cell office:value-type="string">
            <text:p>V - Ponce</text:p>
          </table:table-cell>
          <table:table-cell office:value-type="string">
            <text:p>Sabana Grande</text:p>
          </table:table-cell>
          <table:table-cell table:number-columns-repeated="1022"/>
        </table:table-row>
        <table:table-row table:style-name="ro3">
          <table:table-cell office:value-type="string">
            <text:p>V - Ponce</text:p>
          </table:table-cell>
          <table:table-cell office:value-type="string">
            <text:p>Utuado</text:p>
          </table:table-cell>
          <table:table-cell table:number-columns-repeated="1022"/>
        </table:table-row>
        <table:table-row table:style-name="ro3">
          <table:table-cell office:value-type="string">
            <text:p>V - Ponce</text:p>
          </table:table-cell>
          <table:table-cell office:value-type="string">
            <text:p>Yauco</text:p>
          </table:table-cell>
          <table:table-cell table:number-columns-repeated="1022"/>
        </table:table-row>
        <table:table-row table:style-name="ro3">
          <table:table-cell office:value-type="string">
            <text:p>VI - Guayama</text:p>
          </table:table-cell>
          <table:table-cell office:value-type="string">
            <text:p>Aibonito</text:p>
          </table:table-cell>
          <table:table-cell table:number-columns-repeated="1022"/>
        </table:table-row>
        <table:table-row table:style-name="ro3">
          <table:table-cell office:value-type="string">
            <text:p>VI - Guayama</text:p>
          </table:table-cell>
          <table:table-cell office:value-type="string">
            <text:p>Arroyo</text:p>
          </table:table-cell>
          <table:table-cell table:number-columns-repeated="1022"/>
        </table:table-row>
        <table:table-row table:style-name="ro3">
          <table:table-cell office:value-type="string">
            <text:p>VI - Guayama</text:p>
          </table:table-cell>
          <table:table-cell office:value-type="string">
            <text:p>Barranquitas</text:p>
          </table:table-cell>
          <table:table-cell table:number-columns-repeated="1022"/>
        </table:table-row>
        <table:table-row table:style-name="ro3">
          <table:table-cell office:value-type="string">
            <text:p>VI - Guayama</text:p>
          </table:table-cell>
          <table:table-cell office:value-type="string">
            <text:p>Cayey</text:p>
          </table:table-cell>
          <table:table-cell table:number-columns-repeated="1022"/>
        </table:table-row>
        <table:table-row table:style-name="ro3">
          <table:table-cell office:value-type="string">
            <text:p>VI - Guayama</text:p>
          </table:table-cell>
          <table:table-cell office:value-type="string">
            <text:p>Cidra</text:p>
          </table:table-cell>
          <table:table-cell table:number-columns-repeated="1022"/>
        </table:table-row>
        <table:table-row table:style-name="ro3">
          <table:table-cell office:value-type="string">
            <text:p>VI - Guayama</text:p>
          </table:table-cell>
          <table:table-cell office:value-type="string">
            <text:p>Coamo</text:p>
          </table:table-cell>
          <table:table-cell table:number-columns-repeated="1022"/>
        </table:table-row>
        <table:table-row table:style-name="ro3">
          <table:table-cell office:value-type="string">
            <text:p>VI - Guayama</text:p>
          </table:table-cell>
          <table:table-cell office:value-type="string">
            <text:p>Comerío</text:p>
          </table:table-cell>
          <table:table-cell table:number-columns-repeated="1022"/>
        </table:table-row>
        <table:table-row table:style-name="ro3">
          <table:table-cell office:value-type="string">
            <text:p>VI - Guayama</text:p>
          </table:table-cell>
          <table:table-cell office:value-type="string">
            <text:p>Corozal</text:p>
          </table:table-cell>
          <table:table-cell table:number-columns-repeated="1022"/>
        </table:table-row>
        <table:table-row table:style-name="ro3">
          <table:table-cell office:value-type="string">
            <text:p>VI - Guayama</text:p>
          </table:table-cell>
          <table:table-cell office:value-type="string">
            <text:p>Guayama</text:p>
          </table:table-cell>
          <table:table-cell table:number-columns-repeated="1022"/>
        </table:table-row>
        <table:table-row table:style-name="ro3">
          <table:table-cell table:style-name="ce9" office:value-type="string">
            <text:p>VI - Guayama</text:p>
          </table:table-cell>
          <table:table-cell table:style-name="ce9" office:value-type="string">
            <text:p>Juana Díaz</text:p>
          </table:table-cell>
          <table:table-cell table:style-name="ce9" table:number-columns-repeated="1022"/>
        </table:table-row>
        <table:table-row table:style-name="ro3">
          <table:table-cell office:value-type="string">
            <text:p>VI - Guayama</text:p>
          </table:table-cell>
          <table:table-cell office:value-type="string">
            <text:p>Naranjito</text:p>
          </table:table-cell>
          <table:table-cell table:number-columns-repeated="1022"/>
        </table:table-row>
        <table:table-row table:style-name="ro3">
          <table:table-cell office:value-type="string">
            <text:p>VI - Guayama</text:p>
          </table:table-cell>
          <table:table-cell office:value-type="string">
            <text:p>Orocovis</text:p>
          </table:table-cell>
          <table:table-cell table:number-columns-repeated="1022"/>
        </table:table-row>
        <table:table-row table:style-name="ro3">
          <table:table-cell office:value-type="string">
            <text:p>VI - Guayama</text:p>
          </table:table-cell>
          <table:table-cell office:value-type="string">
            <text:p>Salinas</text:p>
          </table:table-cell>
          <table:table-cell table:number-columns-repeated="1022"/>
        </table:table-row>
        <table:table-row table:style-name="ro3">
          <table:table-cell office:value-type="string">
            <text:p>VI - Guayama</text:p>
          </table:table-cell>
          <table:table-cell office:value-type="string">
            <text:p>Santa Isabel</text:p>
          </table:table-cell>
          <table:table-cell table:number-columns-repeated="1022"/>
        </table:table-row>
        <table:table-row table:style-name="ro3">
          <table:table-cell office:value-type="string">
            <text:p>VI - Guayama</text:p>
          </table:table-cell>
          <table:table-cell office:value-type="string">
            <text:p>Villalba</text:p>
          </table:table-cell>
          <table:table-cell table:number-columns-repeated="1022"/>
        </table:table-row>
        <table:table-row table:style-name="ro3">
          <table:table-cell office:value-type="string">
            <text:p>VII - Humacao</text:p>
          </table:table-cell>
          <table:table-cell office:value-type="string">
            <text:p>Caguas</text:p>
          </table:table-cell>
          <table:table-cell table:number-columns-repeated="1022"/>
        </table:table-row>
        <table:table-row table:style-name="ro3">
          <table:table-cell office:value-type="string">
            <text:p>VII - Humacao</text:p>
          </table:table-cell>
          <table:table-cell office:value-type="string">
            <text:p>Gurabo</text:p>
          </table:table-cell>
          <table:table-cell table:number-columns-repeated="1022"/>
        </table:table-row>
        <table:table-row table:style-name="ro3">
          <table:table-cell office:value-type="string">
            <text:p>VII - Humacao</text:p>
          </table:table-cell>
          <table:table-cell office:value-type="string">
            <text:p>Humacao</text:p>
          </table:table-cell>
          <table:table-cell table:number-columns-repeated="1022"/>
        </table:table-row>
        <table:table-row table:style-name="ro3">
          <table:table-cell office:value-type="string">
            <text:p>VII - Humacao</text:p>
          </table:table-cell>
          <table:table-cell office:value-type="string">
            <text:p>Juncos</text:p>
          </table:table-cell>
          <table:table-cell table:number-columns-repeated="1022"/>
        </table:table-row>
        <table:table-row table:style-name="ro3">
          <table:table-cell office:value-type="string">
            <text:p>VII - Humacao</text:p>
          </table:table-cell>
          <table:table-cell office:value-type="string">
            <text:p>Las Piedras</text:p>
          </table:table-cell>
          <table:table-cell table:number-columns-repeated="1022"/>
        </table:table-row>
        <table:table-row table:style-name="ro3">
          <table:table-cell office:value-type="string">
            <text:p>VII - Humacao</text:p>
          </table:table-cell>
          <table:table-cell office:value-type="string">
            <text:p>Maunabo</text:p>
          </table:table-cell>
          <table:table-cell table:number-columns-repeated="1022"/>
        </table:table-row>
        <table:table-row table:style-name="ro3">
          <table:table-cell office:value-type="string">
            <text:p>VII - Humacao</text:p>
          </table:table-cell>
          <table:table-cell office:value-type="string">
            <text:p>Naguabo</text:p>
          </table:table-cell>
          <table:table-cell table:number-columns-repeated="1022"/>
        </table:table-row>
        <table:table-row table:style-name="ro3">
          <table:table-cell office:value-type="string">
            <text:p>VII - Humacao</text:p>
          </table:table-cell>
          <table:table-cell office:value-type="string">
            <text:p>Patillas</text:p>
          </table:table-cell>
          <table:table-cell table:number-columns-repeated="1022"/>
        </table:table-row>
        <table:table-row table:style-name="ro3">
          <table:table-cell office:value-type="string">
            <text:p>VII - Humacao</text:p>
          </table:table-cell>
          <table:table-cell office:value-type="string">
            <text:p>San Lorenzo</text:p>
          </table:table-cell>
          <table:table-cell table:number-columns-repeated="1022"/>
        </table:table-row>
        <table:table-row table:style-name="ro3">
          <table:table-cell office:value-type="string">
            <text:p>VII - Humacao</text:p>
          </table:table-cell>
          <table:table-cell office:value-type="string">
            <text:p>Yabucoa</text:p>
          </table:table-cell>
          <table:table-cell table:number-columns-repeated="1022"/>
        </table:table-row>
        <table:table-row table:style-name="ro3">
          <table:table-cell office:value-type="string">
            <text:p>VIII - Carolina</text:p>
          </table:table-cell>
          <table:table-cell office:value-type="string">
            <text:p>Canóvanas</text:p>
          </table:table-cell>
          <table:table-cell table:number-columns-repeated="1022"/>
        </table:table-row>
        <table:table-row table:style-name="ro1">
          <table:table-cell office:value-type="string">
            <text:p>VIII - Carolina</text:p>
          </table:table-cell>
          <table:table-cell office:value-type="string">
            <text:p>Carolina</text:p>
          </table:table-cell>
          <table:table-cell table:number-columns-repeated="1022"/>
        </table:table-row>
        <table:table-row table:style-name="ro3">
          <table:table-cell office:value-type="string">
            <text:p>VIII - Carolina</text:p>
          </table:table-cell>
          <table:table-cell office:value-type="string">
            <text:p>Ceiba</text:p>
          </table:table-cell>
          <table:table-cell table:number-columns-repeated="1022"/>
        </table:table-row>
        <table:table-row table:style-name="ro3">
          <table:table-cell office:value-type="string">
            <text:p>VIII - Carolina</text:p>
          </table:table-cell>
          <table:table-cell office:value-type="string">
            <text:p>Culebra</text:p>
          </table:table-cell>
          <table:table-cell table:number-columns-repeated="1022"/>
        </table:table-row>
        <table:table-row table:style-name="ro3">
          <table:table-cell office:value-type="string">
            <text:p>VIII - Carolina</text:p>
          </table:table-cell>
          <table:table-cell office:value-type="string">
            <text:p>Fajardo</text:p>
          </table:table-cell>
          <table:table-cell table:number-columns-repeated="1022"/>
        </table:table-row>
        <table:table-row table:style-name="ro3">
          <table:table-cell office:value-type="string">
            <text:p>VIII - Carolina</text:p>
          </table:table-cell>
          <table:table-cell office:value-type="string">
            <text:p>Loíza</text:p>
          </table:table-cell>
          <table:table-cell table:number-columns-repeated="1022"/>
        </table:table-row>
        <table:table-row table:style-name="ro3">
          <table:table-cell office:value-type="string">
            <text:p>VIII - Carolina</text:p>
          </table:table-cell>
          <table:table-cell office:value-type="string">
            <text:p>Luquillo</text:p>
          </table:table-cell>
          <table:table-cell table:number-columns-repeated="1022"/>
        </table:table-row>
        <table:table-row table:style-name="ro3">
          <table:table-cell office:value-type="string">
            <text:p>VIII - Carolina</text:p>
          </table:table-cell>
          <table:table-cell office:value-type="string">
            <text:p>Río Grande</text:p>
          </table:table-cell>
          <table:table-cell table:number-columns-repeated="1022"/>
        </table:table-row>
        <table:table-row table:style-name="ro1">
          <table:table-cell office:value-type="string">
            <text:p>VIII - Carolina</text:p>
          </table:table-cell>
          <table:table-cell office:value-type="string">
            <text:p>Trujillo Alto</text:p>
          </table:table-cell>
          <table:table-cell table:number-columns-repeated="1022"/>
        </table:table-row>
        <table:table-row table:style-name="ro3">
          <table:table-cell office:value-type="string">
            <text:p>VIII - Carolina</text:p>
          </table:table-cell>
          <table:table-cell office:value-type="string">
            <text:p>Vieques</text:p>
          </table:table-cell>
          <table:table-cell table:number-columns-repeated="1022"/>
        </table:table-row>
      </table:table>
      <table:table table:name="Zipcode Index" table:style-name="ta1">
        <office:forms form:automatic-focus="false" form:apply-design-mode="false"/>
        <table:table-column table:style-name="co16" table:number-columns-repeated="2" table:default-cell-style-name="ce12"/>
        <table:table-column table:style-name="co17" table:default-cell-style-name="ce14"/>
        <table:table-column table:style-name="co16" table:number-columns-repeated="1020" table:default-cell-style-name="ce12"/>
        <table:table-column table:style-name="co16" table:default-cell-style-name="Default"/>
        <table:table-row table:style-name="ro5">
          <table:table-cell table:style-name="ce10" office:value-type="string">
            <text:p>City</text:p>
          </table:table-cell>
          <table:table-cell table:style-name="ce10" office:value-type="string">
            <text:p>Zip Code</text:p>
          </table:table-cell>
          <table:table-cell table:style-name="ce13" office:value-type="string">
            <text:p>Area</text:p>
          </table:table-cell>
          <table:table-cell table:number-columns-repeated="1021"/>
        </table:table-row>
        <table:table-row table:style-name="ro5">
          <table:table-cell table:style-name="ce11" office:value-type="string">
            <text:p>Adjuntas</text:p>
          </table:table-cell>
          <table:table-cell table:style-name="ce11" office:value-type="string">
            <text:p>00601</text:p>
          </table:table-cell>
          <table:table-cell table:number-columns-repeated="1022"/>
        </table:table-row>
        <table:table-row table:style-name="ro5">
          <table:table-cell table:style-name="ce11" office:value-type="string">
            <text:p>Adjuntas</text:p>
          </table:table-cell>
          <table:table-cell table:style-name="ce11" office:value-type="string">
            <text:p>00631</text:p>
          </table:table-cell>
          <table:table-cell table:number-columns-repeated="1022"/>
        </table:table-row>
        <table:table-row table:style-name="ro5">
          <table:table-cell table:style-name="ce11" office:value-type="string">
            <text:p>Aguada</text:p>
          </table:table-cell>
          <table:table-cell table:style-name="ce11" office:value-type="string">
            <text:p>00602</text:p>
          </table:table-cell>
          <table:table-cell table:number-columns-repeated="1022"/>
        </table:table-row>
        <table:table-row table:style-name="ro5">
          <table:table-cell table:style-name="ce11" office:value-type="string">
            <text:p>Aguadilla</text:p>
          </table:table-cell>
          <table:table-cell table:style-name="ce11" office:value-type="string">
            <text:p>00603</text:p>
          </table:table-cell>
          <table:table-cell table:number-columns-repeated="1022"/>
        </table:table-row>
        <table:table-row table:style-name="ro5">
          <table:table-cell table:style-name="ce11" office:value-type="string">
            <text:p>Aguadilla</text:p>
          </table:table-cell>
          <table:table-cell table:style-name="ce11" office:value-type="string">
            <text:p>00604</text:p>
          </table:table-cell>
          <table:table-cell office:value-type="string">
            <text:p> Ramey Station</text:p>
          </table:table-cell>
          <table:table-cell table:number-columns-repeated="1021"/>
        </table:table-row>
        <table:table-row table:style-name="ro5">
          <table:table-cell table:style-name="ce11" office:value-type="string">
            <text:p>Aguadilla</text:p>
          </table:table-cell>
          <table:table-cell table:style-name="ce11" office:value-type="string">
            <text:p>00605</text:p>
          </table:table-cell>
          <table:table-cell table:number-columns-repeated="1022"/>
        </table:table-row>
        <table:table-row table:style-name="ro5">
          <table:table-cell table:style-name="ce11" office:value-type="string">
            <text:p>Aguadilla</text:p>
          </table:table-cell>
          <table:table-cell table:style-name="ce11" office:value-type="string">
            <text:p>00690</text:p>
          </table:table-cell>
          <table:table-cell office:value-type="string">
            <text:p>San Antonio</text:p>
          </table:table-cell>
          <table:table-cell table:number-columns-repeated="1021"/>
        </table:table-row>
        <table:table-row table:style-name="ro5">
          <table:table-cell table:style-name="ce11" office:value-type="string">
            <text:p>Aguas Buenas</text:p>
          </table:table-cell>
          <table:table-cell table:style-name="ce11" office:value-type="string">
            <text:p>00703</text:p>
          </table:table-cell>
          <table:table-cell table:number-columns-repeated="1022"/>
        </table:table-row>
        <table:table-row table:style-name="ro5">
          <table:table-cell table:style-name="ce11" office:value-type="string">
            <text:p>Aibonito</text:p>
          </table:table-cell>
          <table:table-cell table:style-name="ce11" office:value-type="string">
            <text:p>00705</text:p>
          </table:table-cell>
          <table:table-cell table:number-columns-repeated="1022"/>
        </table:table-row>
        <table:table-row table:style-name="ro5">
          <table:table-cell table:style-name="ce11" office:value-type="string">
            <text:p>Aibonito</text:p>
          </table:table-cell>
          <table:table-cell table:style-name="ce11" office:value-type="string">
            <text:p>00786</text:p>
          </table:table-cell>
          <table:table-cell office:value-type="string">
            <text:p>La Plata</text:p>
          </table:table-cell>
          <table:table-cell table:number-columns-repeated="1021"/>
        </table:table-row>
        <table:table-row table:style-name="ro5">
          <table:table-cell table:style-name="ce11" office:value-type="string">
            <text:p>Añasco</text:p>
          </table:table-cell>
          <table:table-cell table:style-name="ce11" office:value-type="string">
            <text:p>00610</text:p>
          </table:table-cell>
          <table:table-cell table:number-columns-repeated="1022"/>
        </table:table-row>
        <table:table-row table:style-name="ro5">
          <table:table-cell table:style-name="ce11" office:value-type="string">
            <text:p>Añasco</text:p>
          </table:table-cell>
          <table:table-cell table:style-name="ce11" office:value-type="string">
            <text:p>00611</text:p>
          </table:table-cell>
          <table:table-cell office:value-type="string">
            <text:p>Angeles</text:p>
          </table:table-cell>
          <table:table-cell table:number-columns-repeated="1021"/>
        </table:table-row>
        <table:table-row table:style-name="ro5">
          <table:table-cell table:style-name="ce11" office:value-type="string">
            <text:p>Arecibo</text:p>
          </table:table-cell>
          <table:table-cell table:style-name="ce11" office:value-type="string">
            <text:p>00612</text:p>
          </table:table-cell>
          <table:table-cell table:number-columns-repeated="1022"/>
        </table:table-row>
        <table:table-row table:style-name="ro5">
          <table:table-cell table:style-name="ce11" office:value-type="string">
            <text:p>Arecibo</text:p>
          </table:table-cell>
          <table:table-cell table:style-name="ce11" office:value-type="string">
            <text:p>00613</text:p>
          </table:table-cell>
          <table:table-cell table:number-columns-repeated="1022"/>
        </table:table-row>
        <table:table-row table:style-name="ro5">
          <table:table-cell table:style-name="ce11" office:value-type="string">
            <text:p>Arecibo</text:p>
          </table:table-cell>
          <table:table-cell table:style-name="ce11" office:value-type="string">
            <text:p>00614</text:p>
          </table:table-cell>
          <table:table-cell table:number-columns-repeated="1022"/>
        </table:table-row>
        <table:table-row table:style-name="ro5">
          <table:table-cell table:style-name="ce11" office:value-type="string">
            <text:p>Arecibo</text:p>
          </table:table-cell>
          <table:table-cell table:style-name="ce11" office:value-type="string">
            <text:p>00616</text:p>
          </table:table-cell>
          <table:table-cell office:value-type="string">
            <text:p>Bajadero</text:p>
          </table:table-cell>
          <table:table-cell table:number-columns-repeated="1021"/>
        </table:table-row>
        <table:table-row table:style-name="ro5">
          <table:table-cell table:style-name="ce11" office:value-type="string">
            <text:p>Arecibo</text:p>
          </table:table-cell>
          <table:table-cell table:style-name="ce11" office:value-type="string">
            <text:p>00652</text:p>
          </table:table-cell>
          <table:table-cell office:value-type="string">
            <text:p>Garrochales</text:p>
          </table:table-cell>
          <table:table-cell table:number-columns-repeated="1021"/>
        </table:table-row>
        <table:table-row table:style-name="ro5">
          <table:table-cell table:style-name="ce11" office:value-type="string">
            <text:p>Arecibo</text:p>
          </table:table-cell>
          <table:table-cell table:style-name="ce11" office:value-type="string">
            <text:p>00688</text:p>
          </table:table-cell>
          <table:table-cell office:value-type="string">
            <text:p>Sabana Hoyos</text:p>
          </table:table-cell>
          <table:table-cell table:number-columns-repeated="1021"/>
        </table:table-row>
        <table:table-row table:style-name="ro5">
          <table:table-cell table:style-name="ce11" office:value-type="string">
            <text:p>Arroyo</text:p>
          </table:table-cell>
          <table:table-cell table:style-name="ce11" office:value-type="string">
            <text:p>00714</text:p>
          </table:table-cell>
          <table:table-cell table:number-columns-repeated="1022"/>
        </table:table-row>
        <table:table-row table:style-name="ro5">
          <table:table-cell table:style-name="ce11" office:value-type="string">
            <text:p>Barceloneta</text:p>
          </table:table-cell>
          <table:table-cell table:style-name="ce11" office:value-type="string">
            <text:p>00617</text:p>
          </table:table-cell>
          <table:table-cell table:number-columns-repeated="1022"/>
        </table:table-row>
        <table:table-row table:style-name="ro5">
          <table:table-cell table:style-name="ce11" office:value-type="string">
            <text:p>Barranquitas</text:p>
          </table:table-cell>
          <table:table-cell table:style-name="ce11" office:value-type="string">
            <text:p>00794</text:p>
          </table:table-cell>
          <table:table-cell table:number-columns-repeated="1022"/>
        </table:table-row>
        <table:table-row table:style-name="ro5">
          <table:table-cell table:style-name="ce11" office:value-type="string">
            <text:p>Bayamón</text:p>
          </table:table-cell>
          <table:table-cell table:style-name="ce11" office:value-type="string">
            <text:p>00956</text:p>
          </table:table-cell>
          <table:table-cell table:number-columns-repeated="1022"/>
        </table:table-row>
        <table:table-row table:style-name="ro5">
          <table:table-cell table:style-name="ce11" office:value-type="string">
            <text:p>Bayamón</text:p>
          </table:table-cell>
          <table:table-cell table:style-name="ce11" office:value-type="string">
            <text:p>00957</text:p>
          </table:table-cell>
          <table:table-cell table:number-columns-repeated="1022"/>
        </table:table-row>
        <table:table-row table:style-name="ro5">
          <table:table-cell table:style-name="ce11" office:value-type="string">
            <text:p>Bayamón</text:p>
          </table:table-cell>
          <table:table-cell table:style-name="ce11" office:value-type="string">
            <text:p>00959</text:p>
          </table:table-cell>
          <table:table-cell table:number-columns-repeated="1022"/>
        </table:table-row>
        <table:table-row table:style-name="ro5">
          <table:table-cell table:style-name="ce11" office:value-type="string">
            <text:p>Bayamón</text:p>
          </table:table-cell>
          <table:table-cell table:style-name="ce11" office:value-type="string">
            <text:p>00961</text:p>
          </table:table-cell>
          <table:table-cell table:number-columns-repeated="1022"/>
        </table:table-row>
        <table:table-row table:style-name="ro5">
          <table:table-cell table:style-name="ce11" office:value-type="string">
            <text:p>Bayamón</text:p>
          </table:table-cell>
          <table:table-cell table:style-name="ce11" office:value-type="string">
            <text:p>00960</text:p>
          </table:table-cell>
          <table:table-cell table:number-columns-repeated="1022"/>
        </table:table-row>
        <table:table-row table:style-name="ro5">
          <table:table-cell table:style-name="ce11" office:value-type="string">
            <text:p>Bayamón</text:p>
          </table:table-cell>
          <table:table-cell table:style-name="ce11" office:value-type="string">
            <text:p>00958</text:p>
          </table:table-cell>
          <table:table-cell table:number-columns-repeated="1022"/>
        </table:table-row>
        <table:table-row table:style-name="ro5">
          <table:table-cell table:style-name="ce11" office:value-type="string">
            <text:p>Cabo Rojo</text:p>
          </table:table-cell>
          <table:table-cell table:style-name="ce11" office:value-type="string">
            <text:p>00623</text:p>
          </table:table-cell>
          <table:table-cell table:number-columns-repeated="1022"/>
        </table:table-row>
        <table:table-row table:style-name="ro5">
          <table:table-cell table:style-name="ce11" office:value-type="string">
            <text:p>Cabo Rojo</text:p>
          </table:table-cell>
          <table:table-cell table:style-name="ce11" office:value-type="string">
            <text:p>00622</text:p>
          </table:table-cell>
          <table:table-cell table:number-columns-repeated="1022"/>
        </table:table-row>
        <table:table-row table:style-name="ro5">
          <table:table-cell table:style-name="ce11" office:value-type="string">
            <text:p>Caguas</text:p>
          </table:table-cell>
          <table:table-cell table:style-name="ce11" office:value-type="string">
            <text:p>00725</text:p>
          </table:table-cell>
          <table:table-cell table:number-columns-repeated="1022"/>
        </table:table-row>
        <table:table-row table:style-name="ro5">
          <table:table-cell table:style-name="ce11" office:value-type="string">
            <text:p>Caguas</text:p>
          </table:table-cell>
          <table:table-cell table:style-name="ce11" office:value-type="string">
            <text:p>00727</text:p>
          </table:table-cell>
          <table:table-cell table:number-columns-repeated="1022"/>
        </table:table-row>
        <table:table-row table:style-name="ro5">
          <table:table-cell table:style-name="ce11" office:value-type="string">
            <text:p>Caguas</text:p>
          </table:table-cell>
          <table:table-cell table:style-name="ce11" office:value-type="string">
            <text:p>00726</text:p>
          </table:table-cell>
          <table:table-cell table:number-columns-repeated="1022"/>
        </table:table-row>
        <table:table-row table:style-name="ro5">
          <table:table-cell table:style-name="ce11" office:value-type="string">
            <text:p>Camuy</text:p>
          </table:table-cell>
          <table:table-cell table:style-name="ce11" office:value-type="string">
            <text:p>00627</text:p>
          </table:table-cell>
          <table:table-cell table:number-columns-repeated="1022"/>
        </table:table-row>
        <table:table-row table:style-name="ro5">
          <table:table-cell table:style-name="ce11" office:value-type="string">
            <text:p>Canóvanas</text:p>
          </table:table-cell>
          <table:table-cell table:style-name="ce11" office:value-type="string">
            <text:p>00729</text:p>
          </table:table-cell>
          <table:table-cell table:number-columns-repeated="1022"/>
        </table:table-row>
        <table:table-row table:style-name="ro5">
          <table:table-cell table:style-name="ce11" office:value-type="string">
            <text:p>Canóvanas</text:p>
          </table:table-cell>
          <table:table-cell table:style-name="ce11" office:value-type="string">
            <text:p>00745</text:p>
          </table:table-cell>
          <table:table-cell table:number-columns-repeated="1022"/>
        </table:table-row>
        <table:table-row table:style-name="ro5">
          <table:table-cell table:style-name="ce11" office:value-type="string">
            <text:p>Carolina</text:p>
          </table:table-cell>
          <table:table-cell table:style-name="ce11" office:value-type="string">
            <text:p>00979</text:p>
          </table:table-cell>
          <table:table-cell table:number-columns-repeated="1022"/>
        </table:table-row>
        <table:table-row table:style-name="ro5">
          <table:table-cell table:style-name="ce11" office:value-type="string">
            <text:p>Carolina</text:p>
          </table:table-cell>
          <table:table-cell table:style-name="ce11" office:value-type="string">
            <text:p>00982</text:p>
          </table:table-cell>
          <table:table-cell table:number-columns-repeated="1022"/>
        </table:table-row>
        <table:table-row table:style-name="ro5">
          <table:table-cell table:style-name="ce11" office:value-type="string">
            <text:p>Carolina</text:p>
          </table:table-cell>
          <table:table-cell table:style-name="ce11" office:value-type="string">
            <text:p>00983</text:p>
          </table:table-cell>
          <table:table-cell table:number-columns-repeated="1022"/>
        </table:table-row>
        <table:table-row table:style-name="ro5">
          <table:table-cell table:style-name="ce11" office:value-type="string">
            <text:p>Carolina</text:p>
          </table:table-cell>
          <table:table-cell table:style-name="ce11" office:value-type="string">
            <text:p>00985</text:p>
          </table:table-cell>
          <table:table-cell table:number-columns-repeated="1022"/>
        </table:table-row>
        <table:table-row table:style-name="ro5">
          <table:table-cell table:style-name="ce11" office:value-type="string">
            <text:p>Carolina</text:p>
          </table:table-cell>
          <table:table-cell table:style-name="ce11" office:value-type="string">
            <text:p>00987</text:p>
          </table:table-cell>
          <table:table-cell table:number-columns-repeated="1022"/>
        </table:table-row>
        <table:table-row table:style-name="ro5">
          <table:table-cell table:style-name="ce11" office:value-type="string">
            <text:p>Carolina</text:p>
          </table:table-cell>
          <table:table-cell table:style-name="ce11" office:value-type="string">
            <text:p>00981</text:p>
          </table:table-cell>
          <table:table-cell table:number-columns-repeated="1022"/>
        </table:table-row>
        <table:table-row table:style-name="ro5">
          <table:table-cell table:style-name="ce11" office:value-type="string">
            <text:p>Carolina</text:p>
          </table:table-cell>
          <table:table-cell table:style-name="ce11" office:value-type="string">
            <text:p>00984</text:p>
          </table:table-cell>
          <table:table-cell table:number-columns-repeated="1022"/>
        </table:table-row>
        <table:table-row table:style-name="ro5">
          <table:table-cell table:style-name="ce11" office:value-type="string">
            <text:p>Carolina</text:p>
          </table:table-cell>
          <table:table-cell table:style-name="ce11" office:value-type="string">
            <text:p>00986</text:p>
          </table:table-cell>
          <table:table-cell table:number-columns-repeated="1022"/>
        </table:table-row>
        <table:table-row table:style-name="ro5">
          <table:table-cell table:style-name="ce11" office:value-type="string">
            <text:p>Carolina</text:p>
          </table:table-cell>
          <table:table-cell table:style-name="ce11" office:value-type="string">
            <text:p>00988</text:p>
          </table:table-cell>
          <table:table-cell table:number-columns-repeated="1022"/>
        </table:table-row>
        <table:table-row table:style-name="ro5">
          <table:table-cell table:style-name="ce11" office:value-type="string">
            <text:p>Cataño</text:p>
          </table:table-cell>
          <table:table-cell table:style-name="ce11" office:value-type="string">
            <text:p>00962</text:p>
          </table:table-cell>
          <table:table-cell table:number-columns-repeated="1022"/>
        </table:table-row>
        <table:table-row table:style-name="ro5">
          <table:table-cell table:style-name="ce11" office:value-type="string">
            <text:p>Cataño</text:p>
          </table:table-cell>
          <table:table-cell table:style-name="ce11" office:value-type="string">
            <text:p>00963</text:p>
          </table:table-cell>
          <table:table-cell table:number-columns-repeated="1022"/>
        </table:table-row>
        <table:table-row table:style-name="ro5">
          <table:table-cell table:style-name="ce11" office:value-type="string">
            <text:p>Cayey</text:p>
          </table:table-cell>
          <table:table-cell table:style-name="ce11" office:value-type="string">
            <text:p>00736</text:p>
          </table:table-cell>
          <table:table-cell table:number-columns-repeated="1022"/>
        </table:table-row>
        <table:table-row table:style-name="ro5">
          <table:table-cell table:style-name="ce11" office:value-type="string">
            <text:p>Cayey</text:p>
          </table:table-cell>
          <table:table-cell table:style-name="ce11" office:value-type="string">
            <text:p>00737</text:p>
          </table:table-cell>
          <table:table-cell table:number-columns-repeated="1022"/>
        </table:table-row>
        <table:table-row table:style-name="ro5">
          <table:table-cell table:style-name="ce11" office:value-type="string">
            <text:p>Ceiba</text:p>
          </table:table-cell>
          <table:table-cell table:style-name="ce11" office:value-type="string">
            <text:p>00735</text:p>
          </table:table-cell>
          <table:table-cell table:number-columns-repeated="1022"/>
        </table:table-row>
        <table:table-row table:style-name="ro5">
          <table:table-cell table:style-name="ce11" office:value-type="string">
            <text:p>Ceiba</text:p>
          </table:table-cell>
          <table:table-cell table:style-name="ce11" office:value-type="string">
            <text:p>00742</text:p>
          </table:table-cell>
          <table:table-cell table:number-columns-repeated="1022"/>
        </table:table-row>
        <table:table-row table:style-name="ro5">
          <table:table-cell table:style-name="ce11" office:value-type="string">
            <text:p>Ciales</text:p>
          </table:table-cell>
          <table:table-cell table:style-name="ce11" office:value-type="string">
            <text:p>00638</text:p>
          </table:table-cell>
          <table:table-cell table:number-columns-repeated="1022"/>
        </table:table-row>
        <table:table-row table:style-name="ro5">
          <table:table-cell table:style-name="ce11" office:value-type="string">
            <text:p>Cidra</text:p>
          </table:table-cell>
          <table:table-cell table:style-name="ce11" office:value-type="string">
            <text:p>00739</text:p>
          </table:table-cell>
          <table:table-cell table:number-columns-repeated="1022"/>
        </table:table-row>
        <table:table-row table:style-name="ro5">
          <table:table-cell table:style-name="ce11" office:value-type="string">
            <text:p>Coamo</text:p>
          </table:table-cell>
          <table:table-cell table:style-name="ce11" office:value-type="string">
            <text:p>00769</text:p>
          </table:table-cell>
          <table:table-cell table:number-columns-repeated="1022"/>
        </table:table-row>
        <table:table-row table:style-name="ro5">
          <table:table-cell table:style-name="ce11" office:value-type="string">
            <text:p>Comerio</text:p>
          </table:table-cell>
          <table:table-cell table:style-name="ce11" office:value-type="string">
            <text:p>00782</text:p>
          </table:table-cell>
          <table:table-cell table:number-columns-repeated="1022"/>
        </table:table-row>
        <table:table-row table:style-name="ro5">
          <table:table-cell table:style-name="ce11" office:value-type="string">
            <text:p>Corozal</text:p>
          </table:table-cell>
          <table:table-cell table:style-name="ce11" office:value-type="string">
            <text:p>00783</text:p>
          </table:table-cell>
          <table:table-cell table:number-columns-repeated="1022"/>
        </table:table-row>
        <table:table-row table:style-name="ro5">
          <table:table-cell table:style-name="ce11" office:value-type="string">
            <text:p>Culebra</text:p>
          </table:table-cell>
          <table:table-cell table:style-name="ce11" office:value-type="string">
            <text:p>00775</text:p>
          </table:table-cell>
          <table:table-cell table:number-columns-repeated="1022"/>
        </table:table-row>
        <table:table-row table:style-name="ro5">
          <table:table-cell table:style-name="ce11" office:value-type="string">
            <text:p>Dorado</text:p>
          </table:table-cell>
          <table:table-cell table:style-name="ce11" office:value-type="string">
            <text:p>00646</text:p>
          </table:table-cell>
          <table:table-cell table:number-columns-repeated="1022"/>
        </table:table-row>
        <table:table-row table:style-name="ro5">
          <table:table-cell table:style-name="ce11" office:value-type="string">
            <text:p>Fajardo</text:p>
          </table:table-cell>
          <table:table-cell table:style-name="ce11" office:value-type="string">
            <text:p>00738</text:p>
          </table:table-cell>
          <table:table-cell table:number-columns-repeated="1022"/>
        </table:table-row>
        <table:table-row table:style-name="ro5">
          <table:table-cell table:style-name="ce11" office:value-type="string">
            <text:p>Fajardo</text:p>
          </table:table-cell>
          <table:table-cell table:style-name="ce11" office:value-type="string">
            <text:p>00740</text:p>
          </table:table-cell>
          <table:table-cell office:value-type="string">
            <text:p> Puerto Real</text:p>
          </table:table-cell>
          <table:table-cell table:number-columns-repeated="1021"/>
        </table:table-row>
        <table:table-row table:style-name="ro5">
          <table:table-cell table:style-name="ce11" office:value-type="string">
            <text:p>Florida</text:p>
          </table:table-cell>
          <table:table-cell table:style-name="ce11" office:value-type="string">
            <text:p>00650</text:p>
          </table:table-cell>
          <table:table-cell table:number-columns-repeated="1022"/>
        </table:table-row>
        <table:table-row table:style-name="ro5">
          <table:table-cell table:style-name="ce11" office:value-type="string">
            <text:p>Guánica</text:p>
          </table:table-cell>
          <table:table-cell table:style-name="ce11" office:value-type="string">
            <text:p>00653</text:p>
          </table:table-cell>
          <table:table-cell table:number-columns-repeated="1022"/>
        </table:table-row>
        <table:table-row table:style-name="ro5">
          <table:table-cell table:style-name="ce11" office:value-type="string">
            <text:p>Guánica</text:p>
          </table:table-cell>
          <table:table-cell table:style-name="ce11" office:value-type="string">
            <text:p>00647</text:p>
          </table:table-cell>
          <table:table-cell office:value-type="string">
            <text:p>Ensenada</text:p>
          </table:table-cell>
          <table:table-cell table:number-columns-repeated="1021"/>
        </table:table-row>
        <table:table-row table:style-name="ro5">
          <table:table-cell table:style-name="ce11" office:value-type="string">
            <text:p>Guayama</text:p>
          </table:table-cell>
          <table:table-cell table:style-name="ce11" office:value-type="string">
            <text:p>00784</text:p>
          </table:table-cell>
          <table:table-cell table:number-columns-repeated="1022"/>
        </table:table-row>
        <table:table-row table:style-name="ro5">
          <table:table-cell table:style-name="ce11" office:value-type="string">
            <text:p>Guayama</text:p>
          </table:table-cell>
          <table:table-cell table:style-name="ce11" office:value-type="string">
            <text:p>00704</text:p>
          </table:table-cell>
          <table:table-cell office:value-type="string">
            <text:p>Aguirre</text:p>
          </table:table-cell>
          <table:table-cell table:number-columns-repeated="1021"/>
        </table:table-row>
        <table:table-row table:style-name="ro5">
          <table:table-cell table:style-name="ce11" office:value-type="string">
            <text:p>Guayama</text:p>
          </table:table-cell>
          <table:table-cell table:style-name="ce11" office:value-type="string">
            <text:p>00785</text:p>
          </table:table-cell>
          <table:table-cell table:number-columns-repeated="1022"/>
        </table:table-row>
        <table:table-row table:style-name="ro5">
          <table:table-cell table:style-name="ce11" office:value-type="string">
            <text:p>Guayanilla</text:p>
          </table:table-cell>
          <table:table-cell table:style-name="ce11" office:value-type="string">
            <text:p>00656</text:p>
          </table:table-cell>
          <table:table-cell table:number-columns-repeated="1022"/>
        </table:table-row>
        <table:table-row table:style-name="ro5">
          <table:table-cell table:style-name="ce11" office:value-type="string">
            <text:p>Guaynabo</text:p>
          </table:table-cell>
          <table:table-cell table:style-name="ce11" office:value-type="string">
            <text:p>00965</text:p>
          </table:table-cell>
          <table:table-cell table:number-columns-repeated="1022"/>
        </table:table-row>
        <table:table-row table:style-name="ro5">
          <table:table-cell table:style-name="ce11" office:value-type="string">
            <text:p>Guaynabo</text:p>
          </table:table-cell>
          <table:table-cell table:style-name="ce11" office:value-type="string">
            <text:p>00966</text:p>
          </table:table-cell>
          <table:table-cell table:number-columns-repeated="1022"/>
        </table:table-row>
        <table:table-row table:style-name="ro5">
          <table:table-cell table:style-name="ce11" office:value-type="string">
            <text:p>Guaynabo</text:p>
          </table:table-cell>
          <table:table-cell table:style-name="ce11" office:value-type="string">
            <text:p>00968</text:p>
          </table:table-cell>
          <table:table-cell table:number-columns-repeated="1022"/>
        </table:table-row>
        <table:table-row table:style-name="ro5">
          <table:table-cell table:style-name="ce11" office:value-type="string">
            <text:p>Guaynabo</text:p>
          </table:table-cell>
          <table:table-cell table:style-name="ce11" office:value-type="string">
            <text:p>00969</text:p>
          </table:table-cell>
          <table:table-cell table:number-columns-repeated="1022"/>
        </table:table-row>
        <table:table-row table:style-name="ro5">
          <table:table-cell table:style-name="ce11" office:value-type="string">
            <text:p>Guaynabo</text:p>
          </table:table-cell>
          <table:table-cell table:style-name="ce11" office:value-type="string">
            <text:p>00971</text:p>
          </table:table-cell>
          <table:table-cell table:number-columns-repeated="1022"/>
        </table:table-row>
        <table:table-row table:style-name="ro5">
          <table:table-cell table:style-name="ce11" office:value-type="string">
            <text:p>Guaynabo</text:p>
          </table:table-cell>
          <table:table-cell table:style-name="ce11" office:value-type="string">
            <text:p>00970</text:p>
          </table:table-cell>
          <table:table-cell table:number-columns-repeated="1022"/>
        </table:table-row>
        <table:table-row table:style-name="ro5">
          <table:table-cell table:style-name="ce11" office:value-type="string">
            <text:p>Gurabo</text:p>
          </table:table-cell>
          <table:table-cell table:style-name="ce11" office:value-type="string">
            <text:p>00778</text:p>
          </table:table-cell>
          <table:table-cell table:number-columns-repeated="1022"/>
        </table:table-row>
        <table:table-row table:style-name="ro5">
          <table:table-cell table:style-name="ce11" office:value-type="string">
            <text:p>Hatillo</text:p>
          </table:table-cell>
          <table:table-cell table:style-name="ce11" office:value-type="string">
            <text:p>00659</text:p>
          </table:table-cell>
          <table:table-cell table:number-columns-repeated="1022"/>
        </table:table-row>
        <table:table-row table:style-name="ro5">
          <table:table-cell table:style-name="ce11" office:value-type="string">
            <text:p>Hormigueros</text:p>
          </table:table-cell>
          <table:table-cell table:style-name="ce11" office:value-type="string">
            <text:p>00660</text:p>
          </table:table-cell>
          <table:table-cell table:number-columns-repeated="1022"/>
        </table:table-row>
        <table:table-row table:style-name="ro5">
          <table:table-cell table:style-name="ce11" office:value-type="string">
            <text:p>Humacao</text:p>
          </table:table-cell>
          <table:table-cell table:style-name="ce11" office:value-type="string">
            <text:p>00791</text:p>
          </table:table-cell>
          <table:table-cell table:number-columns-repeated="1022"/>
        </table:table-row>
        <table:table-row table:style-name="ro5">
          <table:table-cell table:style-name="ce11" office:value-type="string">
            <text:p>Humacao</text:p>
          </table:table-cell>
          <table:table-cell table:style-name="ce11" office:value-type="string">
            <text:p>00792</text:p>
          </table:table-cell>
          <table:table-cell table:number-columns-repeated="1022"/>
        </table:table-row>
        <table:table-row table:style-name="ro5">
          <table:table-cell table:style-name="ce11" office:value-type="string">
            <text:p>Humacao</text:p>
          </table:table-cell>
          <table:table-cell table:style-name="ce11" office:value-type="string">
            <text:p>00741</text:p>
          </table:table-cell>
          <table:table-cell office:value-type="string">
            <text:p>Punta Santiago</text:p>
          </table:table-cell>
          <table:table-cell table:number-columns-repeated="1021"/>
        </table:table-row>
        <table:table-row table:style-name="ro5">
          <table:table-cell table:style-name="ce11" office:value-type="string">
            <text:p>Isabela</text:p>
          </table:table-cell>
          <table:table-cell table:style-name="ce11" office:value-type="string">
            <text:p>00662</text:p>
          </table:table-cell>
          <table:table-cell table:number-columns-repeated="1022"/>
        </table:table-row>
        <table:table-row table:style-name="ro5">
          <table:table-cell table:style-name="ce11" office:value-type="string">
            <text:p>Jayuya</text:p>
          </table:table-cell>
          <table:table-cell table:style-name="ce11" office:value-type="string">
            <text:p>00664</text:p>
          </table:table-cell>
          <table:table-cell table:number-columns-repeated="1022"/>
        </table:table-row>
        <table:table-row table:style-name="ro5">
          <table:table-cell table:style-name="ce11" office:value-type="string">
            <text:p>Juana Díaz</text:p>
          </table:table-cell>
          <table:table-cell table:style-name="ce11" office:value-type="string">
            <text:p>00795</text:p>
          </table:table-cell>
          <table:table-cell table:number-columns-repeated="1022"/>
        </table:table-row>
        <table:table-row table:style-name="ro5">
          <table:table-cell table:style-name="ce11" office:value-type="string">
            <text:p>Juncos</text:p>
          </table:table-cell>
          <table:table-cell table:style-name="ce11" office:value-type="string">
            <text:p>00777</text:p>
          </table:table-cell>
          <table:table-cell table:number-columns-repeated="1022"/>
        </table:table-row>
        <table:table-row table:style-name="ro5">
          <table:table-cell table:style-name="ce11" office:value-type="string">
            <text:p>Lajas</text:p>
          </table:table-cell>
          <table:table-cell table:style-name="ce11" office:value-type="string">
            <text:p>00667</text:p>
          </table:table-cell>
          <table:table-cell table:number-columns-repeated="1022"/>
        </table:table-row>
        <table:table-row table:style-name="ro5">
          <table:table-cell table:style-name="ce11" office:value-type="string">
            <text:p>Lares</text:p>
          </table:table-cell>
          <table:table-cell table:style-name="ce11" office:value-type="string">
            <text:p>00669</text:p>
          </table:table-cell>
          <table:table-cell table:number-columns-repeated="1022"/>
        </table:table-row>
        <table:table-row table:style-name="ro5">
          <table:table-cell table:style-name="ce11" office:value-type="string">
            <text:p>Lares</text:p>
          </table:table-cell>
          <table:table-cell table:style-name="ce11" office:value-type="string">
            <text:p>00631</text:p>
          </table:table-cell>
          <table:table-cell table:number-columns-repeated="1022"/>
        </table:table-row>
        <table:table-row table:style-name="ro5">
          <table:table-cell table:style-name="ce11" office:value-type="string">
            <text:p>Las Marías</text:p>
          </table:table-cell>
          <table:table-cell table:style-name="ce11" office:value-type="string">
            <text:p>00670</text:p>
          </table:table-cell>
          <table:table-cell office:value-type="string">
            <text:p>Castañer</text:p>
          </table:table-cell>
          <table:table-cell table:number-columns-repeated="1021"/>
        </table:table-row>
        <table:table-row table:style-name="ro5">
          <table:table-cell table:style-name="ce11" office:value-type="string">
            <text:p>Las Piedras</text:p>
          </table:table-cell>
          <table:table-cell table:style-name="ce11" office:value-type="string">
            <text:p>00771</text:p>
          </table:table-cell>
          <table:table-cell table:number-columns-repeated="1022"/>
        </table:table-row>
        <table:table-row table:style-name="ro5">
          <table:table-cell table:style-name="ce11" office:value-type="string">
            <text:p>Loíza</text:p>
          </table:table-cell>
          <table:table-cell table:style-name="ce11" office:value-type="string">
            <text:p>00772</text:p>
          </table:table-cell>
          <table:table-cell table:number-columns-repeated="1022"/>
        </table:table-row>
        <table:table-row table:style-name="ro5">
          <table:table-cell table:style-name="ce11" office:value-type="string">
            <text:p>Luquillo</text:p>
          </table:table-cell>
          <table:table-cell table:style-name="ce11" office:value-type="string">
            <text:p>00773</text:p>
          </table:table-cell>
          <table:table-cell table:number-columns-repeated="1022"/>
        </table:table-row>
        <table:table-row table:style-name="ro5">
          <table:table-cell table:style-name="ce11" office:value-type="string">
            <text:p>Manatí</text:p>
          </table:table-cell>
          <table:table-cell table:style-name="ce11" office:value-type="string">
            <text:p>00674</text:p>
          </table:table-cell>
          <table:table-cell table:number-columns-repeated="1022"/>
        </table:table-row>
        <table:table-row table:style-name="ro5">
          <table:table-cell table:style-name="ce11" office:value-type="string">
            <text:p>Maricao</text:p>
          </table:table-cell>
          <table:table-cell table:style-name="ce11" office:value-type="string">
            <text:p>00606</text:p>
          </table:table-cell>
          <table:table-cell table:number-columns-repeated="1022"/>
        </table:table-row>
        <table:table-row table:style-name="ro5">
          <table:table-cell table:style-name="ce11" office:value-type="string">
            <text:p>Maunabo</text:p>
          </table:table-cell>
          <table:table-cell table:style-name="ce11" office:value-type="string">
            <text:p>00707</text:p>
          </table:table-cell>
          <table:table-cell table:number-columns-repeated="1022"/>
        </table:table-row>
        <table:table-row table:style-name="ro5">
          <table:table-cell table:style-name="ce11" office:value-type="string">
            <text:p>Mayaguez</text:p>
          </table:table-cell>
          <table:table-cell table:style-name="ce11" office:value-type="string">
            <text:p>00680</text:p>
          </table:table-cell>
          <table:table-cell table:number-columns-repeated="1022"/>
        </table:table-row>
        <table:table-row table:style-name="ro5">
          <table:table-cell table:style-name="ce11" office:value-type="string">
            <text:p>Mayaguez</text:p>
          </table:table-cell>
          <table:table-cell table:style-name="ce11" office:value-type="string">
            <text:p>00682</text:p>
          </table:table-cell>
          <table:table-cell table:number-columns-repeated="1022"/>
        </table:table-row>
        <table:table-row table:style-name="ro5">
          <table:table-cell table:style-name="ce11" office:value-type="string">
            <text:p>Mayaguez</text:p>
          </table:table-cell>
          <table:table-cell table:style-name="ce11" office:value-type="string">
            <text:p>00681</text:p>
          </table:table-cell>
          <table:table-cell table:number-columns-repeated="1022"/>
        </table:table-row>
        <table:table-row table:style-name="ro5">
          <table:table-cell table:style-name="ce11" office:value-type="string">
            <text:p>Moca</text:p>
          </table:table-cell>
          <table:table-cell table:style-name="ce11" office:value-type="string">
            <text:p>00676</text:p>
          </table:table-cell>
          <table:table-cell table:number-columns-repeated="1022"/>
        </table:table-row>
        <table:table-row table:style-name="ro5">
          <table:table-cell table:style-name="ce11" office:value-type="string">
            <text:p>Morovis</text:p>
          </table:table-cell>
          <table:table-cell table:style-name="ce11" office:value-type="string">
            <text:p>00687</text:p>
          </table:table-cell>
          <table:table-cell table:number-columns-repeated="1022"/>
        </table:table-row>
        <table:table-row table:style-name="ro5">
          <table:table-cell table:style-name="ce11" office:value-type="string">
            <text:p>Naguabo</text:p>
          </table:table-cell>
          <table:table-cell table:style-name="ce11" office:value-type="string">
            <text:p>00718</text:p>
          </table:table-cell>
          <table:table-cell table:number-columns-repeated="1022"/>
        </table:table-row>
        <table:table-row table:style-name="ro5">
          <table:table-cell table:style-name="ce11" office:value-type="string">
            <text:p>Naguabo</text:p>
          </table:table-cell>
          <table:table-cell table:style-name="ce11" office:value-type="string">
            <text:p>00744</text:p>
          </table:table-cell>
          <table:table-cell office:value-type="string">
            <text:p>Rio Blanco</text:p>
          </table:table-cell>
          <table:table-cell table:number-columns-repeated="1021"/>
        </table:table-row>
        <table:table-row table:style-name="ro5">
          <table:table-cell table:style-name="ce11" office:value-type="string">
            <text:p>Naranjito</text:p>
          </table:table-cell>
          <table:table-cell table:style-name="ce11" office:value-type="string">
            <text:p>00719</text:p>
          </table:table-cell>
          <table:table-cell table:number-columns-repeated="1022"/>
        </table:table-row>
        <table:table-row table:style-name="ro5">
          <table:table-cell table:style-name="ce11" office:value-type="string">
            <text:p>Orocovis</text:p>
          </table:table-cell>
          <table:table-cell table:style-name="ce11" office:value-type="string">
            <text:p>00720</text:p>
          </table:table-cell>
          <table:table-cell table:number-columns-repeated="1022"/>
        </table:table-row>
        <table:table-row table:style-name="ro5">
          <table:table-cell table:style-name="ce11" office:value-type="string">
            <text:p>Patillas</text:p>
          </table:table-cell>
          <table:table-cell table:style-name="ce11" office:value-type="string">
            <text:p>00723</text:p>
          </table:table-cell>
          <table:table-cell table:number-columns-repeated="1022"/>
        </table:table-row>
        <table:table-row table:style-name="ro5">
          <table:table-cell table:style-name="ce11" office:value-type="string">
            <text:p>Peñuelas</text:p>
          </table:table-cell>
          <table:table-cell table:style-name="ce11" office:value-type="string">
            <text:p>00624</text:p>
          </table:table-cell>
          <table:table-cell table:number-columns-repeated="1022"/>
        </table:table-row>
        <table:table-row table:style-name="ro5">
          <table:table-cell table:style-name="ce11" office:value-type="string">
            <text:p>Ponce</text:p>
          </table:table-cell>
          <table:table-cell table:style-name="ce11" office:value-type="string">
            <text:p>00716</text:p>
          </table:table-cell>
          <table:table-cell table:number-columns-repeated="1022"/>
        </table:table-row>
        <table:table-row table:style-name="ro5">
          <table:table-cell table:style-name="ce11" office:value-type="string">
            <text:p>Ponce</text:p>
          </table:table-cell>
          <table:table-cell table:style-name="ce11" office:value-type="string">
            <text:p>00717</text:p>
          </table:table-cell>
          <table:table-cell table:number-columns-repeated="1022"/>
        </table:table-row>
        <table:table-row table:style-name="ro5">
          <table:table-cell table:style-name="ce11" office:value-type="string">
            <text:p>Ponce</text:p>
          </table:table-cell>
          <table:table-cell table:style-name="ce11" office:value-type="string">
            <text:p>00728</text:p>
          </table:table-cell>
          <table:table-cell table:number-columns-repeated="1022"/>
        </table:table-row>
        <table:table-row table:style-name="ro5">
          <table:table-cell table:style-name="ce11" office:value-type="string">
            <text:p>Ponce</text:p>
          </table:table-cell>
          <table:table-cell table:style-name="ce11" office:value-type="string">
            <text:p>00730</text:p>
          </table:table-cell>
          <table:table-cell table:number-columns-repeated="1022"/>
        </table:table-row>
        <table:table-row table:style-name="ro5">
          <table:table-cell table:style-name="ce11" office:value-type="string">
            <text:p>Ponce</text:p>
          </table:table-cell>
          <table:table-cell table:style-name="ce11" office:value-type="string">
            <text:p>00731</text:p>
          </table:table-cell>
          <table:table-cell table:number-columns-repeated="1022"/>
        </table:table-row>
        <table:table-row table:style-name="ro5">
          <table:table-cell table:style-name="ce11" office:value-type="string">
            <text:p>Ponce</text:p>
          </table:table-cell>
          <table:table-cell table:style-name="ce11" office:value-type="string">
            <text:p>00733</text:p>
          </table:table-cell>
          <table:table-cell table:style-name="ce11" office:value-type="string">
            <text:p>Atocha</text:p>
          </table:table-cell>
          <table:table-cell table:number-columns-repeated="1021"/>
        </table:table-row>
        <table:table-row table:style-name="ro5">
          <table:table-cell table:style-name="ce11" office:value-type="string">
            <text:p>Ponce</text:p>
          </table:table-cell>
          <table:table-cell table:style-name="ce11" office:value-type="string">
            <text:p>00780</text:p>
          </table:table-cell>
          <table:table-cell table:style-name="ce11" office:value-type="string">
            <text:p>Coto Laurel</text:p>
          </table:table-cell>
          <table:table-cell table:number-columns-repeated="1021"/>
        </table:table-row>
        <table:table-row table:style-name="ro5">
          <table:table-cell table:style-name="ce11" office:value-type="string">
            <text:p>Ponce</text:p>
          </table:table-cell>
          <table:table-cell table:style-name="ce11" office:value-type="string">
            <text:p>00715</text:p>
          </table:table-cell>
          <table:table-cell table:style-name="ce11" office:value-type="string">
            <text:p>Mercedita</text:p>
          </table:table-cell>
          <table:table-cell table:number-columns-repeated="1021"/>
        </table:table-row>
        <table:table-row table:style-name="ro5">
          <table:table-cell table:style-name="ce11" office:value-type="string">
            <text:p>Ponce</text:p>
          </table:table-cell>
          <table:table-cell table:style-name="ce11" office:value-type="string">
            <text:p>00732</text:p>
          </table:table-cell>
          <table:table-cell table:style-name="ce11" office:value-type="string">
            <text:p>Pámpanos</text:p>
          </table:table-cell>
          <table:table-cell table:number-columns-repeated="1021"/>
        </table:table-row>
        <table:table-row table:style-name="ro5">
          <table:table-cell table:style-name="ce11" office:value-type="string">
            <text:p>Ponce</text:p>
          </table:table-cell>
          <table:table-cell table:style-name="ce11" office:value-type="string">
            <text:p>00734</text:p>
          </table:table-cell>
          <table:table-cell table:style-name="ce11" office:value-type="string">
            <text:p>Playa</text:p>
          </table:table-cell>
          <table:table-cell table:number-columns-repeated="1021"/>
        </table:table-row>
        <table:table-row table:style-name="ro5">
          <table:table-cell table:style-name="ce11" office:value-type="string">
            <text:p>Quebradillas</text:p>
          </table:table-cell>
          <table:table-cell table:style-name="ce11" office:value-type="string">
            <text:p>00678</text:p>
          </table:table-cell>
          <table:table-cell table:number-columns-repeated="1022"/>
        </table:table-row>
        <table:table-row table:style-name="ro5">
          <table:table-cell table:style-name="ce11" office:value-type="string">
            <text:p>Rincón</text:p>
          </table:table-cell>
          <table:table-cell table:style-name="ce11" office:value-type="string">
            <text:p>00677</text:p>
          </table:table-cell>
          <table:table-cell table:number-columns-repeated="1022"/>
        </table:table-row>
        <table:table-row table:style-name="ro5">
          <table:table-cell table:style-name="ce11" office:value-type="string">
            <text:p>Río Grande</text:p>
          </table:table-cell>
          <table:table-cell table:style-name="ce11" office:value-type="string">
            <text:p>00721</text:p>
          </table:table-cell>
          <table:table-cell table:number-columns-repeated="1022"/>
        </table:table-row>
        <table:table-row table:style-name="ro5">
          <table:table-cell table:style-name="ce11" office:value-type="string">
            <text:p>Río Grande</text:p>
          </table:table-cell>
          <table:table-cell table:style-name="ce11" office:value-type="string">
            <text:p>00745</text:p>
          </table:table-cell>
          <table:table-cell table:number-columns-repeated="1022"/>
        </table:table-row>
        <table:table-row table:style-name="ro5">
          <table:table-cell table:style-name="ce11" office:value-type="string">
            <text:p>Río Grande</text:p>
          </table:table-cell>
          <table:table-cell table:style-name="ce11" office:value-type="string">
            <text:p>00721</text:p>
          </table:table-cell>
          <table:table-cell office:value-type="string">
            <text:p> Palmer</text:p>
          </table:table-cell>
          <table:table-cell table:number-columns-repeated="1021"/>
        </table:table-row>
        <table:table-row table:style-name="ro5">
          <table:table-cell table:style-name="ce11" office:value-type="string">
            <text:p>Sabana Grande</text:p>
          </table:table-cell>
          <table:table-cell table:style-name="ce11" office:value-type="string">
            <text:p>00637</text:p>
          </table:table-cell>
          <table:table-cell table:number-columns-repeated="1022"/>
        </table:table-row>
        <table:table-row table:style-name="ro5">
          <table:table-cell table:style-name="ce11" office:value-type="string">
            <text:p>Salinas</text:p>
          </table:table-cell>
          <table:table-cell table:style-name="ce11" office:value-type="string">
            <text:p>00751</text:p>
          </table:table-cell>
          <table:table-cell table:number-columns-repeated="1022"/>
        </table:table-row>
        <table:table-row table:style-name="ro5">
          <table:table-cell table:style-name="ce11" office:value-type="string">
            <text:p>San Germán</text:p>
          </table:table-cell>
          <table:table-cell table:style-name="ce11" office:value-type="string">
            <text:p>00683</text:p>
          </table:table-cell>
          <table:table-cell table:number-columns-repeated="1022"/>
        </table:table-row>
        <table:table-row table:style-name="ro5">
          <table:table-cell table:style-name="ce11" office:value-type="string">
            <text:p>San Germán</text:p>
          </table:table-cell>
          <table:table-cell table:style-name="ce11" office:value-type="string">
            <text:p>00636</text:p>
          </table:table-cell>
          <table:table-cell office:value-type="string">
            <text:p>Rosario</text:p>
          </table:table-cell>
          <table:table-cell table:number-columns-repeated="1021"/>
        </table:table-row>
        <table:table-row table:style-name="ro5">
          <table:table-cell table:style-name="ce11" office:value-type="string">
            <text:p>San Juan</text:p>
          </table:table-cell>
          <table:table-cell table:style-name="ce11" office:value-type="string">
            <text:p>00921</text:p>
          </table:table-cell>
          <table:table-cell table:number-columns-repeated="1022"/>
        </table:table-row>
        <table:table-row table:style-name="ro5">
          <table:table-cell table:style-name="ce11" office:value-type="string">
            <text:p>San Juan</text:p>
          </table:table-cell>
          <table:table-cell table:style-name="ce11" office:value-type="string">
            <text:p>00923</text:p>
          </table:table-cell>
          <table:table-cell office:value-type="string">
            <text:p>65 de Infantería</text:p>
          </table:table-cell>
          <table:table-cell table:number-columns-repeated="1021"/>
        </table:table-row>
        <table:table-row table:style-name="ro5">
          <table:table-cell table:style-name="ce11" office:value-type="string">
            <text:p>San Juan</text:p>
          </table:table-cell>
          <table:table-cell table:style-name="ce11" office:value-type="string">
            <text:p>00924</text:p>
          </table:table-cell>
          <table:table-cell office:value-type="string">
            <text:p>65 de Infantería</text:p>
          </table:table-cell>
          <table:table-cell table:number-columns-repeated="1021"/>
        </table:table-row>
        <table:table-row table:style-name="ro5">
          <table:table-cell table:style-name="ce11" office:value-type="string">
            <text:p>San Juan</text:p>
          </table:table-cell>
          <table:table-cell table:style-name="ce11" office:value-type="string">
            <text:p>00929</text:p>
          </table:table-cell>
          <table:table-cell office:value-type="string">
            <text:p>65 de Infantería</text:p>
          </table:table-cell>
          <table:table-cell table:number-columns-repeated="1021"/>
        </table:table-row>
        <table:table-row table:style-name="ro5">
          <table:table-cell table:style-name="ce11" office:value-type="string">
            <text:p>San Juan</text:p>
          </table:table-cell>
          <table:table-cell table:style-name="ce11" office:value-type="string">
            <text:p>00915</text:p>
          </table:table-cell>
          <table:table-cell office:value-type="string">
            <text:p>Barrio Obrero</text:p>
          </table:table-cell>
          <table:table-cell table:number-columns-repeated="1021"/>
        </table:table-row>
        <table:table-row table:style-name="ro5">
          <table:table-cell table:style-name="ce11" office:value-type="string">
            <text:p>San Juan</text:p>
          </table:table-cell>
          <table:table-cell table:style-name="ce11" office:value-type="string">
            <text:p>00916</text:p>
          </table:table-cell>
          <table:table-cell office:value-type="string">
            <text:p>Barrio Obrero</text:p>
          </table:table-cell>
          <table:table-cell table:number-columns-repeated="1021"/>
        </table:table-row>
        <table:table-row table:style-name="ro5">
          <table:table-cell table:style-name="ce11" office:value-type="string">
            <text:p>San Juan</text:p>
          </table:table-cell>
          <table:table-cell table:style-name="ce11" office:value-type="string">
            <text:p>00920</text:p>
          </table:table-cell>
          <table:table-cell office:value-type="string">
            <text:p>Caparra Heights</text:p>
          </table:table-cell>
          <table:table-cell table:number-columns-repeated="1021"/>
        </table:table-row>
        <table:table-row table:style-name="ro5">
          <table:table-cell table:style-name="ce11" office:value-type="string">
            <text:p>San Juan</text:p>
          </table:table-cell>
          <table:table-cell table:style-name="ce11" office:value-type="string">
            <text:p>00909</text:p>
          </table:table-cell>
          <table:table-cell office:value-type="string">
            <text:p>Fernández Juncos</text:p>
          </table:table-cell>
          <table:table-cell table:number-columns-repeated="1021"/>
        </table:table-row>
        <table:table-row table:style-name="ro5">
          <table:table-cell table:style-name="ce11" office:value-type="string">
            <text:p>San Juan</text:p>
          </table:table-cell>
          <table:table-cell table:style-name="ce11" office:value-type="string">
            <text:p>00910</text:p>
          </table:table-cell>
          <table:table-cell office:value-type="string">
            <text:p>Fernández Juncos</text:p>
          </table:table-cell>
          <table:table-cell table:number-columns-repeated="1021"/>
        </table:table-row>
        <table:table-row table:style-name="ro5">
          <table:table-cell table:style-name="ce11" office:value-type="string">
            <text:p>San Juan</text:p>
          </table:table-cell>
          <table:table-cell table:style-name="ce11" office:value-type="string">
            <text:p>00934</text:p>
          </table:table-cell>
          <table:table-cell table:style-name="ce11" office:value-type="string">
            <text:p>Fort Buchanan</text:p>
          </table:table-cell>
          <table:table-cell table:number-columns-repeated="1021"/>
        </table:table-row>
        <table:table-row table:style-name="ro5">
          <table:table-cell table:style-name="ce11" office:value-type="string">
            <text:p>San Juan</text:p>
          </table:table-cell>
          <table:table-cell table:style-name="ce11" office:value-type="string">
            <text:p>00936</text:p>
          </table:table-cell>
          <table:table-cell table:style-name="ce11" office:value-type="string">
            <text:p>General Post Office</text:p>
          </table:table-cell>
          <table:table-cell table:number-columns-repeated="1021"/>
        </table:table-row>
        <table:table-row table:style-name="ro5">
          <table:table-cell table:style-name="ce11" office:value-type="string">
            <text:p>San Juan</text:p>
          </table:table-cell>
          <table:table-cell table:style-name="ce11" office:value-type="string">
            <text:p>00917</text:p>
          </table:table-cell>
          <table:table-cell table:style-name="ce11" office:value-type="string">
            <text:p>Hato Rey</text:p>
          </table:table-cell>
          <table:table-cell table:number-columns-repeated="1021"/>
        </table:table-row>
        <table:table-row table:style-name="ro5">
          <table:table-cell table:style-name="ce11" office:value-type="string">
            <text:p>San Juan</text:p>
          </table:table-cell>
          <table:table-cell table:style-name="ce11" office:value-type="string">
            <text:p>00919</text:p>
          </table:table-cell>
          <table:table-cell table:style-name="ce11" office:value-type="string">
            <text:p>Hato Rey</text:p>
          </table:table-cell>
          <table:table-cell table:number-columns-repeated="1021"/>
        </table:table-row>
        <table:table-row table:style-name="ro5">
          <table:table-cell table:style-name="ce11" office:value-type="string">
            <text:p>San Juan</text:p>
          </table:table-cell>
          <table:table-cell table:style-name="ce11" office:value-type="string">
            <text:p>00911</text:p>
          </table:table-cell>
          <table:table-cell table:style-name="ce11" office:value-type="string">
            <text:p>Loíza Street Station</text:p>
          </table:table-cell>
          <table:table-cell table:number-columns-repeated="1021"/>
        </table:table-row>
        <table:table-row table:style-name="ro5">
          <table:table-cell table:style-name="ce11" office:value-type="string">
            <text:p>San Juan</text:p>
          </table:table-cell>
          <table:table-cell table:style-name="ce11" office:value-type="string">
            <text:p>00912</text:p>
          </table:table-cell>
          <table:table-cell table:style-name="ce11" office:value-type="string">
            <text:p>Loíza Street Station</text:p>
          </table:table-cell>
          <table:table-cell table:number-columns-repeated="1021"/>
        </table:table-row>
        <table:table-row table:style-name="ro5">
          <table:table-cell table:style-name="ce11" office:value-type="string">
            <text:p>San Juan</text:p>
          </table:table-cell>
          <table:table-cell table:style-name="ce11" office:value-type="string">
            <text:p>00913</text:p>
          </table:table-cell>
          <table:table-cell table:style-name="ce11" office:value-type="string">
            <text:p>Loíza Street Station</text:p>
          </table:table-cell>
          <table:table-cell table:number-columns-repeated="1021"/>
        </table:table-row>
        <table:table-row table:style-name="ro5">
          <table:table-cell table:style-name="ce11" office:value-type="string">
            <text:p>San Juan</text:p>
          </table:table-cell>
          <table:table-cell table:style-name="ce11" office:value-type="string">
            <text:p>00914</text:p>
          </table:table-cell>
          <table:table-cell table:style-name="ce11" office:value-type="string">
            <text:p>Loíza Street Station</text:p>
          </table:table-cell>
          <table:table-cell table:number-columns-repeated="1021"/>
        </table:table-row>
        <table:table-row table:style-name="ro5">
          <table:table-cell table:style-name="ce11" office:value-type="string">
            <text:p>San Juan</text:p>
          </table:table-cell>
          <table:table-cell table:style-name="ce11" office:value-type="string">
            <text:p>00940</text:p>
          </table:table-cell>
          <table:table-cell table:style-name="ce11" office:value-type="string">
            <text:p>Minillas Station</text:p>
          </table:table-cell>
          <table:table-cell table:number-columns-repeated="1021"/>
        </table:table-row>
        <table:table-row table:style-name="ro5">
          <table:table-cell table:style-name="ce11" office:value-type="string">
            <text:p>San Juan</text:p>
          </table:table-cell>
          <table:table-cell table:style-name="ce11" office:value-type="string">
            <text:p>00901</text:p>
          </table:table-cell>
          <table:table-cell table:style-name="ce11" office:value-type="string">
            <text:p>Old San Juan</text:p>
          </table:table-cell>
          <table:table-cell table:number-columns-repeated="1021"/>
        </table:table-row>
        <table:table-row table:style-name="ro5">
          <table:table-cell table:style-name="ce11" office:value-type="string">
            <text:p>San Juan</text:p>
          </table:table-cell>
          <table:table-cell table:style-name="ce11" office:value-type="string">
            <text:p>00902</text:p>
          </table:table-cell>
          <table:table-cell table:style-name="ce11" office:value-type="string">
            <text:p>Old San Juan</text:p>
          </table:table-cell>
          <table:table-cell table:number-columns-repeated="1021"/>
        </table:table-row>
        <table:table-row table:style-name="ro5">
          <table:table-cell table:style-name="ce11" office:value-type="string">
            <text:p>San Juan</text:p>
          </table:table-cell>
          <table:table-cell table:style-name="ce11" office:value-type="string">
            <text:p>00906</text:p>
          </table:table-cell>
          <table:table-cell table:style-name="ce11" office:value-type="string">
            <text:p>Puerta de Tierra</text:p>
          </table:table-cell>
          <table:table-cell table:number-columns-repeated="1021"/>
        </table:table-row>
        <table:table-row table:style-name="ro5">
          <table:table-cell table:style-name="ce11" office:value-type="string">
            <text:p>San Juan</text:p>
          </table:table-cell>
          <table:table-cell table:style-name="ce11" office:value-type="string">
            <text:p>00925</text:p>
          </table:table-cell>
          <table:table-cell table:style-name="ce11" office:value-type="string">
            <text:p>Río Piedras</text:p>
          </table:table-cell>
          <table:table-cell table:number-columns-repeated="1021"/>
        </table:table-row>
        <table:table-row table:style-name="ro5">
          <table:table-cell table:style-name="ce11" office:value-type="string">
            <text:p>San Juan</text:p>
          </table:table-cell>
          <table:table-cell table:style-name="ce11" office:value-type="string">
            <text:p>00926</text:p>
          </table:table-cell>
          <table:table-cell table:style-name="ce11" office:value-type="string">
            <text:p>Río Piedras</text:p>
          </table:table-cell>
          <table:table-cell table:number-columns-repeated="1021"/>
        </table:table-row>
        <table:table-row table:style-name="ro5">
          <table:table-cell table:style-name="ce11" office:value-type="string">
            <text:p>San Juan</text:p>
          </table:table-cell>
          <table:table-cell table:style-name="ce11" office:value-type="string">
            <text:p>00927</text:p>
          </table:table-cell>
          <table:table-cell table:style-name="ce11" office:value-type="string">
            <text:p>Río Piedras</text:p>
          </table:table-cell>
          <table:table-cell table:number-columns-repeated="1021"/>
        </table:table-row>
        <table:table-row table:style-name="ro5">
          <table:table-cell table:style-name="ce11" office:value-type="string">
            <text:p>San Juan</text:p>
          </table:table-cell>
          <table:table-cell table:style-name="ce11" office:value-type="string">
            <text:p>00928</text:p>
          </table:table-cell>
          <table:table-cell table:style-name="ce11" office:value-type="string">
            <text:p>Río Piedras</text:p>
          </table:table-cell>
          <table:table-cell table:number-columns-repeated="1021"/>
        </table:table-row>
        <table:table-row table:style-name="ro5">
          <table:table-cell table:style-name="ce11" office:value-type="string">
            <text:p>San Juan</text:p>
          </table:table-cell>
          <table:table-cell table:style-name="ce11" office:value-type="string">
            <text:p>00930</text:p>
          </table:table-cell>
          <table:table-cell table:style-name="ce11" office:value-type="string">
            <text:p>San José</text:p>
          </table:table-cell>
          <table:table-cell table:number-columns-repeated="1021"/>
        </table:table-row>
        <table:table-row table:style-name="ro5">
          <table:table-cell table:style-name="ce11" office:value-type="string">
            <text:p>San Juan</text:p>
          </table:table-cell>
          <table:table-cell table:style-name="ce11" office:value-type="string">
            <text:p>00907</text:p>
          </table:table-cell>
          <table:table-cell table:style-name="ce11" office:value-type="string">
            <text:p>Santurce</text:p>
          </table:table-cell>
          <table:table-cell table:number-columns-repeated="1021"/>
        </table:table-row>
        <table:table-row table:style-name="ro5">
          <table:table-cell table:style-name="ce11" office:value-type="string">
            <text:p>San Juan</text:p>
          </table:table-cell>
          <table:table-cell table:style-name="ce11" office:value-type="string">
            <text:p>00908</text:p>
          </table:table-cell>
          <table:table-cell table:style-name="ce11" office:value-type="string">
            <text:p>Santurce</text:p>
          </table:table-cell>
          <table:table-cell table:number-columns-repeated="1021"/>
        </table:table-row>
        <table:table-row table:style-name="ro5">
          <table:table-cell table:style-name="ce11" office:value-type="string">
            <text:p>San Juan</text:p>
          </table:table-cell>
          <table:table-cell table:style-name="ce11" office:value-type="string">
            <text:p>00931</text:p>
          </table:table-cell>
          <table:table-cell table:style-name="ce11" office:value-type="string">
            <text:p>UPR Station</text:p>
          </table:table-cell>
          <table:table-cell table:number-columns-repeated="1021"/>
        </table:table-row>
        <table:table-row table:style-name="ro5">
          <table:table-cell table:style-name="ce11" office:value-type="string">
            <text:p>San Juan</text:p>
          </table:table-cell>
          <table:table-cell table:style-name="ce11" office:value-type="string">
            <text:p>00933</text:p>
          </table:table-cell>
          <table:table-cell table:style-name="ce11" office:value-type="string">
            <text:p>Veterans Plaza</text:p>
          </table:table-cell>
          <table:table-cell table:number-columns-repeated="1021"/>
        </table:table-row>
        <table:table-row table:style-name="ro5">
          <table:table-cell table:style-name="ce11" office:value-type="string">
            <text:p>San Lorenzo</text:p>
          </table:table-cell>
          <table:table-cell table:style-name="ce11" office:value-type="string">
            <text:p>00754</text:p>
          </table:table-cell>
          <table:table-cell table:number-columns-repeated="1022"/>
        </table:table-row>
        <table:table-row table:style-name="ro5">
          <table:table-cell table:style-name="ce11" office:value-type="string">
            <text:p>San Sebastián</text:p>
          </table:table-cell>
          <table:table-cell table:style-name="ce11" office:value-type="string">
            <text:p>00685</text:p>
          </table:table-cell>
          <table:table-cell table:number-columns-repeated="1022"/>
        </table:table-row>
        <table:table-row table:style-name="ro5">
          <table:table-cell table:style-name="ce11" office:value-type="string">
            <text:p>Santa Isabel</text:p>
          </table:table-cell>
          <table:table-cell table:style-name="ce11" office:value-type="string">
            <text:p>00757</text:p>
          </table:table-cell>
          <table:table-cell table:number-columns-repeated="1022"/>
        </table:table-row>
        <table:table-row table:style-name="ro5">
          <table:table-cell table:style-name="ce11" office:value-type="string">
            <text:p>Toa Alta</text:p>
          </table:table-cell>
          <table:table-cell table:style-name="ce11" office:value-type="string">
            <text:p>00953</text:p>
          </table:table-cell>
          <table:table-cell table:number-columns-repeated="1022"/>
        </table:table-row>
        <table:table-row table:style-name="ro5">
          <table:table-cell table:style-name="ce11" office:value-type="string">
            <text:p>Toa Alta</text:p>
          </table:table-cell>
          <table:table-cell table:style-name="ce11" office:value-type="string">
            <text:p>00954</text:p>
          </table:table-cell>
          <table:table-cell table:number-columns-repeated="1022"/>
        </table:table-row>
        <table:table-row table:style-name="ro5">
          <table:table-cell table:style-name="ce11" office:value-type="string">
            <text:p>Toa Baja</text:p>
          </table:table-cell>
          <table:table-cell table:style-name="ce11" office:value-type="string">
            <text:p>00949</text:p>
          </table:table-cell>
          <table:table-cell table:number-columns-repeated="1022"/>
        </table:table-row>
        <table:table-row table:style-name="ro5">
          <table:table-cell table:style-name="ce11" office:value-type="string">
            <text:p>Toa Baja</text:p>
          </table:table-cell>
          <table:table-cell table:style-name="ce11" office:value-type="string">
            <text:p>00950</text:p>
          </table:table-cell>
          <table:table-cell office:value-type="string">
            <text:p>Levittown</text:p>
          </table:table-cell>
          <table:table-cell table:number-columns-repeated="1021"/>
        </table:table-row>
        <table:table-row table:style-name="ro5">
          <table:table-cell table:style-name="ce11" office:value-type="string">
            <text:p>Toa Baja</text:p>
          </table:table-cell>
          <table:table-cell table:style-name="ce11" office:value-type="string">
            <text:p>00951</text:p>
          </table:table-cell>
          <table:table-cell table:number-columns-repeated="1022"/>
        </table:table-row>
        <table:table-row table:style-name="ro5">
          <table:table-cell table:style-name="ce11" office:value-type="string">
            <text:p>Toa Baja</text:p>
          </table:table-cell>
          <table:table-cell table:style-name="ce11" office:value-type="string">
            <text:p>00952</text:p>
          </table:table-cell>
          <table:table-cell office:value-type="string">
            <text:p>Sabana Seca</text:p>
          </table:table-cell>
          <table:table-cell table:number-columns-repeated="1021"/>
        </table:table-row>
        <table:table-row table:style-name="ro5">
          <table:table-cell table:style-name="ce11" office:value-type="string">
            <text:p>Trujillo Alto</text:p>
          </table:table-cell>
          <table:table-cell table:style-name="ce11" office:value-type="string">
            <text:p>00976</text:p>
          </table:table-cell>
          <table:table-cell table:number-columns-repeated="1022"/>
        </table:table-row>
        <table:table-row table:style-name="ro5">
          <table:table-cell table:style-name="ce11" office:value-type="string">
            <text:p>Trujillo Alto</text:p>
          </table:table-cell>
          <table:table-cell table:style-name="ce11" office:value-type="string">
            <text:p>00977</text:p>
          </table:table-cell>
          <table:table-cell table:number-columns-repeated="1022"/>
        </table:table-row>
        <table:table-row table:style-name="ro5">
          <table:table-cell table:style-name="ce11" office:value-type="string">
            <text:p>Trujillo Alto</text:p>
          </table:table-cell>
          <table:table-cell table:style-name="ce11" office:value-type="string">
            <text:p>00978</text:p>
          </table:table-cell>
          <table:table-cell office:value-type="string">
            <text:p> Saint Just</text:p>
          </table:table-cell>
          <table:table-cell table:number-columns-repeated="1021"/>
        </table:table-row>
        <table:table-row table:style-name="ro5">
          <table:table-cell table:style-name="ce11" office:value-type="string">
            <text:p>Utuado</text:p>
          </table:table-cell>
          <table:table-cell table:style-name="ce11" office:value-type="string">
            <text:p>00641</text:p>
          </table:table-cell>
          <table:table-cell table:number-columns-repeated="1022"/>
        </table:table-row>
        <table:table-row table:style-name="ro5">
          <table:table-cell table:style-name="ce11" office:value-type="string">
            <text:p>Utuado</text:p>
          </table:table-cell>
          <table:table-cell table:style-name="ce11" office:value-type="string">
            <text:p>00611</text:p>
          </table:table-cell>
          <table:table-cell office:value-type="string">
            <text:p>Angeles</text:p>
          </table:table-cell>
          <table:table-cell table:number-columns-repeated="1021"/>
        </table:table-row>
        <table:table-row table:style-name="ro5">
          <table:table-cell table:style-name="ce11" office:value-type="string">
            <text:p>Vega Alta</text:p>
          </table:table-cell>
          <table:table-cell table:style-name="ce11" office:value-type="string">
            <text:p>00692</text:p>
          </table:table-cell>
          <table:table-cell table:number-columns-repeated="1022"/>
        </table:table-row>
        <table:table-row table:style-name="ro5">
          <table:table-cell table:style-name="ce11" office:value-type="string">
            <text:p>Vega Baja</text:p>
          </table:table-cell>
          <table:table-cell table:style-name="ce11" office:value-type="string">
            <text:p>00693</text:p>
          </table:table-cell>
          <table:table-cell table:number-columns-repeated="1022"/>
        </table:table-row>
        <table:table-row table:style-name="ro5">
          <table:table-cell table:style-name="ce11" office:value-type="string">
            <text:p>Vega Baja</text:p>
          </table:table-cell>
          <table:table-cell table:style-name="ce11" office:value-type="string">
            <text:p>00694</text:p>
          </table:table-cell>
          <table:table-cell table:number-columns-repeated="1022"/>
        </table:table-row>
        <table:table-row table:style-name="ro5">
          <table:table-cell table:style-name="ce11" office:value-type="string">
            <text:p>Vieques</text:p>
          </table:table-cell>
          <table:table-cell table:style-name="ce11" office:value-type="string">
            <text:p>00765</text:p>
          </table:table-cell>
          <table:table-cell table:number-columns-repeated="1022"/>
        </table:table-row>
        <table:table-row table:style-name="ro5">
          <table:table-cell table:style-name="ce11" office:value-type="string">
            <text:p>Villalba</text:p>
          </table:table-cell>
          <table:table-cell table:style-name="ce11" office:value-type="string">
            <text:p>00766</text:p>
          </table:table-cell>
          <table:table-cell table:number-columns-repeated="1022"/>
        </table:table-row>
        <table:table-row table:style-name="ro5">
          <table:table-cell table:style-name="ce11" office:value-type="string">
            <text:p>Yabucoa</text:p>
          </table:table-cell>
          <table:table-cell table:style-name="ce11" office:value-type="string">
            <text:p>00767</text:p>
          </table:table-cell>
          <table:table-cell table:number-columns-repeated="1022"/>
        </table:table-row>
        <table:table-row table:style-name="ro5">
          <table:table-cell table:style-name="ce11" office:value-type="string">
            <text:p>Yauco</text:p>
          </table:table-cell>
          <table:table-cell table:style-name="ce11" office:value-type="string">
            <text:p>00698</text:p>
          </table:table-cell>
          <table:table-cell table:number-columns-repeated="1022"/>
        </table:table-row>
        <table:table-row table:style-name="ro6" table:number-rows-repeated="1048401">
          <table:table-cell table:number-columns-repeated="1024"/>
        </table:table-row>
        <table:table-row table:style-name="ro6">
          <table:table-cell table:number-columns-repeated="1024"/>
        </table:table-row>
      </table:table>
      <table:table table:name="USPS Zipcode Database" table:style-name="ta1">
        <office:forms form:automatic-focus="false" form:apply-design-mode="false"/>
        <table:table-column table:style-name="co5" table:number-columns-repeated="3" table:default-cell-style-name="ce15"/>
        <table:table-column table:style-name="co5" table:default-cell-style-name="Default"/>
        <table:table-column table:style-name="co18" table:default-cell-style-name="ce15"/>
        <table:table-column table:style-name="co5" table:default-cell-style-name="ce15"/>
        <table:table-column table:style-name="co5" table:number-columns-repeated="2" table:default-cell-style-name="Default"/>
        <table:table-column table:style-name="co5" table:number-columns-repeated="7" table:default-cell-style-name="ce15"/>
        <table:table-column table:style-name="co5" table:default-cell-style-name="Default"/>
        <table:table-row table:style-name="ro7">
          <table:table-cell office:value-type="string">
            <text:p>zip</text:p>
          </table:table-cell>
          <table:table-cell office:value-type="string">
            <text:p>type</text:p>
          </table:table-cell>
          <table:table-cell office:value-type="string">
            <text:p>primary_city</text:p>
          </table:table-cell>
          <table:table-cell table:style-name="ce15" office:value-type="string">
            <text:p>acceptable_cities</text:p>
          </table:table-cell>
          <table:table-cell office:value-type="string">
            <text:p>unacceptable_cities</text:p>
          </table:table-cell>
          <table:table-cell office:value-type="string">
            <text:p>state</text:p>
          </table:table-cell>
          <table:table-cell table:style-name="ce15" office:value-type="string">
            <text:p>county</text:p>
          </table:table-cell>
          <table:table-cell table:style-name="ce15" office:value-type="string">
            <text:p>timezone</text:p>
          </table:table-cell>
          <table:table-cell office:value-type="string">
            <text:p>area_codes</text:p>
          </table:table-cell>
          <table:table-cell office:value-type="string">
            <text:p>latitude</text:p>
          </table:table-cell>
          <table:table-cell office:value-type="string">
            <text:p>longitude</text:p>
          </table:table-cell>
          <table:table-cell office:value-type="string">
            <text:p>world_region</text:p>
          </table:table-cell>
          <table:table-cell office:value-type="string">
            <text:p>country</text:p>
          </table:table-cell>
          <table:table-cell office:value-type="string">
            <text:p>decommissioned</text:p>
          </table:table-cell>
          <table:table-cell office:value-type="string">
            <text:p>estimated_population</text:p>
          </table:table-cell>
          <table:table-cell table:style-name="ce15" office:value-type="string">
            <text:p>notes</text:p>
          </table:table-cell>
        </table:table-row>
        <table:table-row table:style-name="ro7">
          <table:table-cell table:formula="of:=&quot;00601&quot;" office:value-type="string" office:string-value="00601">
            <text:p>00601</text:p>
          </table:table-cell>
          <table:table-cell office:value-type="string">
            <text:p>STANDARD</text:p>
          </table:table-cell>
          <table:table-cell office:value-type="string">
            <text:p>Adjuntas</text:p>
          </table:table-cell>
          <table:table-cell/>
          <table:table-cell office:value-type="string">
            <text:p>Colinas Del Gigante, Jard De Adjuntas, Urb San Joaquin</text:p>
          </table:table-cell>
          <table:table-cell office:value-type="string">
            <text:p>PR</text:p>
          </table:table-cell>
          <table:table-cell table:style-name="ce15" office:value-type="string">
            <text:p>Adjuntas</text:p>
          </table:table-cell>
          <table:table-cell table:style-name="ce15" office:value-type="string">
            <text:p>America/Puerto_Rico</text:p>
          </table:table-cell>
          <table:table-cell table:style-name="ce16" office:value-type="float" office:value="787939">
            <text:p>787,939</text:p>
          </table:table-cell>
          <table:table-cell office:value-type="float" office:value="18.16">
            <text:p>18.16</text:p>
          </table:table-cell>
          <table:table-cell office:value-type="float" office:value="-66.72">
            <text:p>-66.7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02&quot;" office:value-type="string" office:string-value="00602">
            <text:p>00602</text:p>
          </table:table-cell>
          <table:table-cell office:value-type="string">
            <text:p>STANDARD</text:p>
          </table:table-cell>
          <table:table-cell office:value-type="string">
            <text:p>Aguada</text:p>
          </table:table-cell>
          <table:table-cell/>
          <table:table-cell office:value-type="string">
            <text:p>Alts De Aguada, Bo Guaniquilla, Comunidad Las Flores, Ext Los Robles, Urb Isabel La Catolica</text:p>
          </table:table-cell>
          <table:table-cell office:value-type="string">
            <text:p>PR</text:p>
          </table:table-cell>
          <table:table-cell table:number-columns-repeated="2"/>
          <table:table-cell office:value-type="float" office:value="787">
            <text:p>787</text:p>
          </table:table-cell>
          <table:table-cell office:value-type="float" office:value="18.38">
            <text:p>18.38</text:p>
          </table:table-cell>
          <table:table-cell office:value-type="float" office:value="-67.18">
            <text:p>-67.1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03&quot;" office:value-type="string" office:string-value="00603">
            <text:p>00603</text:p>
          </table:table-cell>
          <table:table-cell office:value-type="string">
            <text:p>STANDARD</text:p>
          </table:table-cell>
          <table:table-cell office:value-type="string">
            <text:p>Aguadilla</text:p>
          </table:table-cell>
          <table:table-cell table:style-name="ce15" office:value-type="string">
            <text:p>Ramey</text:p>
          </table:table-cell>
          <table:table-cell office:value-type="string">
            <text:p>Bda Caban, Bda Esteves, Bo Borinquen, Bo Ceiba Baja, Ext El Prado, Ext Marbella, Repto Jimenez, Repto Juan Aguiar, Repto Lopez, Repto Tres Palmas, Sect Las Villas, Urb Borinquen, Urb El Prado, Urb Esteves, Urb Garcia, Urb Las Americas, Urb Las Casitas Cou</text:p>
          </table:table-cell>
          <table:table-cell office:value-type="string">
            <text:p>PR</text:p>
          </table:table-cell>
          <table:table-cell table:style-name="ce15" office:value-type="string">
            <text:p>Aguadilla</text:p>
          </table:table-cell>
          <table:table-cell table:style-name="ce15" office:value-type="string">
            <text:p>America/Puerto_Rico</text:p>
          </table:table-cell>
          <table:table-cell office:value-type="float" office:value="787">
            <text:p>787</text:p>
          </table:table-cell>
          <table:table-cell office:value-type="float" office:value="18.43">
            <text:p>18.43</text:p>
          </table:table-cell>
          <table:table-cell office:value-type="float" office:value="-67.15">
            <text:p>-67.1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04&quot;" office:value-type="string" office:string-value="00604">
            <text:p>00604</text:p>
          </table:table-cell>
          <table:table-cell office:value-type="string">
            <text:p>PO BOX</text:p>
          </table:table-cell>
          <table:table-cell office:value-type="string">
            <text:p>Aguadilla</text:p>
          </table:table-cell>
          <table:table-cell table:style-name="ce15" office:value-type="string">
            <text:p>Ramey</text:p>
          </table:table-cell>
          <table:table-cell table:style-name="Default"/>
          <table:table-cell office:value-type="string">
            <text:p>PR</text:p>
          </table:table-cell>
          <table:table-cell table:number-columns-repeated="2"/>
          <table:table-cell table:style-name="Default"/>
          <table:table-cell office:value-type="float" office:value="18.43">
            <text:p>18.43</text:p>
          </table:table-cell>
          <table:table-cell office:value-type="float" office:value="-67.15">
            <text:p>-67.1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05&quot;" office:value-type="string" office:string-value="00605">
            <text:p>00605</text:p>
          </table:table-cell>
          <table:table-cell office:value-type="string">
            <text:p>PO BOX</text:p>
          </table:table-cell>
          <table:table-cell office:value-type="string">
            <text:p>Aguadilla</text:p>
          </table:table-cell>
          <table:table-cell/>
          <table:table-cell table:style-name="Default"/>
          <table:table-cell office:value-type="string">
            <text:p>PR</text:p>
          </table:table-cell>
          <table:table-cell table:number-columns-repeated="2"/>
          <table:table-cell table:style-name="Default"/>
          <table:table-cell office:value-type="float" office:value="18.43">
            <text:p>18.43</text:p>
          </table:table-cell>
          <table:table-cell office:value-type="float" office:value="-67.15">
            <text:p>-67.1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06&quot;" office:value-type="string" office:string-value="00606">
            <text:p>00606</text:p>
          </table:table-cell>
          <table:table-cell office:value-type="string">
            <text:p>STANDARD</text:p>
          </table:table-cell>
          <table:table-cell office:value-type="string">
            <text:p>Maricao</text:p>
          </table:table-cell>
          <table:table-cell/>
          <table:table-cell office:value-type="string">
            <text:p>Urb San Juan Bautista</text:p>
          </table:table-cell>
          <table:table-cell office:value-type="string">
            <text:p>PR</text:p>
          </table:table-cell>
          <table:table-cell table:style-name="ce15" office:value-type="string">
            <text:p>Maricao</text:p>
          </table:table-cell>
          <table:table-cell table:style-name="ce15" office:value-type="string">
            <text:p>America/Puerto_Rico</text:p>
          </table:table-cell>
          <table:table-cell table:style-name="ce16" office:value-type="float" office:value="787939">
            <text:p>787,939</text:p>
          </table:table-cell>
          <table:table-cell office:value-type="float" office:value="18.18">
            <text:p>18.18</text:p>
          </table:table-cell>
          <table:table-cell office:value-type="float" office:value="-66.98">
            <text:p>-66.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10&quot;" office:value-type="string" office:string-value="00610">
            <text:p>00610</text:p>
          </table:table-cell>
          <table:table-cell office:value-type="string">
            <text:p>STANDARD</text:p>
          </table:table-cell>
          <table:table-cell office:value-type="string">
            <text:p>Anasco</text:p>
          </table:table-cell>
          <table:table-cell/>
          <table:table-cell office:value-type="string">
            <text:p>Brisas De Anasco, Est De Valle Verde, Jard De Anasco, Paseo Del Valle, Repto Daguey, Urb San Antonio</text:p>
          </table:table-cell>
          <table:table-cell office:value-type="string">
            <text:p>PR</text:p>
          </table:table-cell>
          <table:table-cell table:number-columns-repeated="2"/>
          <table:table-cell office:value-type="float" office:value="787">
            <text:p>787</text:p>
          </table:table-cell>
          <table:table-cell office:value-type="float" office:value="18.28">
            <text:p>18.28</text:p>
          </table:table-cell>
          <table:table-cell office:value-type="float" office:value="-67.14">
            <text:p>-67.1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11&quot;" office:value-type="string" office:string-value="00611">
            <text:p>00611</text:p>
          </table:table-cell>
          <table:table-cell office:value-type="string">
            <text:p>PO BOX</text:p>
          </table:table-cell>
          <table:table-cell office:value-type="string">
            <text:p>Angeles</text:p>
          </table:table-cell>
          <table:table-cell/>
          <table:table-cell table:style-name="Default"/>
          <table:table-cell office:value-type="string">
            <text:p>PR</text:p>
          </table:table-cell>
          <table:table-cell table:number-columns-repeated="2"/>
          <table:table-cell table:style-name="Default"/>
          <table:table-cell office:value-type="float" office:value="18.28">
            <text:p>18.28</text:p>
          </table:table-cell>
          <table:table-cell office:value-type="float" office:value="-66.79">
            <text:p>-66.79</text:p>
          </table:table-cell>
          <table:table-cell office:value-type="string">
            <text:p>NA</text:p>
          </table:table-cell>
          <table:table-cell office:value-type="string">
            <text:p>US</text:p>
          </table:table-cell>
          <table:table-cell table:number-columns-repeated="2" office:value-type="float" office:value="0">
            <text:p>0</text:p>
          </table:table-cell>
          <table:table-cell table:style-name="ce15" office:value-type="string">
            <text:p>no NWS data, </text:p>
          </table:table-cell>
        </table:table-row>
        <table:table-row table:style-name="ro7">
          <table:table-cell table:formula="of:=&quot;00612&quot;" office:value-type="string" office:string-value="00612">
            <text:p>00612</text:p>
          </table:table-cell>
          <table:table-cell office:value-type="string">
            <text:p>STANDARD</text:p>
          </table:table-cell>
          <table:table-cell office:value-type="string">
            <text:p>Arecibo</text:p>
          </table:table-cell>
          <table:table-cell/>
          <table:table-cell office:value-type="string">
            <text:p>Alt De Juncos, Alt De San Felipe, Bda Duhamel, Bo El Pasaje, Bo Islote, Bo Islote Ii, Bo Jarealitos, Bo Obrero, Bo Santana, Comunidad Buenos Aires, Est De Arecibo, Est De Balseiro, Ext Marisol, Ext Tanama, Ext Villa Los Santos I, Ext Villa Los Santos Ii, </text:p>
          </table:table-cell>
          <table:table-cell office:value-type="string">
            <text:p>PR</text:p>
          </table:table-cell>
          <table:table-cell table:style-name="ce15" office:value-type="string">
            <text:p>Arecibo</text:p>
          </table:table-cell>
          <table:table-cell table:style-name="ce15" office:value-type="string">
            <text:p>America/Puerto_Rico</text:p>
          </table:table-cell>
          <table:table-cell office:value-type="float" office:value="787">
            <text:p>787</text:p>
          </table:table-cell>
          <table:table-cell office:value-type="float" office:value="18.45">
            <text:p>18.45</text:p>
          </table:table-cell>
          <table:table-cell office:value-type="float" office:value="-66.73">
            <text:p>-66.7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13&quot;" office:value-type="string" office:string-value="00613">
            <text:p>00613</text:p>
          </table:table-cell>
          <table:table-cell office:value-type="string">
            <text:p>PO BOX</text:p>
          </table:table-cell>
          <table:table-cell office:value-type="string">
            <text:p>Arecibo</text:p>
          </table:table-cell>
          <table:table-cell/>
          <table:table-cell table:style-name="Default"/>
          <table:table-cell office:value-type="string">
            <text:p>PR</text:p>
          </table:table-cell>
          <table:table-cell table:number-columns-repeated="2"/>
          <table:table-cell table:style-name="Default"/>
          <table:table-cell office:value-type="float" office:value="18.45">
            <text:p>18.45</text:p>
          </table:table-cell>
          <table:table-cell office:value-type="float" office:value="-66.73">
            <text:p>-66.7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14&quot;" office:value-type="string" office:string-value="00614">
            <text:p>00614</text:p>
          </table:table-cell>
          <table:table-cell office:value-type="string">
            <text:p>PO BOX</text:p>
          </table:table-cell>
          <table:table-cell office:value-type="string">
            <text:p>Arecibo</text:p>
          </table:table-cell>
          <table:table-cell/>
          <table:table-cell table:style-name="Default"/>
          <table:table-cell office:value-type="string">
            <text:p>PR</text:p>
          </table:table-cell>
          <table:table-cell table:number-columns-repeated="2"/>
          <table:table-cell table:style-name="Default"/>
          <table:table-cell office:value-type="float" office:value="18.45">
            <text:p>18.45</text:p>
          </table:table-cell>
          <table:table-cell office:value-type="float" office:value="-66.73">
            <text:p>-66.7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16&quot;" office:value-type="string" office:string-value="00616">
            <text:p>00616</text:p>
          </table:table-cell>
          <table:table-cell office:value-type="string">
            <text:p>STANDARD</text:p>
          </table:table-cell>
          <table:table-cell office:value-type="string">
            <text:p>Bajadero</text:p>
          </table:table-cell>
          <table:table-cell/>
          <table:table-cell office:value-type="string">
            <text:p>Brisas Del Valle</text:p>
          </table:table-cell>
          <table:table-cell office:value-type="string">
            <text:p>PR</text:p>
          </table:table-cell>
          <table:table-cell table:style-name="ce15" office:value-type="string">
            <text:p>Arecibo</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66">
            <text:p>-6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17&quot;" office:value-type="string" office:string-value="00617">
            <text:p>00617</text:p>
          </table:table-cell>
          <table:table-cell office:value-type="string">
            <text:p>STANDARD</text:p>
          </table:table-cell>
          <table:table-cell office:value-type="string">
            <text:p>Barceloneta</text:p>
          </table:table-cell>
          <table:table-cell/>
          <table:table-cell office:value-type="string">
            <text:p>Bda Catalana, Brisas De Llanadas, Brisas Del Monte, Est De Barceloneta, Est De Florida, Ext Est De Imbery, Ext Parc Punta Palmas, Parc Garrochales, Parc Imbery, Parc Magueyes, Parc Palenque, Parc Punta Palmas, Parc Tiburon, Repto Las Llanadas, Urb Catalun</text:p>
          </table:table-cell>
          <table:table-cell office:value-type="string">
            <text:p>PR</text:p>
          </table:table-cell>
          <table:table-cell table:style-name="ce15" office:value-type="string">
            <text:p>Barceloneta</text:p>
          </table:table-cell>
          <table:table-cell table:style-name="ce15" office:value-type="string">
            <text:p>America/Puerto_Rico</text:p>
          </table:table-cell>
          <table:table-cell office:value-type="float" office:value="787">
            <text:p>787</text:p>
          </table:table-cell>
          <table:table-cell office:value-type="float" office:value="18.45">
            <text:p>18.45</text:p>
          </table:table-cell>
          <table:table-cell office:value-type="float" office:value="-66.53">
            <text:p>-66.5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22&quot;" office:value-type="string" office:string-value="00622">
            <text:p>00622</text:p>
          </table:table-cell>
          <table:table-cell office:value-type="string">
            <text:p>STANDARD</text:p>
          </table:table-cell>
          <table:table-cell office:value-type="string">
            <text:p>Boqueron</text:p>
          </table:table-cell>
          <table:table-cell/>
          <table:table-cell office:value-type="string">
            <text:p>Villa Taina</text:p>
          </table:table-cell>
          <table:table-cell office:value-type="string">
            <text:p>PR</text:p>
          </table:table-cell>
          <table:table-cell table:number-columns-repeated="2"/>
          <table:table-cell office:value-type="float" office:value="787">
            <text:p>787</text:p>
          </table:table-cell>
          <table:table-cell office:value-type="float" office:value="17.99">
            <text:p>17.99</text:p>
          </table:table-cell>
          <table:table-cell office:value-type="float" office:value="-67.15">
            <text:p>-67.1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23&quot;" office:value-type="string" office:string-value="00623">
            <text:p>00623</text:p>
          </table:table-cell>
          <table:table-cell office:value-type="string">
            <text:p>STANDARD</text:p>
          </table:table-cell>
          <table:table-cell office:value-type="string">
            <text:p>Cabo Rojo</text:p>
          </table:table-cell>
          <table:table-cell/>
          <table:table-cell office:value-type="string">
            <text:p>Alts De Joyuda, Alts Del Mar, Bo Ballaja, Bo Monte Grande, Est De Miramar, Est Reales, Ext Elizabeth, Ext La Concepcion, Ext Parc Elizabeth, Ext Sierra Linda, Haciendas De Belvedere, Haciendas De Cabo Rojo, Haciendas De Miramar, Jard Del Puerto, Mans De C</text:p>
          </table:table-cell>
          <table:table-cell office:value-type="string">
            <text:p>PR</text:p>
          </table:table-cell>
          <table:table-cell table:number-columns-repeated="2"/>
          <table:table-cell office:value-type="float" office:value="787">
            <text:p>787</text:p>
          </table:table-cell>
          <table:table-cell office:value-type="float" office:value="18.08">
            <text:p>18.08</text:p>
          </table:table-cell>
          <table:table-cell office:value-type="float" office:value="-67.14">
            <text:p>-67.1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24&quot;" office:value-type="string" office:string-value="00624">
            <text:p>00624</text:p>
          </table:table-cell>
          <table:table-cell office:value-type="string">
            <text:p>STANDARD</text:p>
          </table:table-cell>
          <table:table-cell office:value-type="string">
            <text:p>Penuelas</text:p>
          </table:table-cell>
          <table:table-cell/>
          <table:table-cell office:value-type="string">
            <text:p>Alt De Penuelas Ii, Alts De Penuelas, Brisas De Guayanes, Colinas De Penuelas, Ext Alts De Penuelas Ii, Jard De Penuelas, Repto Kennedy, Sect Mal Paso, Urb El Madrigal, Urb Guayanes, Urb Monte Verde, Urb Penuelas Valley, Urb Rio Sol, Urb Riverside, Urb Sa</text:p>
          </table:table-cell>
          <table:table-cell office:value-type="string">
            <text:p>PR</text:p>
          </table:table-cell>
          <table:table-cell table:number-columns-repeated="2"/>
          <table:table-cell office:value-type="float" office:value="787">
            <text:p>787</text:p>
          </table:table-cell>
          <table:table-cell office:value-type="float" office:value="18.06">
            <text:p>18.06</text:p>
          </table:table-cell>
          <table:table-cell office:value-type="float" office:value="-66.72">
            <text:p>-66.7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27&quot;" office:value-type="string" office:string-value="00627">
            <text:p>00627</text:p>
          </table:table-cell>
          <table:table-cell office:value-type="string">
            <text:p>STANDARD</text:p>
          </table:table-cell>
          <table:table-cell office:value-type="string">
            <text:p>Camuy</text:p>
          </table:table-cell>
          <table:table-cell/>
          <table:table-cell office:value-type="string">
            <text:p>Alts El Maestro, Sect Pena, Urb Del Carmen, Urb Las Veredas, Urb Linda Vista, Vistas De Camuy</text:p>
          </table:table-cell>
          <table:table-cell office:value-type="string">
            <text:p>PR</text:p>
          </table:table-cell>
          <table:table-cell table:number-columns-repeated="2"/>
          <table:table-cell office:value-type="float" office:value="787">
            <text:p>787</text:p>
          </table:table-cell>
          <table:table-cell office:value-type="float" office:value="18.48">
            <text:p>18.48</text:p>
          </table:table-cell>
          <table:table-cell office:value-type="float" office:value="-66.84">
            <text:p>-66.8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31&quot;" office:value-type="string" office:string-value="00631">
            <text:p>00631</text:p>
          </table:table-cell>
          <table:table-cell office:value-type="string">
            <text:p>PO BOX</text:p>
          </table:table-cell>
          <table:table-cell office:value-type="string">
            <text:p>Castaner</text:p>
          </table:table-cell>
          <table:table-cell table:style-name="ce15" office:value-type="string">
            <text:p>Adjuntas</text:p>
          </table:table-cell>
          <table:table-cell table:style-name="Default"/>
          <table:table-cell office:value-type="string">
            <text:p>PR</text:p>
          </table:table-cell>
          <table:table-cell table:number-columns-repeated="2"/>
          <table:table-cell table:style-name="Default"/>
          <table:table-cell office:value-type="float" office:value="18.19">
            <text:p>18.19</text:p>
          </table:table-cell>
          <table:table-cell office:value-type="float" office:value="-66.82">
            <text:p>-66.8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36&quot;" office:value-type="string" office:string-value="00636">
            <text:p>00636</text:p>
          </table:table-cell>
          <table:table-cell office:value-type="string">
            <text:p>PO BOX</text:p>
          </table:table-cell>
          <table:table-cell office:value-type="string">
            <text:p>Rosario</text:p>
          </table:table-cell>
          <table:table-cell/>
          <table:table-cell table:style-name="Default"/>
          <table:table-cell office:value-type="string">
            <text:p>PR</text:p>
          </table:table-cell>
          <table:table-cell table:number-columns-repeated="2"/>
          <table:table-cell table:style-name="Default"/>
          <table:table-cell office:value-type="float" office:value="18.15">
            <text:p>18.15</text:p>
          </table:table-cell>
          <table:table-cell office:value-type="float" office:value="-67.06">
            <text:p>-67.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37&quot;" office:value-type="string" office:string-value="00637">
            <text:p>00637</text:p>
          </table:table-cell>
          <table:table-cell office:value-type="string">
            <text:p>STANDARD</text:p>
          </table:table-cell>
          <table:table-cell office:value-type="string">
            <text:p>Sabana Grande</text:p>
          </table:table-cell>
          <table:table-cell/>
          <table:table-cell office:value-type="string">
            <text:p>Alts De San Jose, Bda San Isidro, Est Del Rio, Ext San Jose 2, Parc Maginas, Parc Susua, Urb El Arrendado, Urb La Milagrosa, Urb San Miguel, Urb Santa Ana, Urb Santa Elena, Urb Santa Maria, Vistas De Sabana Grande</text:p>
          </table:table-cell>
          <table:table-cell office:value-type="string">
            <text:p>PR</text:p>
          </table:table-cell>
          <table:table-cell table:number-columns-repeated="2"/>
          <table:table-cell office:value-type="float" office:value="787">
            <text:p>787</text:p>
          </table:table-cell>
          <table:table-cell office:value-type="float" office:value="18.08">
            <text:p>18.08</text:p>
          </table:table-cell>
          <table:table-cell office:value-type="float" office:value="-66.96">
            <text:p>-66.9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38&quot;" office:value-type="string" office:string-value="00638">
            <text:p>00638</text:p>
          </table:table-cell>
          <table:table-cell office:value-type="string">
            <text:p>STANDARD</text:p>
          </table:table-cell>
          <table:table-cell office:value-type="string">
            <text:p>Ciales</text:p>
          </table:table-cell>
          <table:table-cell/>
          <table:table-cell office:value-type="string">
            <text:p>Qtas De Ciales, Urb Dos Rios, Urb Los Llanos, Urb Monte Rey</text:p>
          </table:table-cell>
          <table:table-cell office:value-type="string">
            <text:p>PR</text:p>
          </table:table-cell>
          <table:table-cell table:number-columns-repeated="2"/>
          <table:table-cell office:value-type="float" office:value="787">
            <text:p>787</text:p>
          </table:table-cell>
          <table:table-cell office:value-type="float" office:value="18.33">
            <text:p>18.33</text:p>
          </table:table-cell>
          <table:table-cell office:value-type="float" office:value="-66.47">
            <text:p>-66.47</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41&quot;" office:value-type="string" office:string-value="00641">
            <text:p>00641</text:p>
          </table:table-cell>
          <table:table-cell office:value-type="string">
            <text:p>STANDARD</text:p>
          </table:table-cell>
          <table:table-cell office:value-type="string">
            <text:p>Utuado</text:p>
          </table:table-cell>
          <table:table-cell/>
          <table:table-cell office:value-type="string">
            <text:p>Alts De Utuado, Bda Nueva, Ext San Martin, Jard De Bubao, Sect Bella Vista, Sect Cercadillo, Sect Vendrell, Urb Cabrera, Urb Jesus M Lago, Urb Perez Matos, Urb San Martin</text:p>
          </table:table-cell>
          <table:table-cell office:value-type="string">
            <text:p>PR</text:p>
          </table:table-cell>
          <table:table-cell table:number-columns-repeated="2"/>
          <table:table-cell office:value-type="float" office:value="787">
            <text:p>787</text:p>
          </table:table-cell>
          <table:table-cell office:value-type="float" office:value="18.27">
            <text:p>18.27</text:p>
          </table:table-cell>
          <table:table-cell office:value-type="float" office:value="-66.7">
            <text:p>-66.7</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46&quot;" office:value-type="string" office:string-value="00646">
            <text:p>00646</text:p>
          </table:table-cell>
          <table:table-cell office:value-type="string">
            <text:p>STANDARD</text:p>
          </table:table-cell>
          <table:table-cell office:value-type="string">
            <text:p>Dorado</text:p>
          </table:table-cell>
          <table:table-cell/>
          <table:table-cell office:value-type="string">
            <text:p>Bo Arenal, Bo Saldinera, Bosque Dorado, Chalets De Dorado, Comunidad Arenales, Comunidad Arenales Ii, Hacienda Mi Querido Viejo, Jard De Dorado, Jard Dorado, Parc El Cotto, Parc Mameyal, Parc San Antonio, Paseo Del Mar, Paseo Del Sol, Paseo Las Olas, Pase</text:p>
          </table:table-cell>
          <table:table-cell office:value-type="string">
            <text:p>PR</text:p>
          </table:table-cell>
          <table:table-cell table:number-columns-repeated="2"/>
          <table:table-cell office:value-type="float" office:value="787">
            <text:p>787</text:p>
          </table:table-cell>
          <table:table-cell office:value-type="float" office:value="18.47">
            <text:p>18.47</text:p>
          </table:table-cell>
          <table:table-cell office:value-type="float" office:value="-66.27">
            <text:p>-66.27</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47&quot;" office:value-type="string" office:string-value="00647">
            <text:p>00647</text:p>
          </table:table-cell>
          <table:table-cell office:value-type="string">
            <text:p>STANDARD</text:p>
          </table:table-cell>
          <table:table-cell office:value-type="string">
            <text:p>Ensenada</text:p>
          </table:table-cell>
          <table:table-cell/>
          <table:table-cell office:value-type="string">
            <text:p>Urb Baco</text:p>
          </table:table-cell>
          <table:table-cell office:value-type="string">
            <text:p>PR</text:p>
          </table:table-cell>
          <table:table-cell table:number-columns-repeated="2"/>
          <table:table-cell table:style-name="Default"/>
          <table:table-cell office:value-type="float" office:value="17.96">
            <text:p>17.96</text:p>
          </table:table-cell>
          <table:table-cell office:value-type="float" office:value="-66.94">
            <text:p>-66.9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50&quot;" office:value-type="string" office:string-value="00650">
            <text:p>00650</text:p>
          </table:table-cell>
          <table:table-cell office:value-type="string">
            <text:p>STANDARD</text:p>
          </table:table-cell>
          <table:table-cell office:value-type="string">
            <text:p>Florida</text:p>
          </table:table-cell>
          <table:table-cell/>
          <table:table-cell office:value-type="string">
            <text:p>Alt De Florida, Est De Arroyo, Repto Seoane, Urb Altos De Florida, Urb Las Flores, Urb Vegas De Florida</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36">
            <text:p>18.36</text:p>
          </table:table-cell>
          <table:table-cell office:value-type="float" office:value="-66.56">
            <text:p>-66.5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52&quot;" office:value-type="string" office:string-value="00652">
            <text:p>00652</text:p>
          </table:table-cell>
          <table:table-cell office:value-type="string">
            <text:p>STANDARD</text:p>
          </table:table-cell>
          <table:table-cell office:value-type="string">
            <text:p>Garrochales</text:p>
          </table:table-cell>
          <table:table-cell/>
          <table:table-cell office:value-type="string">
            <text:p>Hacienda De Garrochales, Urb Los Jardines</text:p>
          </table:table-cell>
          <table:table-cell office:value-type="string">
            <text:p>PR</text:p>
          </table:table-cell>
          <table:table-cell table:style-name="ce15" office:value-type="string">
            <text:p>Arecibo</text:p>
          </table:table-cell>
          <table:table-cell table:style-name="ce15" office:value-type="string">
            <text:p>America/Puerto_Rico</text:p>
          </table:table-cell>
          <table:table-cell office:value-type="float" office:value="787">
            <text:p>787</text:p>
          </table:table-cell>
          <table:table-cell office:value-type="float" office:value="18.45">
            <text:p>18.45</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53&quot;" office:value-type="string" office:string-value="00653">
            <text:p>00653</text:p>
          </table:table-cell>
          <table:table-cell office:value-type="string">
            <text:p>STANDARD</text:p>
          </table:table-cell>
          <table:table-cell office:value-type="string">
            <text:p>Guanica</text:p>
          </table:table-cell>
          <table:table-cell/>
          <table:table-cell office:value-type="string">
            <text:p>Bda Esperanza, Bo La Luna, Urb Bahia, Urb Sagrado Corazon, Urb Santa Clara, Vista Mar</text:p>
          </table:table-cell>
          <table:table-cell office:value-type="string">
            <text:p>PR</text:p>
          </table:table-cell>
          <table:table-cell table:number-columns-repeated="2"/>
          <table:table-cell office:value-type="float" office:value="787">
            <text:p>787</text:p>
          </table:table-cell>
          <table:table-cell office:value-type="float" office:value="17.97">
            <text:p>17.97</text:p>
          </table:table-cell>
          <table:table-cell office:value-type="float" office:value="-66.93">
            <text:p>-66.9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56&quot;" office:value-type="string" office:string-value="00656">
            <text:p>00656</text:p>
          </table:table-cell>
          <table:table-cell office:value-type="string">
            <text:p>STANDARD</text:p>
          </table:table-cell>
          <table:table-cell office:value-type="string">
            <text:p>Guayanilla</text:p>
          </table:table-cell>
          <table:table-cell/>
          <table:table-cell office:value-type="string">
            <text:p>Bda Guaydia, Bo Los Sitios, Ext Santa Elena 2, Ext Santa Elena 3, Urb La Concepcion, Urb Monte Claro, Urb San Augusto, Urb Santa Elena, Urb Santa Elena 2, Urb Santa Maria, Urb Stella, Villa Del Rio</text:p>
          </table:table-cell>
          <table:table-cell office:value-type="string">
            <text:p>PR</text:p>
          </table:table-cell>
          <table:table-cell table:number-columns-repeated="2"/>
          <table:table-cell office:value-type="float" office:value="787">
            <text:p>787</text:p>
          </table:table-cell>
          <table:table-cell office:value-type="float" office:value="18.02">
            <text:p>18.02</text:p>
          </table:table-cell>
          <table:table-cell office:value-type="float" office:value="-66.79">
            <text:p>-66.7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59&quot;" office:value-type="string" office:string-value="00659">
            <text:p>00659</text:p>
          </table:table-cell>
          <table:table-cell office:value-type="string">
            <text:p>STANDARD</text:p>
          </table:table-cell>
          <table:table-cell office:value-type="string">
            <text:p>Hatillo</text:p>
          </table:table-cell>
          <table:table-cell/>
          <table:table-cell office:value-type="string">
            <text:p>Alt De Hatillo, Bda Clan, Brisas De Hatillo, Colinas De Hatillo, Est De Carrizales, Est De La Ceiba, Ext San Ramon, Ext Villa Del Carmen, Parc Santa Rosa, Sect Aviles, Urb Corales De Hatillo, Urb Costa Norte, Urb Hatillo Del Mar, Urb Las Palmas, Urb Mar A</text:p>
          </table:table-cell>
          <table:table-cell office:value-type="string">
            <text:p>PR</text:p>
          </table:table-cell>
          <table:table-cell table:number-columns-repeated="2"/>
          <table:table-cell table:style-name="Default"/>
          <table:table-cell office:value-type="float" office:value="18.48">
            <text:p>18.48</text:p>
          </table:table-cell>
          <table:table-cell office:value-type="float" office:value="-66.82">
            <text:p>-66.8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60&quot;" office:value-type="string" office:string-value="00660">
            <text:p>00660</text:p>
          </table:table-cell>
          <table:table-cell office:value-type="string">
            <text:p>STANDARD</text:p>
          </table:table-cell>
          <table:table-cell office:value-type="string">
            <text:p>Hormigueros</text:p>
          </table:table-cell>
          <table:table-cell/>
          <table:table-cell office:value-type="string">
            <text:p>Bo Lavadero, Colinas Del Oeste, Est Del Rio, Hacienda La Monserrate, Haciendas Constancia, Parc San Romualdo, Urb Montebello, Urb Verdun, Urb Verdun Ii, Valle Hermoso, Villa Zoraida</text:p>
          </table:table-cell>
          <table:table-cell office:value-type="string">
            <text:p>PR</text:p>
          </table:table-cell>
          <table:table-cell table:number-columns-repeated="2"/>
          <table:table-cell office:value-type="float" office:value="787">
            <text:p>787</text:p>
          </table:table-cell>
          <table:table-cell office:value-type="float" office:value="18.14">
            <text:p>18.14</text:p>
          </table:table-cell>
          <table:table-cell office:value-type="float" office:value="-67.12">
            <text:p>-67.1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62&quot;" office:value-type="string" office:string-value="00662">
            <text:p>00662</text:p>
          </table:table-cell>
          <table:table-cell office:value-type="string">
            <text:p>STANDARD</text:p>
          </table:table-cell>
          <table:table-cell office:value-type="string">
            <text:p>Isabela</text:p>
          </table:table-cell>
          <table:table-cell/>
          <table:table-cell office:value-type="string">
            <text:p>Alt Del Mar, Bda La Mayor, Brisas Del Canal, Comunidad Capiro, Comunidad El Canon, Comunidad El Ramal, Comunidad Guanabano, Comunidad Los Pinos, Comunidad Los Ponce, Comunidad Mantilla, Comunidad Ramal, Comunidad Sonuco, Est Del Paraiso, Est Velazquez, Ex</text:p>
          </table:table-cell>
          <table:table-cell office:value-type="string">
            <text:p>PR</text:p>
          </table:table-cell>
          <table:table-cell table:number-columns-repeated="2"/>
          <table:table-cell office:value-type="float" office:value="787">
            <text:p>787</text:p>
          </table:table-cell>
          <table:table-cell office:value-type="float" office:value="18.5">
            <text:p>18.5</text:p>
          </table:table-cell>
          <table:table-cell office:value-type="float" office:value="-67.02">
            <text:p>-67.0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64&quot;" office:value-type="string" office:string-value="00664">
            <text:p>00664</text:p>
          </table:table-cell>
          <table:table-cell office:value-type="string">
            <text:p>STANDARD</text:p>
          </table:table-cell>
          <table:table-cell office:value-type="string">
            <text:p>Jayuya</text:p>
          </table:table-cell>
          <table:table-cell/>
          <table:table-cell office:value-type="string">
            <text:p>Alts De Borinquen, Alts De Jayuya, Jard De Jayuya, Urb Hayuya, Urb La Colina, Urb La Monserrate, Urb Vega Linda, Valle Verde</text:p>
          </table:table-cell>
          <table:table-cell office:value-type="string">
            <text:p>PR</text:p>
          </table:table-cell>
          <table:table-cell table:number-columns-repeated="2"/>
          <table:table-cell office:value-type="float" office:value="787">
            <text:p>787</text:p>
          </table:table-cell>
          <table:table-cell office:value-type="float" office:value="18.22">
            <text:p>18.22</text:p>
          </table:table-cell>
          <table:table-cell office:value-type="float" office:value="-66.59">
            <text:p>-66.5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67&quot;" office:value-type="string" office:string-value="00667">
            <text:p>00667</text:p>
          </table:table-cell>
          <table:table-cell office:value-type="string">
            <text:p>STANDARD</text:p>
          </table:table-cell>
          <table:table-cell office:value-type="string">
            <text:p>Lajas</text:p>
          </table:table-cell>
          <table:table-cell/>
          <table:table-cell office:value-type="string">
            <text:p>Bda Nicolin Perez, Bda Tomei, Est De Lajas, Est Del Parra, Ext El Valle 2, Jard De Lajas, Parq Real, Urb El Valle, Urb Linda Vista</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04">
            <text:p>18.04</text:p>
          </table:table-cell>
          <table:table-cell office:value-type="float" office:value="-67.06">
            <text:p>-67.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69&quot;" office:value-type="string" office:string-value="00669">
            <text:p>00669</text:p>
          </table:table-cell>
          <table:table-cell office:value-type="string">
            <text:p>STANDARD</text:p>
          </table:table-cell>
          <table:table-cell office:value-type="string">
            <text:p>Lares</text:p>
          </table:table-cell>
          <table:table-cell/>
          <table:table-cell office:value-type="string">
            <text:p>Haciendas De Borinquen Ii, Urb Buena Vista</text:p>
          </table:table-cell>
          <table:table-cell office:value-type="string">
            <text:p>PR</text:p>
          </table:table-cell>
          <table:table-cell table:number-columns-repeated="2"/>
          <table:table-cell office:value-type="float" office:value="787">
            <text:p>787</text:p>
          </table:table-cell>
          <table:table-cell office:value-type="float" office:value="18.29">
            <text:p>18.29</text:p>
          </table:table-cell>
          <table:table-cell office:value-type="float" office:value="-66.88">
            <text:p>-66.8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70&quot;" office:value-type="string" office:string-value="00670">
            <text:p>00670</text:p>
          </table:table-cell>
          <table:table-cell office:value-type="string">
            <text:p>STANDARD</text:p>
          </table:table-cell>
          <table:table-cell office:value-type="string">
            <text:p>Las Marias</text:p>
          </table:table-cell>
          <table:table-cell/>
          <table:table-cell office:value-type="string">
            <text:p>Jard De Las Marias, Urb El Bosque, Urb El Coqui, Urb Lavergne</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27">
            <text:p>18.27</text:p>
          </table:table-cell>
          <table:table-cell office:value-type="float" office:value="-67.06">
            <text:p>-67.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74&quot;" office:value-type="string" office:string-value="00674">
            <text:p>00674</text:p>
          </table:table-cell>
          <table:table-cell office:value-type="string">
            <text:p>STANDARD</text:p>
          </table:table-cell>
          <table:table-cell office:value-type="string">
            <text:p>Manati</text:p>
          </table:table-cell>
          <table:table-cell/>
          <table:table-cell office:value-type="string">
            <text:p>Alts De Manati, Bda San Jose, Brisas De Mar Chiquita, Colina Del Mar, Est De Manati, Est De Valle Verde, Est Marylin, Ext Oneill, Ext San Salvador, Hacienda Hermanas Mena, Hacienda La Monserrate, Jard De Monaco 1, Jard De Monaco 2, Jard De Monaco 3, Lomas</text:p>
          </table:table-cell>
          <table:table-cell office:value-type="string">
            <text:p>PR</text:p>
          </table:table-cell>
          <table:table-cell table:number-columns-repeated="2"/>
          <table:table-cell office:value-type="float" office:value="787">
            <text:p>787</text:p>
          </table:table-cell>
          <table:table-cell office:value-type="float" office:value="18.43">
            <text:p>18.43</text:p>
          </table:table-cell>
          <table:table-cell office:value-type="float" office:value="-66.48">
            <text:p>-66.4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76&quot;" office:value-type="string" office:string-value="00676">
            <text:p>00676</text:p>
          </table:table-cell>
          <table:table-cell office:value-type="string">
            <text:p>STANDARD</text:p>
          </table:table-cell>
          <table:table-cell office:value-type="string">
            <text:p>Moca</text:p>
          </table:table-cell>
          <table:table-cell/>
          <table:table-cell office:value-type="string">
            <text:p>Hacienda La Monserrate, Parc Lomas Verdes, Parc Sabana, Res Edad Dorada, Urb Las Palmas, Urb Los Robles, Urb Moca Gdns, Villa Deloamit, Villa Mercedes, Villa Soto</text:p>
          </table:table-cell>
          <table:table-cell office:value-type="string">
            <text:p>PR</text:p>
          </table:table-cell>
          <table:table-cell table:number-columns-repeated="2"/>
          <table:table-cell office:value-type="float" office:value="787">
            <text:p>787</text:p>
          </table:table-cell>
          <table:table-cell office:value-type="float" office:value="18.39">
            <text:p>18.39</text:p>
          </table:table-cell>
          <table:table-cell office:value-type="float" office:value="-67.11">
            <text:p>-67.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77&quot;" office:value-type="string" office:string-value="00677">
            <text:p>00677</text:p>
          </table:table-cell>
          <table:table-cell office:value-type="string">
            <text:p>STANDARD</text:p>
          </table:table-cell>
          <table:table-cell office:value-type="string">
            <text:p>Rincon</text:p>
          </table:table-cell>
          <table:table-cell/>
          <table:table-cell office:value-type="string">
            <text:p>Comunidad Estella, Comunidad Stella, Ext Jard De Rincon, Jard De Rincon, Urb Cerro Los Pobres, Urb Las Lomas, Urb Palma Real, Urb Sea Beach Colony, Villas De La Pradera, Vista Azul</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34">
            <text:p>18.34</text:p>
          </table:table-cell>
          <table:table-cell office:value-type="float" office:value="-67.25">
            <text:p>-67.2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78&quot;" office:value-type="string" office:string-value="00678">
            <text:p>00678</text:p>
          </table:table-cell>
          <table:table-cell office:value-type="string">
            <text:p>STANDARD</text:p>
          </table:table-cell>
          <table:table-cell office:value-type="string">
            <text:p>Quebradillas</text:p>
          </table:table-cell>
          <table:table-cell/>
          <table:table-cell office:value-type="string">
            <text:p>Bo Cacao, Brisas Tropical, Parc Chivas, Parc Terranova, Parq Del Retiro, Repto Kennedy, Urb Avila, Urb Dos Ceibas, Urb El Retiro, Urb La Romana, Urb Santa Marina, Villa Norma</text:p>
          </table:table-cell>
          <table:table-cell office:value-type="string">
            <text:p>PR</text:p>
          </table:table-cell>
          <table:table-cell table:number-columns-repeated="2"/>
          <table:table-cell office:value-type="float" office:value="787">
            <text:p>787</text:p>
          </table:table-cell>
          <table:table-cell office:value-type="float" office:value="18.47">
            <text:p>18.47</text:p>
          </table:table-cell>
          <table:table-cell office:value-type="float" office:value="-66.93">
            <text:p>-66.9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80&quot;" office:value-type="string" office:string-value="00680">
            <text:p>00680</text:p>
          </table:table-cell>
          <table:table-cell office:value-type="string">
            <text:p>STANDARD</text:p>
          </table:table-cell>
          <table:table-cell office:value-type="string">
            <text:p>Mayaguez</text:p>
          </table:table-cell>
          <table:table-cell/>
          <table:table-cell office:value-type="string">
            <text:p>Bo Balboa, Bo Barcelona, Bo Broadway, Bo Buena Vista, Bo Cantera, Bo Carcel, Bo Colombia, Bo La Quinta, Bo Liceo, Bo Mineral, Bo Paris, Bo Rio Hondo, Bo Sabalos, Bo Salud, Bo Santurce, Ext Belmonte, Lomas Verdes, Repto Antillano, Repto Brisas De Rio Hondo</text:p>
          </table:table-cell>
          <table:table-cell office:value-type="string">
            <text:p>PR</text:p>
          </table:table-cell>
          <table:table-cell table:number-columns-repeated="2"/>
          <table:table-cell office:value-type="float" office:value="787">
            <text:p>787</text:p>
          </table:table-cell>
          <table:table-cell office:value-type="float" office:value="18.2">
            <text:p>18.2</text:p>
          </table:table-cell>
          <table:table-cell office:value-type="float" office:value="-67.14">
            <text:p>-67.1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81&quot;" office:value-type="string" office:string-value="00681">
            <text:p>00681</text:p>
          </table:table-cell>
          <table:table-cell office:value-type="string">
            <text:p>PO BOX</text:p>
          </table:table-cell>
          <table:table-cell office:value-type="string">
            <text:p>Mayaguez</text:p>
          </table:table-cell>
          <table:table-cell/>
          <table:table-cell table:style-name="Default"/>
          <table:table-cell office:value-type="string">
            <text:p>PR</text:p>
          </table:table-cell>
          <table:table-cell table:number-columns-repeated="2"/>
          <table:table-cell table:style-name="Default"/>
          <table:table-cell office:value-type="float" office:value="18.2">
            <text:p>18.2</text:p>
          </table:table-cell>
          <table:table-cell office:value-type="float" office:value="-67.14">
            <text:p>-67.1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82&quot;" office:value-type="string" office:string-value="00682">
            <text:p>00682</text:p>
          </table:table-cell>
          <table:table-cell office:value-type="string">
            <text:p>STANDARD</text:p>
          </table:table-cell>
          <table:table-cell office:value-type="string">
            <text:p>Mayaguez</text:p>
          </table:table-cell>
          <table:table-cell/>
          <table:table-cell office:value-type="string">
            <text:p>Alt De Algarrobo, Alt De Mayaguez, Bo Dulces Labios, Bo El Seco, Bo Mani, Bo Tras Talleres, Jard De Guanajibo, Jard Del Caribe, Mans De Espana, Parc Castillo, Parc Mani, Parc Soledad, Parq De La Ceiba, Repto Los Chevres, Repto San Francisco, Urb Bella Lom</text:p>
          </table:table-cell>
          <table:table-cell office:value-type="string">
            <text:p>PR</text:p>
          </table:table-cell>
          <table:table-cell table:number-columns-repeated="2"/>
          <table:table-cell office:value-type="float" office:value="787">
            <text:p>787</text:p>
          </table:table-cell>
          <table:table-cell office:value-type="float" office:value="18.2">
            <text:p>18.2</text:p>
          </table:table-cell>
          <table:table-cell office:value-type="float" office:value="-67.14">
            <text:p>-67.1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83&quot;" office:value-type="string" office:string-value="00683">
            <text:p>00683</text:p>
          </table:table-cell>
          <table:table-cell office:value-type="string">
            <text:p>STANDARD</text:p>
          </table:table-cell>
          <table:table-cell office:value-type="string">
            <text:p>San German</text:p>
          </table:table-cell>
          <table:table-cell/>
          <table:table-cell office:value-type="string">
            <text:p>Ext Mans San German, Ext Parc Sabana Eneas, Ext Santa Maria, Ext Villa Interamericana, Hacienda La Monserrate, Mans De San German, Mans Reales, Parc Sabana Eneas, Paseos Del Valle, Repto Universidad, Urb Borinquen, Urb El Convento, Urb El Pedregal, Urb El</text:p>
          </table:table-cell>
          <table:table-cell office:value-type="string">
            <text:p>PR</text:p>
          </table:table-cell>
          <table:table-cell table:number-columns-repeated="2"/>
          <table:table-cell office:value-type="float" office:value="787">
            <text:p>787</text:p>
          </table:table-cell>
          <table:table-cell office:value-type="float" office:value="18.08">
            <text:p>18.08</text:p>
          </table:table-cell>
          <table:table-cell office:value-type="float" office:value="-67.04">
            <text:p>-67.0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85&quot;" office:value-type="string" office:string-value="00685">
            <text:p>00685</text:p>
          </table:table-cell>
          <table:table-cell office:value-type="string">
            <text:p>STANDARD</text:p>
          </table:table-cell>
          <table:table-cell office:value-type="string">
            <text:p>San Sebastian</text:p>
          </table:table-cell>
          <table:table-cell/>
          <table:table-cell office:value-type="string">
            <text:p>Bda Chinto Rodon, Bda Estalingrado, Bda Paralelo 38, Bda Pueblo Nuevo, Bda Tablastilla, Colinas Verdes, Comunidad Gonzalez, Ext Villa Rita, Jard Guatemala, Repto Pin Mendez, Urb Chinto Rodon, Urb El Culebrina, Urb El Guayabal, Urb La Estancia, Urb Los Ala</text:p>
          </table:table-cell>
          <table:table-cell office:value-type="string">
            <text:p>PR</text:p>
          </table:table-cell>
          <table:table-cell table:number-columns-repeated="2"/>
          <table:table-cell office:value-type="float" office:value="787">
            <text:p>787</text:p>
          </table:table-cell>
          <table:table-cell office:value-type="float" office:value="18.33">
            <text:p>18.33</text:p>
          </table:table-cell>
          <table:table-cell office:value-type="float" office:value="-66.99">
            <text:p>-66.9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87&quot;" office:value-type="string" office:string-value="00687">
            <text:p>00687</text:p>
          </table:table-cell>
          <table:table-cell office:value-type="string">
            <text:p>STANDARD</text:p>
          </table:table-cell>
          <table:table-cell office:value-type="string">
            <text:p>Morovis</text:p>
          </table:table-cell>
          <table:table-cell/>
          <table:table-cell office:value-type="string">
            <text:p>Brisas Del Norte, Brisas Del Rio, Comunidad Juan Otero, Ext Torrecillas, Jard De Montellano, Jard De Romany, Jard De Russe, Parc Barahona, Parc Torrecillas, Praderas De Morovis Sur, Qtas De Morovis, Repto Los Torres, Sect Berio, Sect La Alianza, Sect Marr</text:p>
          </table:table-cell>
          <table:table-cell office:value-type="string">
            <text:p>PR</text:p>
          </table:table-cell>
          <table:table-cell table:number-columns-repeated="2"/>
          <table:table-cell office:value-type="float" office:value="787">
            <text:p>787</text:p>
          </table:table-cell>
          <table:table-cell office:value-type="float" office:value="18.32">
            <text:p>18.32</text:p>
          </table:table-cell>
          <table:table-cell office:value-type="float" office:value="-66.4">
            <text:p>-66.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88&quot;" office:value-type="string" office:string-value="00688">
            <text:p>00688</text:p>
          </table:table-cell>
          <table:table-cell office:value-type="string">
            <text:p>STANDARD</text:p>
          </table:table-cell>
          <table:table-cell office:value-type="string">
            <text:p>Sabana Hoyos</text:p>
          </table:table-cell>
          <table:table-cell/>
          <table:table-cell office:value-type="string">
            <text:p>Est De Sabana</text:p>
          </table:table-cell>
          <table:table-cell office:value-type="string">
            <text:p>PR</text:p>
          </table:table-cell>
          <table:table-cell table:number-columns-repeated="2"/>
          <table:table-cell office:value-type="float" office:value="787">
            <text:p>787</text:p>
          </table:table-cell>
          <table:table-cell office:value-type="float" office:value="18.38">
            <text:p>18.38</text:p>
          </table:table-cell>
          <table:table-cell office:value-type="float" office:value="-66.62">
            <text:p>-66.6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90&quot;" office:value-type="string" office:string-value="00690">
            <text:p>00690</text:p>
          </table:table-cell>
          <table:table-cell office:value-type="string">
            <text:p>STANDARD</text:p>
          </table:table-cell>
          <table:table-cell office:value-type="string">
            <text:p>San Antonio</text:p>
          </table:table-cell>
          <table:table-cell/>
          <table:table-cell office:value-type="string">
            <text:p>Brisas De Campo Alegre, Hacienda Asturias, Parq Ind San Antonio, Paseos Reales, Urb Nuevo San Antonio, Urb San Antonio</text:p>
          </table:table-cell>
          <table:table-cell office:value-type="string">
            <text:p>PR</text:p>
          </table:table-cell>
          <table:table-cell table:number-columns-repeated="2"/>
          <table:table-cell table:style-name="Default"/>
          <table:table-cell office:value-type="float" office:value="18.49">
            <text:p>18.49</text:p>
          </table:table-cell>
          <table:table-cell office:value-type="float" office:value="-67.09">
            <text:p>-67.0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92&quot;" office:value-type="string" office:string-value="00692">
            <text:p>00692</text:p>
          </table:table-cell>
          <table:table-cell office:value-type="string">
            <text:p>STANDARD</text:p>
          </table:table-cell>
          <table:table-cell office:value-type="string">
            <text:p>Vega Alta</text:p>
          </table:table-cell>
          <table:table-cell/>
          <table:table-cell office:value-type="string">
            <text:p>Alts De Cerro Gordo 1&amp;2, Alts De Cerro Gordo 3&amp;4, Bda Corea, Bo Brenas, Comunidad Manantial, Est Cerro Gordo, Est Del Valle, Est San Nicolas, Ext La Esperanza, Ext La Inmaculada, Ext Sanchez, Ext Santa Ana, Ext Santa Maria, Ext Santa Rita, Hacienda El Mol</text:p>
          </table:table-cell>
          <table:table-cell office:value-type="string">
            <text:p>PR</text:p>
          </table:table-cell>
          <table:table-cell table:number-columns-repeated="2"/>
          <table:table-cell office:value-type="float" office:value="787">
            <text:p>787</text:p>
          </table:table-cell>
          <table:table-cell office:value-type="float" office:value="18.41">
            <text:p>18.41</text:p>
          </table:table-cell>
          <table:table-cell office:value-type="float" office:value="-66.32">
            <text:p>-66.3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93&quot;" office:value-type="string" office:string-value="00693">
            <text:p>00693</text:p>
          </table:table-cell>
          <table:table-cell office:value-type="string">
            <text:p>STANDARD</text:p>
          </table:table-cell>
          <table:table-cell office:value-type="string">
            <text:p>Vega Baja</text:p>
          </table:table-cell>
          <table:table-cell/>
          <table:table-cell office:value-type="string">
            <text:p>Alt De Vega Baja, Bda Collazo, Bda Sandin, Bo Algarrobo, Bo Carmelita, Bo La Trocha, Bo Las Granjas, Bo Ojo De Agua, Bo Pueblo Nuevo, Bo Yeguada, Brisas De Tortuguero, Brisas Del Mar, Ciudad Real, Colinas Del Marquez, Comunidad Bethel, Est De Tortuguero, </text:p>
          </table:table-cell>
          <table:table-cell office:value-type="string">
            <text:p>PR</text:p>
          </table:table-cell>
          <table:table-cell table:number-columns-repeated="2"/>
          <table:table-cell office:value-type="float" office:value="787">
            <text:p>787</text:p>
          </table:table-cell>
          <table:table-cell office:value-type="float" office:value="18.44">
            <text:p>18.44</text:p>
          </table:table-cell>
          <table:table-cell office:value-type="float" office:value="-66.39">
            <text:p>-66.3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94&quot;" office:value-type="string" office:string-value="00694">
            <text:p>00694</text:p>
          </table:table-cell>
          <table:table-cell office:value-type="string">
            <text:p>PO BOX</text:p>
          </table:table-cell>
          <table:table-cell office:value-type="string">
            <text:p>Vega Baja</text:p>
          </table:table-cell>
          <table:table-cell/>
          <table:table-cell table:style-name="Default"/>
          <table:table-cell office:value-type="string">
            <text:p>PR</text:p>
          </table:table-cell>
          <table:table-cell table:number-columns-repeated="2"/>
          <table:table-cell table:style-name="Default"/>
          <table:table-cell office:value-type="float" office:value="18.44">
            <text:p>18.44</text:p>
          </table:table-cell>
          <table:table-cell office:value-type="float" office:value="-66.39">
            <text:p>-66.3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698&quot;" office:value-type="string" office:string-value="00698">
            <text:p>00698</text:p>
          </table:table-cell>
          <table:table-cell office:value-type="string">
            <text:p>STANDARD</text:p>
          </table:table-cell>
          <table:table-cell office:value-type="string">
            <text:p>Yauco</text:p>
          </table:table-cell>
          <table:table-cell/>
          <table:table-cell office:value-type="string">
            <text:p>Alts De Yauco, Alts Del Cafetal, Bda Galarza, Bda Las Delicias, Bda Lluberas, Bo Alto De Cuba, Bo Palomas, Colinas De Yauco, Est De Yauco, Est De Yodimar, Ext Alts De Yauco, Ext Alts De Yauco Ii, Haciendas Florida, Jard De Borinquen, Jard De Montblanc, Ja</text:p>
          </table:table-cell>
          <table:table-cell office:value-type="string">
            <text:p>PR</text:p>
          </table:table-cell>
          <table:table-cell table:number-columns-repeated="2"/>
          <table:table-cell office:value-type="float" office:value="787">
            <text:p>787</text:p>
          </table:table-cell>
          <table:table-cell office:value-type="float" office:value="18.03">
            <text:p>18.03</text:p>
          </table:table-cell>
          <table:table-cell office:value-type="float" office:value="-66.86">
            <text:p>-66.8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03&quot;" office:value-type="string" office:string-value="00703">
            <text:p>00703</text:p>
          </table:table-cell>
          <table:table-cell office:value-type="string">
            <text:p>STANDARD</text:p>
          </table:table-cell>
          <table:table-cell office:value-type="string">
            <text:p>Aguas Buenas</text:p>
          </table:table-cell>
          <table:table-cell/>
          <table:table-cell office:value-type="string">
            <text:p>Est Del Rio, Mans De Aguas Buenas, Urb San Antonio</text:p>
          </table:table-cell>
          <table:table-cell office:value-type="string">
            <text:p>PR</text:p>
          </table:table-cell>
          <table:table-cell table:number-columns-repeated="2"/>
          <table:table-cell office:value-type="float" office:value="787">
            <text:p>787</text:p>
          </table:table-cell>
          <table:table-cell office:value-type="float" office:value="18.25">
            <text:p>18.25</text:p>
          </table:table-cell>
          <table:table-cell office:value-type="float" office:value="-66.1">
            <text:p>-66.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04&quot;" office:value-type="string" office:string-value="00704">
            <text:p>00704</text:p>
          </table:table-cell>
          <table:table-cell office:value-type="string">
            <text:p>STANDARD</text:p>
          </table:table-cell>
          <table:table-cell office:value-type="string">
            <text:p>Aguirre</text:p>
          </table:table-cell>
          <table:table-cell/>
          <table:table-cell office:value-type="string">
            <text:p>Parc Parque, Paseo Costa Del Sur, Sect Lanausse, Urb Eugene Rice, Urb Gonzalez, Urb La Fabrica, Urb Monte Soria 2, Villas Del Coqui, Est De Trinitaria, Ext El Coqui, Parc Cabasa</text:p>
          </table:table-cell>
          <table:table-cell office:value-type="string">
            <text:p>PR</text:p>
          </table:table-cell>
          <table:table-cell table:number-columns-repeated="2"/>
          <table:table-cell table:style-name="Default"/>
          <table:table-cell office:value-type="float" office:value="17.96">
            <text:p>17.96</text:p>
          </table:table-cell>
          <table:table-cell office:value-type="float" office:value="-66.22">
            <text:p>-66.2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05&quot;" office:value-type="string" office:string-value="00705">
            <text:p>00705</text:p>
          </table:table-cell>
          <table:table-cell office:value-type="string">
            <text:p>STANDARD</text:p>
          </table:table-cell>
          <table:table-cell office:value-type="string">
            <text:p>Aibonito</text:p>
          </table:table-cell>
          <table:table-cell/>
          <table:table-cell office:value-type="string">
            <text:p>Bda San Luis, Bo Llanos, Brisas De Aibonito, Colinas De San Francisco, Est Del Llano, Ext Bella Vista, Ext San Luis, Ext Villa Rosales, Repto Robles, Urb Bella Vista, Urb Buena Vista, Urb Golden Vlg Iv, Urb La Providencia, Villa De La Rosa, Villa Rosales,</text:p>
          </table:table-cell>
          <table:table-cell office:value-type="string">
            <text:p>PR</text:p>
          </table:table-cell>
          <table:table-cell table:number-columns-repeated="2"/>
          <table:table-cell office:value-type="float" office:value="787">
            <text:p>787</text:p>
          </table:table-cell>
          <table:table-cell office:value-type="float" office:value="18.14">
            <text:p>18.14</text:p>
          </table:table-cell>
          <table:table-cell office:value-type="float" office:value="-66.26">
            <text:p>-66.2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07&quot;" office:value-type="string" office:string-value="00707">
            <text:p>00707</text:p>
          </table:table-cell>
          <table:table-cell office:value-type="string">
            <text:p>STANDARD</text:p>
          </table:table-cell>
          <table:table-cell office:value-type="string">
            <text:p>Maunabo</text:p>
          </table:table-cell>
          <table:table-cell/>
          <table:table-cell office:value-type="string">
            <text:p>Brisas De Emajaguas, Jard Los Almendros, Urb San Pedro, Villa Alegre, Villas De Maunabo</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
            <text:p>18</text:p>
          </table:table-cell>
          <table:table-cell office:value-type="float" office:value="-65.9">
            <text:p>-65.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14&quot;" office:value-type="string" office:string-value="00714">
            <text:p>00714</text:p>
          </table:table-cell>
          <table:table-cell office:value-type="string">
            <text:p>STANDARD</text:p>
          </table:table-cell>
          <table:table-cell office:value-type="string">
            <text:p>Arroyo</text:p>
          </table:table-cell>
          <table:table-cell/>
          <table:table-cell office:value-type="string">
            <text:p>Ext Jard De Arroyo, Jard De Arroyo, Jard De Lafayette, Parq De Guasimas, Qtas De Guasima, Repto Bello Mar, Urb Arroyo Del Mar, Urb Belinda, Urb Las 500, Urb Miramar 1, Urb Palmar 2, Urb San Antonio, Villas De Lafayette</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7.97">
            <text:p>17.97</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15&quot;" office:value-type="string" office:string-value="00715">
            <text:p>00715</text:p>
          </table:table-cell>
          <table:table-cell office:value-type="string">
            <text:p>STANDARD</text:p>
          </table:table-cell>
          <table:table-cell office:value-type="string">
            <text:p>Mercedita</text:p>
          </table:table-cell>
          <table:table-cell table:style-name="ce15" office:value-type="string">
            <text:p>Ponce</text:p>
          </table:table-cell>
          <table:table-cell office:value-type="string">
            <text:p>Bo Calzada, Bo La Cuarta, Brisas De Maravilla, Central Mercedita</text:p>
          </table:table-cell>
          <table:table-cell office:value-type="string">
            <text:p>PR</text:p>
          </table:table-cell>
          <table:table-cell table:number-columns-repeated="2"/>
          <table:table-cell office:value-type="float" office:value="787">
            <text:p>787</text:p>
          </table:table-cell>
          <table:table-cell office:value-type="float" office:value="18">
            <text:p>18</text:p>
          </table:table-cell>
          <table:table-cell office:value-type="float" office:value="-66.56">
            <text:p>-66.5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16&quot;" office:value-type="string" office:string-value="00716">
            <text:p>00716</text:p>
          </table:table-cell>
          <table:table-cell office:value-type="string">
            <text:p>STANDARD</text:p>
          </table:table-cell>
          <table:table-cell office:value-type="string">
            <text:p>Ponce</text:p>
          </table:table-cell>
          <table:table-cell table:style-name="ce15" office:value-type="string">
            <text:p>Mercedita</text:p>
          </table:table-cell>
          <table:table-cell office:value-type="string">
            <text:p>Bo Bucana, Bo Campo Alegre, Bo Sabanetas, Bo Tenerias, Comunidad Tabaiba, Est Del Carmen, Ext Alhambra, Ext Alta Vista, Ext Villa Del Carmen, Jard Alhambra, Jard Fagot, Parc Amalia Marin, Parc Sabanetas, Parq Del Rio, Repto Anaida, Repto Sabanetas, Sect L</text:p>
          </table:table-cell>
          <table:table-cell office:value-type="string">
            <text:p>PR</text:p>
          </table:table-cell>
          <table:table-cell table:number-columns-repeated="2"/>
          <table:table-cell office:value-type="float" office:value="787">
            <text:p>787</text:p>
          </table:table-cell>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17&quot;" office:value-type="string" office:string-value="00717">
            <text:p>00717</text:p>
          </table:table-cell>
          <table:table-cell office:value-type="string">
            <text:p>STANDARD</text:p>
          </table:table-cell>
          <table:table-cell office:value-type="string">
            <text:p>Ponce</text:p>
          </table:table-cell>
          <table:table-cell/>
          <table:table-cell office:value-type="string">
            <text:p>Bda Belgica, Bda Mariani, Bda Salazar, Bda Santa Rosa, Bo Caracoles, Bo Cuatro Calles, Bo San Anton, Ext Salazar, Repto Universitario, Urb Buena Vista, Urb Constancia, Urb Constancia Gdns, Urb El Bosque, Urb Los Maestros, Urb Mariani, Urb Mercedita, Urb P</text:p>
          </table:table-cell>
          <table:table-cell office:value-type="string">
            <text:p>PR</text:p>
          </table:table-cell>
          <table:table-cell table:number-columns-repeated="2"/>
          <table:table-cell table:style-name="Default"/>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18&quot;" office:value-type="string" office:string-value="00718">
            <text:p>00718</text:p>
          </table:table-cell>
          <table:table-cell office:value-type="string">
            <text:p>STANDARD</text:p>
          </table:table-cell>
          <table:table-cell office:value-type="string">
            <text:p>Naguabo</text:p>
          </table:table-cell>
          <table:table-cell/>
          <table:table-cell office:value-type="string">
            <text:p>Brisas De Naguabo, Hacienda Grande, Jard De Esperanza, Jard De La Via, Jard Del Este, Mans Playa Hucares, Repto Santiago, Urb Casabella, Urb City Palace, Urb Diplo, Urb Juan Mendoza, Urb Promised Land, Urb Ramon Rivero, Urb Santo Tomas, Villa Del Rosario</text:p>
          </table:table-cell>
          <table:table-cell office:value-type="string">
            <text:p>PR</text:p>
          </table:table-cell>
          <table:table-cell table:number-columns-repeated="2"/>
          <table:table-cell office:value-type="float" office:value="787">
            <text:p>787</text:p>
          </table:table-cell>
          <table:table-cell office:value-type="float" office:value="18.21">
            <text:p>18.21</text:p>
          </table:table-cell>
          <table:table-cell office:value-type="float" office:value="-65.73">
            <text:p>-65.7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19&quot;" office:value-type="string" office:string-value="00719">
            <text:p>00719</text:p>
          </table:table-cell>
          <table:table-cell office:value-type="string">
            <text:p>STANDARD</text:p>
          </table:table-cell>
          <table:table-cell office:value-type="string">
            <text:p>Naranjito</text:p>
          </table:table-cell>
          <table:table-cell/>
          <table:table-cell office:value-type="string">
            <text:p>Jard De Naranjito</text:p>
          </table:table-cell>
          <table:table-cell office:value-type="string">
            <text:p>PR</text:p>
          </table:table-cell>
          <table:table-cell table:number-columns-repeated="2"/>
          <table:table-cell office:value-type="float" office:value="787">
            <text:p>787</text:p>
          </table:table-cell>
          <table:table-cell office:value-type="float" office:value="18.3">
            <text:p>18.3</text:p>
          </table:table-cell>
          <table:table-cell office:value-type="float" office:value="-66.24">
            <text:p>-66.2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0&quot;" office:value-type="string" office:string-value="00720">
            <text:p>00720</text:p>
          </table:table-cell>
          <table:table-cell office:value-type="string">
            <text:p>STANDARD</text:p>
          </table:table-cell>
          <table:table-cell office:value-type="string">
            <text:p>Orocovis</text:p>
          </table:table-cell>
          <table:table-cell/>
          <table:table-cell office:value-type="string">
            <text:p>Alt De Orocovis, Urb Santa Teresita, Villas De Orocovix I, Villas De Orocovix Ii</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22">
            <text:p>18.22</text:p>
          </table:table-cell>
          <table:table-cell office:value-type="float" office:value="-66.39">
            <text:p>-66.3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1&quot;" office:value-type="string" office:string-value="00721">
            <text:p>00721</text:p>
          </table:table-cell>
          <table:table-cell office:value-type="string">
            <text:p>PO BOX</text:p>
          </table:table-cell>
          <table:table-cell office:value-type="string">
            <text:p>Palmer</text:p>
          </table:table-cell>
          <table:table-cell table:style-name="ce15" office:value-type="string">
            <text:p>Rio Grande</text:p>
          </table:table-cell>
          <table:table-cell table:style-name="Default"/>
          <table:table-cell office:value-type="string">
            <text:p>PR</text:p>
          </table:table-cell>
          <table:table-cell table:number-columns-repeated="2"/>
          <table:table-cell table:style-name="Default"/>
          <table:table-cell office:value-type="float" office:value="18.37">
            <text:p>18.37</text:p>
          </table:table-cell>
          <table:table-cell office:value-type="float" office:value="-65.77">
            <text:p>-65.77</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3&quot;" office:value-type="string" office:string-value="00723">
            <text:p>00723</text:p>
          </table:table-cell>
          <table:table-cell office:value-type="string">
            <text:p>STANDARD</text:p>
          </table:table-cell>
          <table:table-cell office:value-type="string">
            <text:p>Patillas</text:p>
          </table:table-cell>
          <table:table-cell/>
          <table:table-cell office:value-type="string">
            <text:p>Jard De Mamey, Jard De Patillas, Parq Del Sol, Portales De Jacaboa, Urb El Paraiso, Urb Mariani, Urb San Benito, Urb San Jose, Urb San Martin, Valle Alto, Valle De La Providencia, Villas De Patillas</text:p>
          </table:table-cell>
          <table:table-cell office:value-type="string">
            <text:p>PR</text:p>
          </table:table-cell>
          <table:table-cell table:style-name="ce15" office:value-type="string">
            <text:p>Patillas</text:p>
          </table:table-cell>
          <table:table-cell table:style-name="ce15" office:value-type="string">
            <text:p>America/Puerto_Rico</text:p>
          </table:table-cell>
          <table:table-cell table:style-name="Default"/>
          <table:table-cell office:value-type="float" office:value="18">
            <text:p>18</text:p>
          </table:table-cell>
          <table:table-cell office:value-type="float" office:value="-66.01">
            <text:p>-66.0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5&quot;" office:value-type="string" office:string-value="00725">
            <text:p>00725</text:p>
          </table:table-cell>
          <table:table-cell office:value-type="string">
            <text:p>STANDARD</text:p>
          </table:table-cell>
          <table:table-cell office:value-type="string">
            <text:p>Caguas</text:p>
          </table:table-cell>
          <table:table-cell/>
          <table:table-cell office:value-type="string">
            <text:p>Alt De Caguas, Alt Del Turabo, Bda Morales, Bosques De La Sierra, Brisas Del Parque I, Brisas Del Parque Ii, Est El Verde, Ext Caguax, Ext El Verde, Ext La Granja, Ext Villa Blanca, Hacienda Borinquen, Jard Pla, Lomas De La Serrania, Parq Las Mercedes, Pa</text:p>
          </table:table-cell>
          <table:table-cell office:value-type="string">
            <text:p>PR</text:p>
          </table:table-cell>
          <table:table-cell table:number-columns-repeated="2"/>
          <table:table-cell office:value-type="float" office:value="787">
            <text:p>787</text:p>
          </table:table-cell>
          <table:table-cell office:value-type="float" office:value="18.23">
            <text:p>18.23</text:p>
          </table:table-cell>
          <table:table-cell office:value-type="float" office:value="-66.03">
            <text:p>-66.0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6&quot;" office:value-type="string" office:string-value="00726">
            <text:p>00726</text:p>
          </table:table-cell>
          <table:table-cell office:value-type="string">
            <text:p>PO BOX</text:p>
          </table:table-cell>
          <table:table-cell office:value-type="string">
            <text:p>Caguas</text:p>
          </table:table-cell>
          <table:table-cell/>
          <table:table-cell table:style-name="Default"/>
          <table:table-cell office:value-type="string">
            <text:p>PR</text:p>
          </table:table-cell>
          <table:table-cell table:number-columns-repeated="2"/>
          <table:table-cell table:style-name="Default"/>
          <table:table-cell office:value-type="float" office:value="18.23">
            <text:p>18.23</text:p>
          </table:table-cell>
          <table:table-cell office:value-type="float" office:value="-66.03">
            <text:p>-66.0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7&quot;" office:value-type="string" office:string-value="00727">
            <text:p>00727</text:p>
          </table:table-cell>
          <table:table-cell office:value-type="string">
            <text:p>STANDARD</text:p>
          </table:table-cell>
          <table:table-cell office:value-type="string">
            <text:p>Caguas</text:p>
          </table:table-cell>
          <table:table-cell/>
          <table:table-cell office:value-type="string">
            <text:p>Alt De La Fuente, Alt Villa Del Rey, Bosque Verde, Chalets De Bairoa, Ciudad Jardin De Bairoa, Est De Bairoa, Est Degetau, Est Del Turabo, Hacienda San Jose, Jard De Caguas, Mans De Ciudad Jardin Bairoa, Mans El Paraiso, Parq Del Monte, Parq Del Monte 2, </text:p>
          </table:table-cell>
          <table:table-cell office:value-type="string">
            <text:p>PR</text:p>
          </table:table-cell>
          <table:table-cell table:number-columns-repeated="2"/>
          <table:table-cell office:value-type="float" office:value="787">
            <text:p>787</text:p>
          </table:table-cell>
          <table:table-cell office:value-type="float" office:value="18.23">
            <text:p>18.23</text:p>
          </table:table-cell>
          <table:table-cell office:value-type="float" office:value="-66.03">
            <text:p>-66.0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8&quot;" office:value-type="string" office:string-value="00728">
            <text:p>00728</text:p>
          </table:table-cell>
          <table:table-cell office:value-type="string">
            <text:p>STANDARD</text:p>
          </table:table-cell>
          <table:table-cell office:value-type="string">
            <text:p>Ponce</text:p>
          </table:table-cell>
          <table:table-cell/>
          <table:table-cell office:value-type="string">
            <text:p>Bda Baldorioty, Bo Magueyes, Bosque Senorial, Brisas Del Mar, Comunidad Punta Diamante, Ext Jard Del Caribe, Ext Las Delicias 2, Ext Punto Oro, Ext Villa Paraiso, Hacienda La Matilde, Hacienda Las Lomas, Jard Del Caribe, Jard Del Caribe 5, Parc El Tuque, </text:p>
          </table:table-cell>
          <table:table-cell office:value-type="string">
            <text:p>PR</text:p>
          </table:table-cell>
          <table:table-cell table:number-columns-repeated="2"/>
          <table:table-cell table:style-name="Default"/>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29&quot;" office:value-type="string" office:string-value="00729">
            <text:p>00729</text:p>
          </table:table-cell>
          <table:table-cell office:value-type="string">
            <text:p>STANDARD</text:p>
          </table:table-cell>
          <table:table-cell office:value-type="string">
            <text:p>Canovanas</text:p>
          </table:table-cell>
          <table:table-cell/>
          <table:table-cell office:value-type="string">
            <text:p>Brisas De Canovanas, Brisas De Loiza, Ciudad Jardin De Canovanas, Est Del Rio, Ext Villas De Loiza, Haciendas De Canovanas, Jard De Canovanas, Jard De Palmarejo, Parc Central, Parc Monteverde, Parc San Isidro, Parc Villa Delicias, Qtas De Canovanas, Qtas </text:p>
          </table:table-cell>
          <table:table-cell office:value-type="string">
            <text:p>PR</text:p>
          </table:table-cell>
          <table:table-cell table:style-name="ce15" office:value-type="string">
            <text:p>CanÃƒÂ³vanas</text:p>
          </table:table-cell>
          <table:table-cell table:style-name="ce15" office:value-type="string">
            <text:p>America/Puerto_Rico</text:p>
          </table:table-cell>
          <table:table-cell office:value-type="float" office:value="787">
            <text:p>787</text:p>
          </table:table-cell>
          <table:table-cell office:value-type="float" office:value="18.37">
            <text:p>18.37</text:p>
          </table:table-cell>
          <table:table-cell office:value-type="float" office:value="-65.9">
            <text:p>-65.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0&quot;" office:value-type="string" office:string-value="00730">
            <text:p>00730</text:p>
          </table:table-cell>
          <table:table-cell office:value-type="string">
            <text:p>STANDARD</text:p>
          </table:table-cell>
          <table:table-cell office:value-type="string">
            <text:p>Ponce</text:p>
          </table:table-cell>
          <table:table-cell/>
          <table:table-cell office:value-type="string">
            <text:p>Alt Del Madrigal, Bda Borinquen, Bda Clausells, Bda Ferran, Bda Tamarindo, Bo La Ponderosa, Bo Magueyes, Bo Pueblito Nuevo, Bo Tamarindo, Comunidad Playita Ferry, Est Del Golf Club, Ext El Madrigal, Ext La Guadalupe, Ext Qtas De Monserrate, Ext Santa Tere</text:p>
          </table:table-cell>
          <table:table-cell office:value-type="string">
            <text:p>PR</text:p>
          </table:table-cell>
          <table:table-cell table:number-columns-repeated="2"/>
          <table:table-cell office:value-type="float" office:value="787">
            <text:p>787</text:p>
          </table:table-cell>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1&quot;" office:value-type="string" office:string-value="00731">
            <text:p>00731</text:p>
          </table:table-cell>
          <table:table-cell office:value-type="string">
            <text:p>STANDARD</text:p>
          </table:table-cell>
          <table:table-cell office:value-type="string">
            <text:p>Ponce</text:p>
          </table:table-cell>
          <table:table-cell/>
          <table:table-cell office:value-type="string">
            <text:p>Urb Riberas De Bucana, Urb Terra Senorial</text:p>
          </table:table-cell>
          <table:table-cell office:value-type="string">
            <text:p>PR</text:p>
          </table:table-cell>
          <table:table-cell table:number-columns-repeated="2"/>
          <table:table-cell office:value-type="float" office:value="787">
            <text:p>787</text:p>
          </table:table-cell>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2&quot;" office:value-type="string" office:string-value="00732">
            <text:p>00732</text:p>
          </table:table-cell>
          <table:table-cell office:value-type="string">
            <text:p>PO BOX</text:p>
          </table:table-cell>
          <table:table-cell office:value-type="string">
            <text:p>Ponce</text:p>
          </table:table-cell>
          <table:table-cell/>
          <table:table-cell table:style-name="Default"/>
          <table:table-cell office:value-type="string">
            <text:p>PR</text:p>
          </table:table-cell>
          <table:table-cell table:number-columns-repeated="2"/>
          <table:table-cell table:style-name="Default"/>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3&quot;" office:value-type="string" office:string-value="00733">
            <text:p>00733</text:p>
          </table:table-cell>
          <table:table-cell office:value-type="string">
            <text:p>PO BOX</text:p>
          </table:table-cell>
          <table:table-cell office:value-type="string">
            <text:p>Ponce</text:p>
          </table:table-cell>
          <table:table-cell/>
          <table:table-cell table:style-name="Default"/>
          <table:table-cell office:value-type="string">
            <text:p>PR</text:p>
          </table:table-cell>
          <table:table-cell table:number-columns-repeated="2"/>
          <table:table-cell table:style-name="Default"/>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4&quot;" office:value-type="string" office:string-value="00734">
            <text:p>00734</text:p>
          </table:table-cell>
          <table:table-cell office:value-type="string">
            <text:p>PO BOX</text:p>
          </table:table-cell>
          <table:table-cell office:value-type="string">
            <text:p>Ponce</text:p>
          </table:table-cell>
          <table:table-cell/>
          <table:table-cell table:style-name="Default"/>
          <table:table-cell office:value-type="string">
            <text:p>PR</text:p>
          </table:table-cell>
          <table:table-cell table:number-columns-repeated="2"/>
          <table:table-cell table:style-name="Default"/>
          <table:table-cell office:value-type="float" office:value="17.98">
            <text:p>17.98</text:p>
          </table:table-cell>
          <table:table-cell office:value-type="float" office:value="-66.6">
            <text:p>-66.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5&quot;" office:value-type="string" office:string-value="00735">
            <text:p>00735</text:p>
          </table:table-cell>
          <table:table-cell office:value-type="string">
            <text:p>STANDARD</text:p>
          </table:table-cell>
          <table:table-cell office:value-type="string">
            <text:p>Ceiba</text:p>
          </table:table-cell>
          <table:table-cell table:style-name="ce15" office:value-type="string">
            <text:p>Roosevelt Rds, Roosevelt Roads</text:p>
          </table:table-cell>
          <table:table-cell office:value-type="string">
            <text:p>Brisas De Ceiba, Ext Villa Del Pilar, Jard Avila, Jard De Ceiba, Jard De Ceiba Ii, Parc Calderonas, Parc Calderonas Nuevas, Paseo De La Costa, Paseos De Ceiba, Res La Ceiba, Urb Celina, Urb Roosevelt Gdns, Urb Santa Maria, Urb Vegas De Ceiba, Villa Del Pi</text:p>
          </table:table-cell>
          <table:table-cell office:value-type="string">
            <text:p>PR</text:p>
          </table:table-cell>
          <table:table-cell table:number-columns-repeated="2"/>
          <table:table-cell office:value-type="float" office:value="787">
            <text:p>787</text:p>
          </table:table-cell>
          <table:table-cell office:value-type="float" office:value="18.26">
            <text:p>18.26</text:p>
          </table:table-cell>
          <table:table-cell office:value-type="float" office:value="-65.64">
            <text:p>-65.6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6&quot;" office:value-type="string" office:string-value="00736">
            <text:p>00736</text:p>
          </table:table-cell>
          <table:table-cell office:value-type="string">
            <text:p>STANDARD</text:p>
          </table:table-cell>
          <table:table-cell office:value-type="string">
            <text:p>Cayey</text:p>
          </table:table-cell>
          <table:table-cell/>
          <table:table-cell office:value-type="string">
            <text:p>Bda Buena Vista, Bda Cantera, Bda Nueva, Bda Polvorin, Bda Vieques, Bo Beatriz, Bo Carite, Bo Cedro, Bo Farallon, Bo Guavate, Bo Las Parras, Bo Mogote, Bo Montellano, Bo Vegas, Chalets Las Muesas, Colinas De Cayey, Comunidad San Tomas, Est De Las Brumas, </text:p>
          </table:table-cell>
          <table:table-cell office:value-type="string">
            <text:p>PR</text:p>
          </table:table-cell>
          <table:table-cell table:number-columns-repeated="2"/>
          <table:table-cell office:value-type="float" office:value="787">
            <text:p>787</text:p>
          </table:table-cell>
          <table:table-cell office:value-type="float" office:value="18.11">
            <text:p>18.11</text:p>
          </table:table-cell>
          <table:table-cell office:value-type="float" office:value="-66.16">
            <text:p>-66.1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7&quot;" office:value-type="string" office:string-value="00737">
            <text:p>00737</text:p>
          </table:table-cell>
          <table:table-cell office:value-type="string">
            <text:p>PO BOX</text:p>
          </table:table-cell>
          <table:table-cell office:value-type="string">
            <text:p>Cayey</text:p>
          </table:table-cell>
          <table:table-cell/>
          <table:table-cell table:style-name="Default"/>
          <table:table-cell office:value-type="string">
            <text:p>PR</text:p>
          </table:table-cell>
          <table:table-cell table:number-columns-repeated="2"/>
          <table:table-cell table:style-name="Default"/>
          <table:table-cell office:value-type="float" office:value="18.11">
            <text:p>18.11</text:p>
          </table:table-cell>
          <table:table-cell office:value-type="float" office:value="-66.16">
            <text:p>-66.1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8&quot;" office:value-type="string" office:string-value="00738">
            <text:p>00738</text:p>
          </table:table-cell>
          <table:table-cell office:value-type="string">
            <text:p>STANDARD</text:p>
          </table:table-cell>
          <table:table-cell office:value-type="string">
            <text:p>Fajardo</text:p>
          </table:table-cell>
          <table:table-cell/>
          <table:table-cell office:value-type="string">
            <text:p>Alts De Monte Brisas, Alts De San Pedro, Bda Obrera, Bda Roosevelt, Bo Jerusalem, Bo Proyecto Fema, Bo Proyecto Veve Calzada 3, Bo Vega Baja, Ext Melendez, Ext Veve Calzada, Jard De Monte Brisas, La Costa Apts, Mans Punta Del Este, Qtas De Fajardo, Terr D</text:p>
          </table:table-cell>
          <table:table-cell office:value-type="string">
            <text:p>PR</text:p>
          </table:table-cell>
          <table:table-cell table:number-columns-repeated="2"/>
          <table:table-cell office:value-type="float" office:value="787">
            <text:p>787</text:p>
          </table:table-cell>
          <table:table-cell office:value-type="float" office:value="18.33">
            <text:p>18.33</text:p>
          </table:table-cell>
          <table:table-cell office:value-type="float" office:value="-65.65">
            <text:p>-65.6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39&quot;" office:value-type="string" office:string-value="00739">
            <text:p>00739</text:p>
          </table:table-cell>
          <table:table-cell office:value-type="string">
            <text:p>STANDARD</text:p>
          </table:table-cell>
          <table:table-cell office:value-type="string">
            <text:p>Cidra</text:p>
          </table:table-cell>
          <table:table-cell/>
          <table:table-cell office:value-type="string">
            <text:p>Bosque Real, Ciudad Primavera, Est Del Bosque, Hacienda Primavera, Jard De Rabanal, Jard Treasure Island, Parc Gandara, Parc Gandara Ii, Sect Campobello, Sect Lozada, Urb Campo Bello, Urb Campo Lago, Urb Campo Primavera, Urb Domingo Alejandro, Urb Domingo</text:p>
          </table:table-cell>
          <table:table-cell office:value-type="string">
            <text:p>PR</text:p>
          </table:table-cell>
          <table:table-cell table:number-columns-repeated="2"/>
          <table:table-cell office:value-type="float" office:value="787">
            <text:p>787</text:p>
          </table:table-cell>
          <table:table-cell office:value-type="float" office:value="18.17">
            <text:p>18.17</text:p>
          </table:table-cell>
          <table:table-cell office:value-type="float" office:value="-66.15">
            <text:p>-66.1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40&quot;" office:value-type="string" office:string-value="00740">
            <text:p>00740</text:p>
          </table:table-cell>
          <table:table-cell office:value-type="string">
            <text:p>STANDARD</text:p>
          </table:table-cell>
          <table:table-cell office:value-type="string">
            <text:p>Puerto Real</text:p>
          </table:table-cell>
          <table:table-cell/>
          <table:table-cell office:value-type="string">
            <text:p>Valle Puerto Real</text:p>
          </table:table-cell>
          <table:table-cell office:value-type="string">
            <text:p>PR</text:p>
          </table:table-cell>
          <table:table-cell table:number-columns-repeated="2"/>
          <table:table-cell table:style-name="Default"/>
          <table:table-cell office:value-type="float" office:value="18.33">
            <text:p>18.33</text:p>
          </table:table-cell>
          <table:table-cell office:value-type="float" office:value="-65.63">
            <text:p>-65.6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41&quot;" office:value-type="string" office:string-value="00741">
            <text:p>00741</text:p>
          </table:table-cell>
          <table:table-cell office:value-type="string">
            <text:p>STANDARD</text:p>
          </table:table-cell>
          <table:table-cell office:value-type="string">
            <text:p>Punta Santiago</text:p>
          </table:table-cell>
          <table:table-cell table:style-name="ce15" office:value-type="string">
            <text:p>Punta Stgo</text:p>
          </table:table-cell>
          <table:table-cell office:value-type="string">
            <text:p>Urb Verdemar, Villa Palmira</text:p>
          </table:table-cell>
          <table:table-cell office:value-type="string">
            <text:p>PR</text:p>
          </table:table-cell>
          <table:table-cell table:number-columns-repeated="2"/>
          <table:table-cell table:style-name="Default"/>
          <table:table-cell office:value-type="float" office:value="18.15">
            <text:p>18.15</text:p>
          </table:table-cell>
          <table:table-cell office:value-type="float" office:value="-65.76">
            <text:p>-65.7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42&quot;" office:value-type="string" office:string-value="00742">
            <text:p>00742</text:p>
          </table:table-cell>
          <table:table-cell office:value-type="string">
            <text:p>PO BOX</text:p>
          </table:table-cell>
          <table:table-cell office:value-type="string">
            <text:p>Roosevelt Roads</text:p>
          </table:table-cell>
          <table:table-cell table:style-name="ce15" office:value-type="string">
            <text:p>Ceiba, Roosevelt Rds</text:p>
          </table:table-cell>
          <table:table-cell table:style-name="Default"/>
          <table:table-cell office:value-type="string">
            <text:p>PR</text:p>
          </table:table-cell>
          <table:table-cell table:number-columns-repeated="2"/>
          <table:table-cell table:style-name="Default"/>
          <table:table-cell office:value-type="float" office:value="18.27">
            <text:p>18.27</text:p>
          </table:table-cell>
          <table:table-cell office:value-type="float" office:value="-65.65">
            <text:p>-65.65</text:p>
          </table:table-cell>
          <table:table-cell office:value-type="string">
            <text:p>NA</text:p>
          </table:table-cell>
          <table:table-cell office:value-type="string">
            <text:p>US</text:p>
          </table:table-cell>
          <table:table-cell table:number-columns-repeated="2" office:value-type="float" office:value="0">
            <text:p>0</text:p>
          </table:table-cell>
          <table:table-cell table:style-name="ce15" office:value-type="string">
            <text:p>no NWS data, </text:p>
          </table:table-cell>
        </table:table-row>
        <table:table-row table:style-name="ro7">
          <table:table-cell table:formula="of:=&quot;00744&quot;" office:value-type="string" office:string-value="00744">
            <text:p>00744</text:p>
          </table:table-cell>
          <table:table-cell office:value-type="string">
            <text:p>PO BOX</text:p>
          </table:table-cell>
          <table:table-cell office:value-type="string">
            <text:p>Rio Blanco</text:p>
          </table:table-cell>
          <table:table-cell/>
          <table:table-cell table:style-name="Default"/>
          <table:table-cell office:value-type="string">
            <text:p>PR</text:p>
          </table:table-cell>
          <table:table-cell table:number-columns-repeated="2"/>
          <table:table-cell table:style-name="Default"/>
          <table:table-cell office:value-type="float" office:value="18.22">
            <text:p>18.22</text:p>
          </table:table-cell>
          <table:table-cell office:value-type="float" office:value="-65.79">
            <text:p>-65.7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45&quot;" office:value-type="string" office:string-value="00745">
            <text:p>00745</text:p>
          </table:table-cell>
          <table:table-cell office:value-type="string">
            <text:p>STANDARD</text:p>
          </table:table-cell>
          <table:table-cell office:value-type="string">
            <text:p>Rio Grande</text:p>
          </table:table-cell>
          <table:table-cell/>
          <table:table-cell office:value-type="string">
            <text:p>Alt Rio Grande, Bda Shangai, Hacienda Las Garzas, Jard Rio Grande, Parc La Dolores, Repto Costa Del Sol, Trump Founders Rsdncs, Urb Cambalache I, Urb Cambalache Ii, Urb Coco Beach, Urb Galateo, Urb Jose H Ramirez, Urb Jose Ph Hernandez, Urb Los Arboles, U</text:p>
          </table:table-cell>
          <table:table-cell office:value-type="string">
            <text:p>PR</text:p>
          </table:table-cell>
          <table:table-cell table:number-columns-repeated="2"/>
          <table:table-cell office:value-type="float" office:value="787">
            <text:p>787</text:p>
          </table:table-cell>
          <table:table-cell office:value-type="float" office:value="18.38">
            <text:p>18.38</text:p>
          </table:table-cell>
          <table:table-cell office:value-type="float" office:value="-65.83">
            <text:p>-65.8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51&quot;" office:value-type="string" office:string-value="00751">
            <text:p>00751</text:p>
          </table:table-cell>
          <table:table-cell office:value-type="string">
            <text:p>STANDARD</text:p>
          </table:table-cell>
          <table:table-cell office:value-type="string">
            <text:p>Salinas</text:p>
          </table:table-cell>
          <table:table-cell/>
          <table:table-cell office:value-type="string">
            <text:p>Bo Coco Nuevo, Bo Coco Viejo, Bo Playita, Bo Santa Ana I, Bo Santa Ana Iii, Brisas De Evelymar, Est De Evelymar, Ext Carmen, Ext Monserrate, Jard De Salinas, Sect Campito, Urb Corales Del Mar, Urb La Arboleda, Urb La Carmen, Urb Las Antillas, Urb Las Merc</text:p>
          </table:table-cell>
          <table:table-cell office:value-type="string">
            <text:p>PR</text:p>
          </table:table-cell>
          <table:table-cell table:number-columns-repeated="2"/>
          <table:table-cell office:value-type="float" office:value="787">
            <text:p>787</text:p>
          </table:table-cell>
          <table:table-cell office:value-type="float" office:value="17.97">
            <text:p>17.97</text:p>
          </table:table-cell>
          <table:table-cell office:value-type="float" office:value="-66.29">
            <text:p>-66.2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54&quot;" office:value-type="string" office:string-value="00754">
            <text:p>00754</text:p>
          </table:table-cell>
          <table:table-cell office:value-type="string">
            <text:p>STANDARD</text:p>
          </table:table-cell>
          <table:table-cell office:value-type="string">
            <text:p>San Lorenzo</text:p>
          </table:table-cell>
          <table:table-cell/>
          <table:table-cell office:value-type="string">
            <text:p>Alt De San Lorenzo, Bda Roosevelt, Bosque Llano, Ciudad Masso, Ext Alt De San Lorenzo, Ext Bda Roosevelt, Ext Jard De San Lorenzo, Ext Tamarindo, Hacienda Florida, Jard De Cerro Gordo, Jard De San Lorenzo, Paseo De Las Flores, Paseo De San Lorenzo, Urb Lo</text:p>
          </table:table-cell>
          <table:table-cell office:value-type="string">
            <text:p>PR</text:p>
          </table:table-cell>
          <table:table-cell table:number-columns-repeated="2"/>
          <table:table-cell office:value-type="float" office:value="787">
            <text:p>787</text:p>
          </table:table-cell>
          <table:table-cell office:value-type="float" office:value="18.19">
            <text:p>18.19</text:p>
          </table:table-cell>
          <table:table-cell office:value-type="float" office:value="-65.96">
            <text:p>-65.9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57&quot;" office:value-type="string" office:string-value="00757">
            <text:p>00757</text:p>
          </table:table-cell>
          <table:table-cell office:value-type="string">
            <text:p>STANDARD</text:p>
          </table:table-cell>
          <table:table-cell office:value-type="string">
            <text:p>Santa Isabel</text:p>
          </table:table-cell>
          <table:table-cell/>
          <table:table-cell office:value-type="string">
            <text:p>Alt De Santa Isabel, Brisas Del Prado, Est De Santa Isabel, Ext Bda Monserrate, Hacienda Concordia, Paseo Jacaranda, Praderas Del Sur, Urb Alborada, Urb Los Llanos, Valle Costero, Villa Serena</text:p>
          </table:table-cell>
          <table:table-cell office:value-type="string">
            <text:p>PR</text:p>
          </table:table-cell>
          <table:table-cell table:style-name="ce15" office:value-type="string">
            <text:p>Santa Isabel</text:p>
          </table:table-cell>
          <table:table-cell table:style-name="ce15" office:value-type="string">
            <text:p>America/Puerto_Rico</text:p>
          </table:table-cell>
          <table:table-cell office:value-type="float" office:value="787">
            <text:p>787</text:p>
          </table:table-cell>
          <table:table-cell office:value-type="float" office:value="17.97">
            <text:p>17.97</text:p>
          </table:table-cell>
          <table:table-cell office:value-type="float" office:value="-66.4">
            <text:p>-66.4</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65&quot;" office:value-type="string" office:string-value="00765">
            <text:p>00765</text:p>
          </table:table-cell>
          <table:table-cell office:value-type="string">
            <text:p>STANDARD</text:p>
          </table:table-cell>
          <table:table-cell office:value-type="string">
            <text:p>Vieques</text:p>
          </table:table-cell>
          <table:table-cell/>
          <table:table-cell office:value-type="string">
            <text:p>Bo Coffi, Bo Tortuguero, Urb Isabel Ii, Urb Lucila Franco</text:p>
          </table:table-cell>
          <table:table-cell office:value-type="string">
            <text:p>PR</text:p>
          </table:table-cell>
          <table:table-cell table:number-columns-repeated="2"/>
          <table:table-cell office:value-type="float" office:value="787">
            <text:p>787</text:p>
          </table:table-cell>
          <table:table-cell office:value-type="float" office:value="18.42">
            <text:p>18.42</text:p>
          </table:table-cell>
          <table:table-cell office:value-type="float" office:value="-65.83">
            <text:p>-65.8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66&quot;" office:value-type="string" office:string-value="00766">
            <text:p>00766</text:p>
          </table:table-cell>
          <table:table-cell office:value-type="string">
            <text:p>STANDARD</text:p>
          </table:table-cell>
          <table:table-cell office:value-type="string">
            <text:p>Villalba</text:p>
          </table:table-cell>
          <table:table-cell/>
          <table:table-cell office:value-type="string">
            <text:p>Alt De Villalba, Alts Del Alba, Est De Mayoral, Portales Del Alba, Urb La Vega, Urb Las Alondras, Urb Tierra Santa, Villa Alba, Villa Laura, Vista Alegre, Vista Bella</text:p>
          </table:table-cell>
          <table:table-cell office:value-type="string">
            <text:p>PR</text:p>
          </table:table-cell>
          <table:table-cell table:number-columns-repeated="2"/>
          <table:table-cell table:style-name="Default"/>
          <table:table-cell office:value-type="float" office:value="18.13">
            <text:p>18.13</text:p>
          </table:table-cell>
          <table:table-cell office:value-type="float" office:value="-66.48">
            <text:p>-66.4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67&quot;" office:value-type="string" office:string-value="00767">
            <text:p>00767</text:p>
          </table:table-cell>
          <table:table-cell office:value-type="string">
            <text:p>STANDARD</text:p>
          </table:table-cell>
          <table:table-cell office:value-type="string">
            <text:p>Yabucoa</text:p>
          </table:table-cell>
          <table:table-cell/>
          <table:table-cell office:value-type="string">
            <text:p>Alts De Terralinda, Ext Villas De Buenaventura, Jard De Yabucoa, Repto Horizonte, Urb Calvario, Urb Jaime C Rodriguez, Urb Los Angeles, Urb Mendez, Urb Santa Elena, Urb Santa Maria, Valles De Yabucoa, Villa El Recreo, Villa Hilda, Villas De Buenaventura</text:p>
          </table:table-cell>
          <table:table-cell office:value-type="string">
            <text:p>PR</text:p>
          </table:table-cell>
          <table:table-cell table:number-columns-repeated="2"/>
          <table:table-cell office:value-type="float" office:value="787">
            <text:p>787</text:p>
          </table:table-cell>
          <table:table-cell office:value-type="float" office:value="18.04">
            <text:p>18.04</text:p>
          </table:table-cell>
          <table:table-cell office:value-type="float" office:value="-65.87">
            <text:p>-65.87</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69&quot;" office:value-type="string" office:string-value="00769">
            <text:p>00769</text:p>
          </table:table-cell>
          <table:table-cell office:value-type="string">
            <text:p>STANDARD</text:p>
          </table:table-cell>
          <table:table-cell office:value-type="string">
            <text:p>Coamo</text:p>
          </table:table-cell>
          <table:table-cell/>
          <table:table-cell office:value-type="string">
            <text:p>Alts De Coamo, Bda San Antonio, Est De Coamo, Est De Hucar, Ext Jard De Coamo, Hacienda Miraflores, Haciendas Monterrey, Jard De Coamo, Jard De Santa Ana, Mans De Coamo, Parc Niagara, Paseo Real, Urb Bella Vista Est, Urb Coamo Gdns, Urb El Bosque, Urb El </text:p>
          </table:table-cell>
          <table:table-cell office:value-type="string">
            <text:p>PR</text:p>
          </table:table-cell>
          <table:table-cell table:number-columns-repeated="2"/>
          <table:table-cell office:value-type="float" office:value="787">
            <text:p>787</text:p>
          </table:table-cell>
          <table:table-cell office:value-type="float" office:value="18.08">
            <text:p>18.08</text:p>
          </table:table-cell>
          <table:table-cell office:value-type="float" office:value="-66.36">
            <text:p>-66.3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71&quot;" office:value-type="string" office:string-value="00771">
            <text:p>00771</text:p>
          </table:table-cell>
          <table:table-cell office:value-type="string">
            <text:p>STANDARD</text:p>
          </table:table-cell>
          <table:table-cell office:value-type="string">
            <text:p>Las Piedras</text:p>
          </table:table-cell>
          <table:table-cell/>
          <table:table-cell office:value-type="string">
            <text:p>Colinas De San Agustin, Est Del Rocio, Ext La Inmaculada, Ext Las Mercedes, Jard De Oriente, Mans De Las Piedras, Mans De Los Artesanos, Paseo De Los Artesanos, Portales De Las Piedras, Repto Arenales, Urb April Gdns, Urb Camino Sereno, Urb Campo Real, Ur</text:p>
          </table:table-cell>
          <table:table-cell office:value-type="string">
            <text:p>PR</text:p>
          </table:table-cell>
          <table:table-cell table:number-columns-repeated="2"/>
          <table:table-cell office:value-type="float" office:value="787">
            <text:p>787</text:p>
          </table:table-cell>
          <table:table-cell office:value-type="float" office:value="18.18">
            <text:p>18.18</text:p>
          </table:table-cell>
          <table:table-cell office:value-type="float" office:value="-65.86">
            <text:p>-65.8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72&quot;" office:value-type="string" office:string-value="00772">
            <text:p>00772</text:p>
          </table:table-cell>
          <table:table-cell office:value-type="string">
            <text:p>STANDARD</text:p>
          </table:table-cell>
          <table:table-cell office:value-type="string">
            <text:p>Loiza</text:p>
          </table:table-cell>
          <table:table-cell/>
          <table:table-cell office:value-type="string">
            <text:p>Jard De Loiza, Sect Villa Canona, Urb Santiago, Vistas Del Oceano</text:p>
          </table:table-cell>
          <table:table-cell office:value-type="string">
            <text:p>PR</text:p>
          </table:table-cell>
          <table:table-cell table:number-columns-repeated="2"/>
          <table:table-cell table:style-name="Default"/>
          <table:table-cell office:value-type="float" office:value="18.43">
            <text:p>18.43</text:p>
          </table:table-cell>
          <table:table-cell office:value-type="float" office:value="-65.88">
            <text:p>-65.8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73&quot;" office:value-type="string" office:string-value="00773">
            <text:p>00773</text:p>
          </table:table-cell>
          <table:table-cell office:value-type="string">
            <text:p>STANDARD</text:p>
          </table:table-cell>
          <table:table-cell office:value-type="string">
            <text:p>Luquillo</text:p>
          </table:table-cell>
          <table:table-cell/>
          <table:table-cell office:value-type="string">
            <text:p>Brisas De Luquillo, Brisas Del Mar, Est Del Atlantico, Hacienda Margarita, Hacienda Paloma, Hacienda Paloma Ii, Urb Alamar, Urb Costa Azul, Urb Los Paisajes, Urb Luquillo Lomas, Urb Luquillo Mar, Urb Paisaje Del Lago, Urb River Edge Hl, Urb Solimar, Villa</text:p>
          </table:table-cell>
          <table:table-cell office:value-type="string">
            <text:p>PR</text:p>
          </table:table-cell>
          <table:table-cell table:number-columns-repeated="2"/>
          <table:table-cell office:value-type="float" office:value="787">
            <text:p>787</text:p>
          </table:table-cell>
          <table:table-cell office:value-type="float" office:value="18.37">
            <text:p>18.37</text:p>
          </table:table-cell>
          <table:table-cell office:value-type="float" office:value="-65.71">
            <text:p>-65.7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75&quot;" office:value-type="string" office:string-value="00775">
            <text:p>00775</text:p>
          </table:table-cell>
          <table:table-cell office:value-type="string">
            <text:p>PO BOX</text:p>
          </table:table-cell>
          <table:table-cell office:value-type="string">
            <text:p>Culebra</text:p>
          </table:table-cell>
          <table:table-cell/>
          <table:table-cell table:style-name="Default"/>
          <table:table-cell office:value-type="string">
            <text:p>PR</text:p>
          </table:table-cell>
          <table:table-cell table:number-columns-repeated="2"/>
          <table:table-cell table:style-name="Default"/>
          <table:table-cell office:value-type="float" office:value="18.31">
            <text:p>18.31</text:p>
          </table:table-cell>
          <table:table-cell office:value-type="float" office:value="-65.3">
            <text:p>-65.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77&quot;" office:value-type="string" office:string-value="00777">
            <text:p>00777</text:p>
          </table:table-cell>
          <table:table-cell office:value-type="string">
            <text:p>STANDARD</text:p>
          </table:table-cell>
          <table:table-cell office:value-type="string">
            <text:p>Juncos</text:p>
          </table:table-cell>
          <table:table-cell/>
          <table:table-cell office:value-type="string">
            <text:p>Bda Flores, Brisas Del Prado, Colinas Del Este, Est De Juncos, Est De La Ceiba, Ext Jard De Barcelona, Haciendas De Tena, Jard De Barcelona, Jard De Ceiba Norte, Jard Del Valenciano, Mans De Juncos, Paseo De La Ceiba, Paseo Palma Real, Portales De Juncos,</text:p>
          </table:table-cell>
          <table:table-cell office:value-type="string">
            <text:p>PR</text:p>
          </table:table-cell>
          <table:table-cell table:number-columns-repeated="2"/>
          <table:table-cell office:value-type="float" office:value="787">
            <text:p>787</text:p>
          </table:table-cell>
          <table:table-cell office:value-type="float" office:value="18.22">
            <text:p>18.22</text:p>
          </table:table-cell>
          <table:table-cell office:value-type="float" office:value="-65.91">
            <text:p>-65.9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78&quot;" office:value-type="string" office:string-value="00778">
            <text:p>00778</text:p>
          </table:table-cell>
          <table:table-cell office:value-type="string">
            <text:p>STANDARD</text:p>
          </table:table-cell>
          <table:table-cell office:value-type="string">
            <text:p>Gurabo</text:p>
          </table:table-cell>
          <table:table-cell/>
          <table:table-cell office:value-type="string">
            <text:p>Alt De Montebrisas, Bda Campamento, Bda Nueva, Ciudad Jardin, Est De Gran Vista, Est De Santa Barbara, Est Siervas De Maria, Ext Llanos De Gurabo, Ext Villa Marina, Jard De Gurabo, Lomas Del Sol, Mans De Navarro, Mans De Santa Barbara, Parc Nuevas, Parq L</text:p>
          </table:table-cell>
          <table:table-cell office:value-type="string">
            <text:p>PR</text:p>
          </table:table-cell>
          <table:table-cell table:number-columns-repeated="2"/>
          <table:table-cell office:value-type="float" office:value="787">
            <text:p>787</text:p>
          </table:table-cell>
          <table:table-cell office:value-type="float" office:value="18.25">
            <text:p>18.25</text:p>
          </table:table-cell>
          <table:table-cell office:value-type="float" office:value="-65.97">
            <text:p>-65.97</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80&quot;" office:value-type="string" office:string-value="00780">
            <text:p>00780</text:p>
          </table:table-cell>
          <table:table-cell office:value-type="string">
            <text:p>STANDARD</text:p>
          </table:table-cell>
          <table:table-cell office:value-type="string">
            <text:p>Coto Laurel</text:p>
          </table:table-cell>
          <table:table-cell table:style-name="ce15" office:value-type="string">
            <text:p>Ponce</text:p>
          </table:table-cell>
          <table:table-cell office:value-type="string">
            <text:p>Bo Verdum, Brisas Del Lago, Brisas Del Laurel, Est Del Laurel, Ext Lago Horizonte, Haciendas Del Monte, Mans Del Sur, Mans Real, Urb El Laurel, Urb Lago Horizonte, Urb Laurel Sur, Urb Llanos Del Sur, Urb Santa Rita, Urb Santa Rita 2, Urb Santa Rita 3, Urb</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09">
            <text:p>18.09</text:p>
          </table:table-cell>
          <table:table-cell office:value-type="float" office:value="-66.57">
            <text:p>-66.57</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82&quot;" office:value-type="string" office:string-value="00782">
            <text:p>00782</text:p>
          </table:table-cell>
          <table:table-cell office:value-type="string">
            <text:p>STANDARD</text:p>
          </table:table-cell>
          <table:table-cell office:value-type="string">
            <text:p>Comerio</text:p>
          </table:table-cell>
          <table:table-cell/>
          <table:table-cell office:value-type="string">
            <text:p>Urb Ariel, Urb La Hacienda, Urb La Plata, Urb Pasarell, Urb Rio Plata, Urb Sabana Del Palmar</text:p>
          </table:table-cell>
          <table:table-cell office:value-type="string">
            <text:p>PR</text:p>
          </table:table-cell>
          <table:table-cell table:number-columns-repeated="2"/>
          <table:table-cell office:value-type="float" office:value="787">
            <text:p>787</text:p>
          </table:table-cell>
          <table:table-cell office:value-type="float" office:value="18.22">
            <text:p>18.22</text:p>
          </table:table-cell>
          <table:table-cell office:value-type="float" office:value="-66.22">
            <text:p>-66.22</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83&quot;" office:value-type="string" office:string-value="00783">
            <text:p>00783</text:p>
          </table:table-cell>
          <table:table-cell office:value-type="string">
            <text:p>STANDARD</text:p>
          </table:table-cell>
          <table:table-cell office:value-type="string">
            <text:p>Corozal</text:p>
          </table:table-cell>
          <table:table-cell/>
          <table:table-cell office:value-type="string">
            <text:p>Bda Sostre, Bo Pueblo, Colinas De Corozal, Ext Sylvia, Loma Linda, Urb Cerromonte, Urb Cibuco, Urb El Centro, Urb Las Brisas, Urb Maria Del Carmen, Urb Monterey, Urb Monteverde, Urb San Feliz, Urb Sobrino, Urb Sylvia, Valle De Aramana</text:p>
          </table:table-cell>
          <table:table-cell office:value-type="string">
            <text:p>PR</text:p>
          </table:table-cell>
          <table:table-cell table:number-columns-repeated="2"/>
          <table:table-cell office:value-type="float" office:value="787">
            <text:p>787</text:p>
          </table:table-cell>
          <table:table-cell office:value-type="float" office:value="18.34">
            <text:p>18.34</text:p>
          </table:table-cell>
          <table:table-cell office:value-type="float" office:value="-66.31">
            <text:p>-66.3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84&quot;" office:value-type="string" office:string-value="00784">
            <text:p>00784</text:p>
          </table:table-cell>
          <table:table-cell office:value-type="string">
            <text:p>STANDARD</text:p>
          </table:table-cell>
          <table:table-cell office:value-type="string">
            <text:p>Guayama</text:p>
          </table:table-cell>
          <table:table-cell/>
          <table:table-cell office:value-type="string">
            <text:p>Alts Del Olimpo, Bda Blondet, Bda Borinquen, Bda Marin, Bda Santa Ana, Bo Machete, Bo Olimpo, Brisas Del Mar, Brisas Del Mar Elderly, Chalets De Brisas Del Mar, Comunidad Miramar, Comunidad Puente Jobos, Comunidad San Martin, Hacienda Guamani, Hacienda Ja</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7.97">
            <text:p>17.97</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85&quot;" office:value-type="string" office:string-value="00785">
            <text:p>00785</text:p>
          </table:table-cell>
          <table:table-cell office:value-type="string">
            <text:p>PO BOX</text:p>
          </table:table-cell>
          <table:table-cell office:value-type="string">
            <text:p>Guayama</text:p>
          </table:table-cell>
          <table:table-cell/>
          <table:table-cell table:style-name="Default"/>
          <table:table-cell office:value-type="string">
            <text:p>PR</text:p>
          </table:table-cell>
          <table:table-cell table:number-columns-repeated="2"/>
          <table:table-cell table:style-name="Default"/>
          <table:table-cell office:value-type="float" office:value="17.97">
            <text:p>17.97</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86&quot;" office:value-type="string" office:string-value="00786">
            <text:p>00786</text:p>
          </table:table-cell>
          <table:table-cell office:value-type="string">
            <text:p>PO BOX</text:p>
          </table:table-cell>
          <table:table-cell office:value-type="string">
            <text:p>La Plata</text:p>
          </table:table-cell>
          <table:table-cell/>
          <table:table-cell table:style-name="Default"/>
          <table:table-cell office:value-type="string">
            <text:p>PR</text:p>
          </table:table-cell>
          <table:table-cell table:style-name="ce15" office:value-type="string">
            <text:p>Aibonito</text:p>
          </table:table-cell>
          <table:table-cell table:style-name="ce15" office:value-type="string">
            <text:p>America/Puerto_Rico</text:p>
          </table:table-cell>
          <table:table-cell table:style-name="Default"/>
          <table:table-cell office:value-type="float" office:value="18.16">
            <text:p>18.16</text:p>
          </table:table-cell>
          <table:table-cell office:value-type="float" office:value="-66.23">
            <text:p>-66.2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91&quot;" office:value-type="string" office:string-value="00791">
            <text:p>00791</text:p>
          </table:table-cell>
          <table:table-cell office:value-type="string">
            <text:p>STANDARD</text:p>
          </table:table-cell>
          <table:table-cell office:value-type="string">
            <text:p>Humacao</text:p>
          </table:table-cell>
          <table:table-cell/>
          <table:table-cell office:value-type="string">
            <text:p>Alts De San Benito, Bda Azucena, Bda Obrera, Bda Praa, Ciudad Cristiana, Colinas Del Este, Est De La Loma, Ext Cotto Mabu, Ext Roig, Ext San Antonio, Jard De Humacao, Mans Del Caribe, Parq De Candelero, Plaza Del Mar, Qtas De Humacao, Repto San Felipe, Ur</text:p>
          </table:table-cell>
          <table:table-cell office:value-type="string">
            <text:p>PR</text:p>
          </table:table-cell>
          <table:table-cell table:number-columns-repeated="2"/>
          <table:table-cell office:value-type="float" office:value="787">
            <text:p>787</text:p>
          </table:table-cell>
          <table:table-cell office:value-type="float" office:value="18.15">
            <text:p>18.15</text:p>
          </table:table-cell>
          <table:table-cell office:value-type="float" office:value="-65.81">
            <text:p>-65.8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92&quot;" office:value-type="string" office:string-value="00792">
            <text:p>00792</text:p>
          </table:table-cell>
          <table:table-cell office:value-type="string">
            <text:p>PO BOX</text:p>
          </table:table-cell>
          <table:table-cell office:value-type="string">
            <text:p>Humacao</text:p>
          </table:table-cell>
          <table:table-cell/>
          <table:table-cell table:style-name="Default"/>
          <table:table-cell office:value-type="string">
            <text:p>PR</text:p>
          </table:table-cell>
          <table:table-cell table:number-columns-repeated="2"/>
          <table:table-cell table:style-name="Default"/>
          <table:table-cell office:value-type="float" office:value="18.15">
            <text:p>18.15</text:p>
          </table:table-cell>
          <table:table-cell office:value-type="float" office:value="-65.81">
            <text:p>-65.8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94&quot;" office:value-type="string" office:string-value="00794">
            <text:p>00794</text:p>
          </table:table-cell>
          <table:table-cell office:value-type="string">
            <text:p>STANDARD</text:p>
          </table:table-cell>
          <table:table-cell office:value-type="string">
            <text:p>Barranquitas</text:p>
          </table:table-cell>
          <table:table-cell/>
          <table:table-cell office:value-type="string">
            <text:p>Bda Alemania, Urb San Cristobal, Vistas De Montecielo</text:p>
          </table:table-cell>
          <table:table-cell office:value-type="string">
            <text:p>PR</text:p>
          </table:table-cell>
          <table:table-cell table:number-columns-repeated="2"/>
          <table:table-cell office:value-type="float" office:value="787">
            <text:p>787</text:p>
          </table:table-cell>
          <table:table-cell office:value-type="float" office:value="18.18">
            <text:p>18.18</text:p>
          </table:table-cell>
          <table:table-cell office:value-type="float" office:value="-66.3">
            <text:p>-66.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795&quot;" office:value-type="string" office:string-value="00795">
            <text:p>00795</text:p>
          </table:table-cell>
          <table:table-cell office:value-type="string">
            <text:p>STANDARD</text:p>
          </table:table-cell>
          <table:table-cell office:value-type="string">
            <text:p>Juana Diaz</text:p>
          </table:table-cell>
          <table:table-cell/>
          <table:table-cell office:value-type="string">
            <text:p>Alts Del Encanto, Brisas Del Sur, Brisas Del Valle, Colinas De San Martin, Est De Juana Diaz, Est Del Rio, Est El Guayabal, Ext Del Carmen, Ext Jacaguax, Ext Las Flores, Ext Las Marias, Hacienda Las Vegas, Jard De Santo Domingo, Mans En Paseo De Reyes, Pa</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05">
            <text:p>18.05</text:p>
          </table:table-cell>
          <table:table-cell office:value-type="float" office:value="-66.5">
            <text:p>-66.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01&quot;" office:value-type="string" office:string-value="00901">
            <text:p>00901</text:p>
          </table:table-cell>
          <table:table-cell office:value-type="string">
            <text:p>STANDARD</text:p>
          </table:table-cell>
          <table:table-cell office:value-type="string">
            <text:p>San Juan</text:p>
          </table:table-cell>
          <table:table-cell table:style-name="ce15" office:value-type="string">
            <text:p>Old San Juan, Viejo San Juan, Viejo Sn Juan</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02&quot;" office:value-type="string" office:string-value="00902">
            <text:p>00902</text:p>
          </table:table-cell>
          <table:table-cell office:value-type="string">
            <text:p>PO BOX</text:p>
          </table:table-cell>
          <table:table-cell office:value-type="string">
            <text:p>San Juan</text:p>
          </table:table-cell>
          <table:table-cell table:style-name="ce15" office:value-type="string">
            <text:p>Old San Juan, Viejo San Juan, Viejo Sn Juan</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06&quot;" office:value-type="string" office:string-value="00906">
            <text:p>00906</text:p>
          </table:table-cell>
          <table:table-cell office:value-type="string">
            <text:p>PO BOX</text:p>
          </table:table-cell>
          <table:table-cell office:value-type="string">
            <text:p>San Juan</text:p>
          </table:table-cell>
          <table:table-cell table:style-name="ce15" office:value-type="string">
            <text:p>Pta De Tierra, Puerta De Tierra</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07&quot;" office:value-type="string" office:string-value="00907">
            <text:p>00907</text:p>
          </table:table-cell>
          <table:table-cell office:value-type="string">
            <text:p>STANDARD</text:p>
          </table:table-cell>
          <table:table-cell office:value-type="string">
            <text:p>San Juan</text:p>
          </table:table-cell>
          <table:table-cell table:style-name="ce15" office:value-type="string">
            <text:p>Condado, Miramar, Santurce</text:p>
          </table:table-cell>
          <table:table-cell office:value-type="string">
            <text:p>Bda Figueroa</text:p>
          </table:table-cell>
          <table:table-cell office:value-type="string">
            <text:p>PR</text:p>
          </table:table-cell>
          <table:table-cell table:number-columns-repeated="2"/>
          <table:table-cell office:value-type="float" office:value="787">
            <text:p>787</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08&quot;" office:value-type="string" office:string-value="00908">
            <text:p>00908</text:p>
          </table:table-cell>
          <table:table-cell office:value-type="string">
            <text:p>PO BOX</text:p>
          </table:table-cell>
          <table:table-cell office:value-type="string">
            <text:p>San Juan</text:p>
          </table:table-cell>
          <table:table-cell/>
          <table:table-cell office:value-type="string">
            <text:p>Santurce, Santurce Station</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09&quot;" office:value-type="string" office:string-value="00909">
            <text:p>00909</text:p>
          </table:table-cell>
          <table:table-cell office:value-type="string">
            <text:p>STANDARD</text:p>
          </table:table-cell>
          <table:table-cell office:value-type="string">
            <text:p>San Juan</text:p>
          </table:table-cell>
          <table:table-cell table:style-name="ce15" office:value-type="string">
            <text:p>Fdez Juncos, Fernandez Juncos, Minillas, Santurce</text:p>
          </table:table-cell>
          <table:table-cell office:value-type="string">
            <text:p>Urb Hipodromo</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44">
            <text:p>18.4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0&quot;" office:value-type="string" office:string-value="00910">
            <text:p>00910</text:p>
          </table:table-cell>
          <table:table-cell office:value-type="string">
            <text:p>PO BOX</text:p>
          </table:table-cell>
          <table:table-cell office:value-type="string">
            <text:p>San Juan</text:p>
          </table:table-cell>
          <table:table-cell table:style-name="ce15" office:value-type="string">
            <text:p>Fdez Juncos, Fernandez Juncos</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1&quot;" office:value-type="string" office:string-value="00911">
            <text:p>00911</text:p>
          </table:table-cell>
          <table:table-cell office:value-type="string">
            <text:p>STANDARD</text:p>
          </table:table-cell>
          <table:table-cell office:value-type="string">
            <text:p>San Juan</text:p>
          </table:table-cell>
          <table:table-cell table:style-name="ce15" office:value-type="string">
            <text:p>Loiza Street, Santurce</text:p>
          </table:table-cell>
          <table:table-cell table:style-name="Default"/>
          <table:table-cell office:value-type="string">
            <text:p>PR</text:p>
          </table:table-cell>
          <table:table-cell table:number-columns-repeated="2"/>
          <table:table-cell office:value-type="float" office:value="787">
            <text:p>787</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2&quot;" office:value-type="string" office:string-value="00912">
            <text:p>00912</text:p>
          </table:table-cell>
          <table:table-cell office:value-type="string">
            <text:p>STANDARD</text:p>
          </table:table-cell>
          <table:table-cell office:value-type="string">
            <text:p>San Juan</text:p>
          </table:table-cell>
          <table:table-cell table:style-name="ce15" office:value-type="string">
            <text:p>Santurce</text:p>
          </table:table-cell>
          <table:table-cell table:style-name="Default"/>
          <table:table-cell office:value-type="string">
            <text:p>PR</text:p>
          </table:table-cell>
          <table:table-cell table:number-columns-repeated="2"/>
          <table:table-cell table:style-name="ce16" office:value-type="float" office:value="787939">
            <text:p>787,939</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3&quot;" office:value-type="string" office:string-value="00913">
            <text:p>00913</text:p>
          </table:table-cell>
          <table:table-cell office:value-type="string">
            <text:p>STANDARD</text:p>
          </table:table-cell>
          <table:table-cell office:value-type="string">
            <text:p>San Juan</text:p>
          </table:table-cell>
          <table:table-cell table:style-name="ce15" office:value-type="string">
            <text:p>Isla Verde, Santurce</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4&quot;" office:value-type="string" office:string-value="00914">
            <text:p>00914</text:p>
          </table:table-cell>
          <table:table-cell office:value-type="string">
            <text:p>PO BOX</text:p>
          </table:table-cell>
          <table:table-cell office:value-type="string">
            <text:p>San Juan</text:p>
          </table:table-cell>
          <table:table-cell table:style-name="ce15" office:value-type="string">
            <text:p>Loiza Street, Santurce</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5&quot;" office:value-type="string" office:string-value="00915">
            <text:p>00915</text:p>
          </table:table-cell>
          <table:table-cell office:value-type="string">
            <text:p>STANDARD</text:p>
          </table:table-cell>
          <table:table-cell office:value-type="string">
            <text:p>San Juan</text:p>
          </table:table-cell>
          <table:table-cell table:style-name="ce15" office:value-type="string">
            <text:p>Barrio Obrero, Bo Obrero, Santurce</text:p>
          </table:table-cell>
          <table:table-cell office:value-type="string">
            <text:p>Bda Buena Vista, Sect Cantera, Sect La Playita</text:p>
          </table:table-cell>
          <table:table-cell office:value-type="string">
            <text:p>PR</text:p>
          </table:table-cell>
          <table:table-cell table:number-columns-repeated="2"/>
          <table:table-cell office:value-type="float" office:value="787">
            <text:p>787</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6&quot;" office:value-type="string" office:string-value="00916">
            <text:p>00916</text:p>
          </table:table-cell>
          <table:table-cell office:value-type="string">
            <text:p>PO BOX</text:p>
          </table:table-cell>
          <table:table-cell office:value-type="string">
            <text:p>San Juan</text:p>
          </table:table-cell>
          <table:table-cell table:style-name="ce15" office:value-type="string">
            <text:p>Barrio Obrero, Santurce</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7&quot;" office:value-type="string" office:string-value="00917">
            <text:p>00917</text:p>
          </table:table-cell>
          <table:table-cell office:value-type="string">
            <text:p>STANDARD</text:p>
          </table:table-cell>
          <table:table-cell office:value-type="string">
            <text:p>San Juan</text:p>
          </table:table-cell>
          <table:table-cell table:style-name="ce15" office:value-type="string">
            <text:p>Hato Rey</text:p>
          </table:table-cell>
          <table:table-cell office:value-type="string">
            <text:p>Bda Bitumul, Bda Buena Vista, Bda Israel, Bda Las Monjas, Sect El Relincho, Urb Davila &amp; Llenza, Urb El Prado, Urb Floral Park, Urb Perez Morris, Urb Pinero, Urb Quintana, Urb Umpierre</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8&quot;" office:value-type="string" office:string-value="00918">
            <text:p>00918</text:p>
          </table:table-cell>
          <table:table-cell office:value-type="string">
            <text:p>STANDARD</text:p>
          </table:table-cell>
          <table:table-cell office:value-type="string">
            <text:p>San Juan</text:p>
          </table:table-cell>
          <table:table-cell/>
          <table:table-cell office:value-type="string">
            <text:p>Bda Tokio, Ext Roosevelt, Parq Central, Urb Baldrich, Urb El Vedado, Urb Hyde Pk, Urb Jb Huyke, Urb Los Ingenieros, Urb Los Maestros, Urb Roosevelt, Villa Pica</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19&quot;" office:value-type="string" office:string-value="00919">
            <text:p>00919</text:p>
          </table:table-cell>
          <table:table-cell office:value-type="string">
            <text:p>PO BOX</text:p>
          </table:table-cell>
          <table:table-cell office:value-type="string">
            <text:p>San Juan</text:p>
          </table:table-cell>
          <table:table-cell table:style-name="ce15" office:value-type="string">
            <text:p>Hato Rey</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0&quot;" office:value-type="string" office:string-value="00920">
            <text:p>00920</text:p>
          </table:table-cell>
          <table:table-cell office:value-type="string">
            <text:p>STANDARD</text:p>
          </table:table-cell>
          <table:table-cell office:value-type="string">
            <text:p>San Juan</text:p>
          </table:table-cell>
          <table:table-cell table:style-name="ce15" office:value-type="string">
            <text:p>Caparra, Caparra Hills, Caparra Ter, Caparra Terrace, Pto Nuevo, Puerto Nuevo</text:p>
          </table:table-cell>
          <table:table-cell office:value-type="string">
            <text:p>Bechara Ind Park, Caparra Heights, Fort Buchanan, Guaynabo, Mario Julia Ind Park, Monterrey Ind Park, Rio Piedras, San Miguel Ind Park, Urb Altamira, Urb Caparra Hts, Urb Puerto Nuevo, Urb San Patricio, Urb Summit Hls, Villa Borinquen</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1&quot;" office:value-type="string" office:string-value="00921">
            <text:p>00921</text:p>
          </table:table-cell>
          <table:table-cell office:value-type="string">
            <text:p>STANDARD</text:p>
          </table:table-cell>
          <table:table-cell office:value-type="string">
            <text:p>San Juan</text:p>
          </table:table-cell>
          <table:table-cell table:style-name="ce15" office:value-type="string">
            <text:p>College Park, Pto Nuevo, Puerto Nuevo, Rio Piedras</text:p>
          </table:table-cell>
          <table:table-cell office:value-type="string">
            <text:p>Caparra Heights, Fort Buchanan, Parq De San Ignacio, Repto Landrau, Repto Metropolitano, Urb Altamesa, Urb Caparra Terr, Urb College Park Iv, Urb Coop V Borinquen, Urb La Riviera, Urb La Riviera Ind Park, Urb Las Americas, Urb Las Lomas, Urb Puerto Nuevo,</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2&quot;" office:value-type="string" office:string-value="00922">
            <text:p>00922</text:p>
          </table:table-cell>
          <table:table-cell office:value-type="string">
            <text:p>PO BOX</text:p>
          </table:table-cell>
          <table:table-cell office:value-type="string">
            <text:p>San Juan</text:p>
          </table:table-cell>
          <table:table-cell table:style-name="ce15" office:value-type="string">
            <text:p>Caparra, Caparra Hills, Caparra Ter, Caparra Terrace</text:p>
          </table:table-cell>
          <table:table-cell office:value-type="string">
            <text:p>Caparra Heights, Fort Buchanan, Guaynabo</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3&quot;" office:value-type="string" office:string-value="00923">
            <text:p>00923</text:p>
          </table:table-cell>
          <table:table-cell office:value-type="string">
            <text:p>STANDARD</text:p>
          </table:table-cell>
          <table:table-cell office:value-type="string">
            <text:p>San Juan</text:p>
          </table:table-cell>
          <table:table-cell table:style-name="ce15" office:value-type="string">
            <text:p>65th Infantry</text:p>
          </table:table-cell>
          <table:table-cell office:value-type="string">
            <text:p>Bo Capetillo, Repto America, Repto San Jose, Urb Casas Yoyo, Urb Del Carmen, Urb Dos Pinos, Urb Dos Pinos Townhouse, Urb Embalse San Jose, Urb Los Maestros, Urb Matienzo Cintron, Urb Open Land, Urb San Agustin, Urb San Jose, Urb Santa Barbara, Urb Valenci</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4&quot;" office:value-type="string" office:string-value="00924">
            <text:p>00924</text:p>
          </table:table-cell>
          <table:table-cell office:value-type="string">
            <text:p>STANDARD</text:p>
          </table:table-cell>
          <table:table-cell office:value-type="string">
            <text:p>San Juan</text:p>
          </table:table-cell>
          <table:table-cell table:style-name="ce15" office:value-type="string">
            <text:p>Rio Piedras, 65th Infantry</text:p>
          </table:table-cell>
          <table:table-cell office:value-type="string">
            <text:p>Alt De Berwind, Bda El Polvorin, Bda Hernandez, Bda Santo Domingo, Ciudad Central I, Colinas De Monte Carlo, Colinas Verde, Ext Colinas Verde, Ext Town Park, Mans De San Martin, Parc Falu, Parc Hill Brothers, Sect Los Penas, Urb Berwind Est, Urb Club Mano</text:p>
          </table:table-cell>
          <table:table-cell office:value-type="string">
            <text:p>PR</text:p>
          </table:table-cell>
          <table:table-cell table:number-columns-repeated="2"/>
          <table:table-cell office:value-type="float" office:value="787">
            <text:p>787</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5&quot;" office:value-type="string" office:string-value="00925">
            <text:p>00925</text:p>
          </table:table-cell>
          <table:table-cell office:value-type="string">
            <text:p>STANDARD</text:p>
          </table:table-cell>
          <table:table-cell office:value-type="string">
            <text:p>San Juan</text:p>
          </table:table-cell>
          <table:table-cell table:style-name="ce15" office:value-type="string">
            <text:p>Rio Piedras</text:p>
          </table:table-cell>
          <table:table-cell office:value-type="string">
            <text:p>Bda Blondet, University Station, Urb Cabrera, Urb Gonzalez, Urb Santa Rita</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6&quot;" office:value-type="string" office:string-value="00926">
            <text:p>00926</text:p>
          </table:table-cell>
          <table:table-cell office:value-type="string">
            <text:p>STANDARD</text:p>
          </table:table-cell>
          <table:table-cell office:value-type="string">
            <text:p>San Juan</text:p>
          </table:table-cell>
          <table:table-cell table:style-name="ce15" office:value-type="string">
            <text:p>Cupey, Rio Piedras</text:p>
          </table:table-cell>
          <table:table-cell office:value-type="string">
            <text:p>Alts De Borinquen Gdns, Alts Del Remanso, Bda Vista Alegre, Bo Buen Consejo, Bo Canejas, Bo Carraizo, Bo Dulce, Bo Quebrada Arena, Bo Tortugo, Bo Venezuela, Ciudad Senorial, Colinas De Cupey, Est De San Geraldo, Ext Alameda, Ext Mans De Vilanova, Ext Mila</text:p>
          </table:table-cell>
          <table:table-cell office:value-type="string">
            <text:p>PR</text:p>
          </table:table-cell>
          <table:table-cell table:number-columns-repeated="2"/>
          <table:table-cell office:value-type="float" office:value="787">
            <text:p>787</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7&quot;" office:value-type="string" office:string-value="00927">
            <text:p>00927</text:p>
          </table:table-cell>
          <table:table-cell office:value-type="string">
            <text:p>STANDARD</text:p>
          </table:table-cell>
          <table:table-cell office:value-type="string">
            <text:p>San Juan</text:p>
          </table:table-cell>
          <table:table-cell table:style-name="ce15" office:value-type="string">
            <text:p>Rio Piedras</text:p>
          </table:table-cell>
          <table:table-cell office:value-type="string">
            <text:p>Bda Villamil, Ext Santa Maria, Jard De Vedruna, Jard Metropolitano, Parq De Santa Maria, Urb Antonsanti, Urb Belisa, Urb Caribe, Urb Hyde Pk, Urb San Francisco, Urb San Ignacio, Urb Santa Ana, Urb Santa Maria, Urb University Gdns, Villa Los Olmos, Villa N</text:p>
          </table:table-cell>
          <table:table-cell office:value-type="string">
            <text:p>PR</text:p>
          </table:table-cell>
          <table:table-cell table:number-columns-repeated="2"/>
          <table:table-cell office:value-type="float" office:value="787">
            <text:p>787</text:p>
          </table:table-cell>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8&quot;" office:value-type="string" office:string-value="00928">
            <text:p>00928</text:p>
          </table:table-cell>
          <table:table-cell office:value-type="string">
            <text:p>PO BOX</text:p>
          </table:table-cell>
          <table:table-cell office:value-type="string">
            <text:p>San Juan</text:p>
          </table:table-cell>
          <table:table-cell table:style-name="ce15" office:value-type="string">
            <text:p>Rio Piedras</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29&quot;" office:value-type="string" office:string-value="00929">
            <text:p>00929</text:p>
          </table:table-cell>
          <table:table-cell office:value-type="string">
            <text:p>PO BOX</text:p>
          </table:table-cell>
          <table:table-cell office:value-type="string">
            <text:p>San Juan</text:p>
          </table:table-cell>
          <table:table-cell table:style-name="ce15" office:value-type="string">
            <text:p>Rio Piedras, 65th Infantry</text:p>
          </table:table-cell>
          <table:table-cell table:style-name="Default"/>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0&quot;" office:value-type="string" office:string-value="00930">
            <text:p>00930</text:p>
          </table:table-cell>
          <table:table-cell office:value-type="string">
            <text:p>PO BOX</text:p>
          </table:table-cell>
          <table:table-cell office:value-type="string">
            <text:p>San Juan</text:p>
          </table:table-cell>
          <table:table-cell table:style-name="ce15" office:value-type="string">
            <text:p>Rio Piedras, San Jose</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1&quot;" office:value-type="string" office:string-value="00931">
            <text:p>00931</text:p>
          </table:table-cell>
          <table:table-cell office:value-type="string">
            <text:p>PO BOX</text:p>
          </table:table-cell>
          <table:table-cell office:value-type="string">
            <text:p>San Juan</text:p>
          </table:table-cell>
          <table:table-cell table:style-name="ce15" office:value-type="string">
            <text:p>Rio Piedras</text:p>
          </table:table-cell>
          <table:table-cell table:style-name="Default"/>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3&quot;" office:value-type="string" office:string-value="00933">
            <text:p>00933</text:p>
          </table:table-cell>
          <table:table-cell office:value-type="string">
            <text:p>PO BOX</text:p>
          </table:table-cell>
          <table:table-cell office:value-type="string">
            <text:p>San Juan</text:p>
          </table:table-cell>
          <table:table-cell/>
          <table:table-cell table:style-name="Default"/>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4&quot;" office:value-type="string" office:string-value="00934">
            <text:p>00934</text:p>
          </table:table-cell>
          <table:table-cell office:value-type="string">
            <text:p>STANDARD</text:p>
          </table:table-cell>
          <table:table-cell office:value-type="string">
            <text:p>Fort Buchanan</text:p>
          </table:table-cell>
          <table:table-cell table:style-name="ce15" office:value-type="string">
            <text:p>Ft Buchanan</text:p>
          </table:table-cell>
          <table:table-cell office:value-type="string">
            <text:p>Urb Coconut Grove, Urb Coqui Gdns, Urb Las Colinas</text:p>
          </table:table-cell>
          <table:table-cell office:value-type="string">
            <text:p>PR</text:p>
          </table:table-cell>
          <table:table-cell table:number-columns-repeated="2"/>
          <table:table-cell table:style-name="Default"/>
          <table:table-cell office:value-type="float" office:value="18.41">
            <text:p>18.41</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5&quot;" office:value-type="string" office:string-value="00935">
            <text:p>00935</text:p>
          </table:table-cell>
          <table:table-cell office:value-type="string">
            <text:p>UNIQUE</text:p>
          </table:table-cell>
          <table:table-cell office:value-type="string">
            <text:p>San Juan</text:p>
          </table:table-cell>
          <table:table-cell/>
          <table:table-cell office:value-type="string">
            <text:p>Centro Medico Metropolitano</text:p>
          </table:table-cell>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6&quot;" office:value-type="string" office:string-value="00936">
            <text:p>00936</text:p>
          </table:table-cell>
          <table:table-cell office:value-type="string">
            <text:p>PO BOX</text:p>
          </table:table-cell>
          <table:table-cell office:value-type="string">
            <text:p>San Juan</text:p>
          </table:table-cell>
          <table:table-cell table:style-name="ce15" office:value-type="string">
            <text:p>Barrio Obrero, Caparra, Cupey, Gpo, Loiza Street, Minillas, Old San Juan, Rio Piedras, San Jose, Santurce, Santurce Station, 65th Infantry</text:p>
          </table:table-cell>
          <table:table-cell office:value-type="string">
            <text:p>Caparra Heights, Fort Buchanan</text:p>
          </table:table-cell>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7&quot;" office:value-type="string" office:string-value="00937">
            <text:p>00937</text:p>
          </table:table-cell>
          <table:table-cell office:value-type="string">
            <text:p>PO BOX</text:p>
          </table:table-cell>
          <table:table-cell office:value-type="string">
            <text:p>San Juan</text:p>
          </table:table-cell>
          <table:table-cell/>
          <table:table-cell table:style-name="Default"/>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39&quot;" office:value-type="string" office:string-value="00939">
            <text:p>00939</text:p>
          </table:table-cell>
          <table:table-cell office:value-type="string">
            <text:p>UNIQUE</text:p>
          </table:table-cell>
          <table:table-cell office:value-type="string">
            <text:p>San Juan</text:p>
          </table:table-cell>
          <table:table-cell/>
          <table:table-cell office:value-type="string">
            <text:p>Unique Brm</text:p>
          </table:table-cell>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40&quot;" office:value-type="string" office:string-value="00940">
            <text:p>00940</text:p>
          </table:table-cell>
          <table:table-cell office:value-type="string">
            <text:p>PO BOX</text:p>
          </table:table-cell>
          <table:table-cell office:value-type="string">
            <text:p>San Juan</text:p>
          </table:table-cell>
          <table:table-cell table:style-name="ce15" office:value-type="string">
            <text:p>Minillas, Santurce</text:p>
          </table:table-cell>
          <table:table-cell table:style-name="Default"/>
          <table:table-cell office:value-type="string">
            <text:p>PR</text:p>
          </table:table-cell>
          <table:table-cell table:number-columns-repeated="2"/>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49&quot;" office:value-type="string" office:string-value="00949">
            <text:p>00949</text:p>
          </table:table-cell>
          <table:table-cell office:value-type="string">
            <text:p>STANDARD</text:p>
          </table:table-cell>
          <table:table-cell office:value-type="string">
            <text:p>Toa Baja</text:p>
          </table:table-cell>
          <table:table-cell table:style-name="ce15" office:value-type="string">
            <text:p>Levittown</text:p>
          </table:table-cell>
          <table:table-cell office:value-type="string">
            <text:p>Alt Hacienda Dorada, Alts De Covadonga, Bo Campanilla, Bo Palo Seco, Brisas De Campanero, Comunidad Punta Salinas, Ext La Inmaculada, Ext Lagos De Plata, Hacienda Del Norte, Hacienda Del Norte 2, Mans Del Lago, Mans Del Mar, Mans Del Norte, Mans Del Sur, </text:p>
          </table:table-cell>
          <table:table-cell office:value-type="string">
            <text:p>PR</text:p>
          </table:table-cell>
          <table:table-cell table:number-columns-repeated="2"/>
          <table:table-cell table:style-name="ce16" office:value-type="float" office:value="787939">
            <text:p>787,939</text:p>
          </table:table-cell>
          <table:table-cell office:value-type="float" office:value="18.44">
            <text:p>18.44</text:p>
          </table:table-cell>
          <table:table-cell office:value-type="float" office:value="-66.25">
            <text:p>-66.2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0&quot;" office:value-type="string" office:string-value="00950">
            <text:p>00950</text:p>
          </table:table-cell>
          <table:table-cell office:value-type="string">
            <text:p>PO BOX</text:p>
          </table:table-cell>
          <table:table-cell office:value-type="string">
            <text:p>Toa Baja</text:p>
          </table:table-cell>
          <table:table-cell/>
          <table:table-cell table:style-name="Default"/>
          <table:table-cell office:value-type="string">
            <text:p>PR</text:p>
          </table:table-cell>
          <table:table-cell table:number-columns-repeated="2"/>
          <table:table-cell table:style-name="Default"/>
          <table:table-cell office:value-type="float" office:value="18.44">
            <text:p>18.44</text:p>
          </table:table-cell>
          <table:table-cell office:value-type="float" office:value="-66.25">
            <text:p>-66.2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1&quot;" office:value-type="string" office:string-value="00951">
            <text:p>00951</text:p>
          </table:table-cell>
          <table:table-cell office:value-type="string">
            <text:p>PO BOX</text:p>
          </table:table-cell>
          <table:table-cell office:value-type="string">
            <text:p>Toa Baja</text:p>
          </table:table-cell>
          <table:table-cell/>
          <table:table-cell table:style-name="Default"/>
          <table:table-cell office:value-type="string">
            <text:p>PR</text:p>
          </table:table-cell>
          <table:table-cell table:number-columns-repeated="2"/>
          <table:table-cell table:style-name="Default"/>
          <table:table-cell office:value-type="float" office:value="18.44">
            <text:p>18.44</text:p>
          </table:table-cell>
          <table:table-cell office:value-type="float" office:value="-66.25">
            <text:p>-66.2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2&quot;" office:value-type="string" office:string-value="00952">
            <text:p>00952</text:p>
          </table:table-cell>
          <table:table-cell office:value-type="string">
            <text:p>STANDARD</text:p>
          </table:table-cell>
          <table:table-cell office:value-type="string">
            <text:p>Sabana Seca</text:p>
          </table:table-cell>
          <table:table-cell/>
          <table:table-cell office:value-type="string">
            <text:p>Mans Del Sol</text:p>
          </table:table-cell>
          <table:table-cell office:value-type="string">
            <text:p>PR</text:p>
          </table:table-cell>
          <table:table-cell table:style-name="ce15" office:value-type="string">
            <text:p>Toa Baja</text:p>
          </table:table-cell>
          <table:table-cell table:style-name="ce15" office:value-type="string">
            <text:p>America/Puerto_Rico</text:p>
          </table:table-cell>
          <table:table-cell table:style-name="Default"/>
          <table:table-cell office:value-type="float" office:value="18.42">
            <text:p>18.42</text:p>
          </table:table-cell>
          <table:table-cell office:value-type="float" office:value="-66.19">
            <text:p>-66.19</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3&quot;" office:value-type="string" office:string-value="00953">
            <text:p>00953</text:p>
          </table:table-cell>
          <table:table-cell office:value-type="string">
            <text:p>STANDARD</text:p>
          </table:table-cell>
          <table:table-cell office:value-type="string">
            <text:p>Toa Alta</text:p>
          </table:table-cell>
          <table:table-cell/>
          <table:table-cell office:value-type="string">
            <text:p>Alt De Bucabarones, Alts De Montecasino, Alts Del Toa, Brisas De Montecasino, Ciudad Jardin I, Ciudad Jardin Ii, Ciudad Jardin Iii, Colinas De Plata, Est De La Fuente, Hacienda El Pilar, Haciendas De Borinquen, Jard De Casablanca, Jard De Escorial, Jard D</text:p>
          </table:table-cell>
          <table:table-cell office:value-type="string">
            <text:p>PR</text:p>
          </table:table-cell>
          <table:table-cell table:style-name="ce15" office:value-type="string">
            <text:p>Toa Alta</text:p>
          </table:table-cell>
          <table:table-cell table:style-name="ce15" office:value-type="string">
            <text:p>America/Puerto_Rico</text:p>
          </table:table-cell>
          <table:table-cell office:value-type="float" office:value="787">
            <text:p>787</text:p>
          </table:table-cell>
          <table:table-cell office:value-type="float" office:value="18.39">
            <text:p>18.39</text:p>
          </table:table-cell>
          <table:table-cell office:value-type="float" office:value="-66.25">
            <text:p>-66.2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4&quot;" office:value-type="string" office:string-value="00954">
            <text:p>00954</text:p>
          </table:table-cell>
          <table:table-cell office:value-type="string">
            <text:p>PO BOX</text:p>
          </table:table-cell>
          <table:table-cell office:value-type="string">
            <text:p>Toa Alta</text:p>
          </table:table-cell>
          <table:table-cell/>
          <table:table-cell table:style-name="Default"/>
          <table:table-cell office:value-type="string">
            <text:p>PR</text:p>
          </table:table-cell>
          <table:table-cell table:style-name="ce15" office:value-type="string">
            <text:p>Toa Alta</text:p>
          </table:table-cell>
          <table:table-cell table:style-name="ce15" office:value-type="string">
            <text:p>America/Puerto_Rico</text:p>
          </table:table-cell>
          <table:table-cell table:style-name="Default"/>
          <table:table-cell office:value-type="float" office:value="18.39">
            <text:p>18.39</text:p>
          </table:table-cell>
          <table:table-cell office:value-type="float" office:value="-66.25">
            <text:p>-66.2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5&quot;" office:value-type="string" office:string-value="00955">
            <text:p>00955</text:p>
          </table:table-cell>
          <table:table-cell office:value-type="string">
            <text:p>PO BOX</text:p>
          </table:table-cell>
          <table:table-cell office:value-type="string">
            <text:p>San Juan</text:p>
          </table:table-cell>
          <table:table-cell/>
          <table:table-cell table:style-name="Default"/>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6&quot;" office:value-type="string" office:string-value="00956">
            <text:p>00956</text:p>
          </table:table-cell>
          <table:table-cell office:value-type="string">
            <text:p>STANDARD</text:p>
          </table:table-cell>
          <table:table-cell office:value-type="string">
            <text:p>Bayamon</text:p>
          </table:table-cell>
          <table:table-cell/>
          <table:table-cell office:value-type="string">
            <text:p>Alts De Bayamon, Bosque De Las Flores, Bosque De Las Palmas, Bosque De Los Pinos, Ciudad Interamericana, Est Del Bosque, Ext Campo Alegre, Ext Oller, Ext Santa Juanita, Ext Vista Bella, Haciendas El Zorzal, Jard De Bayamonte, Lomas Verdes, Mans De Sierra </text:p>
          </table:table-cell>
          <table:table-cell office:value-type="string">
            <text:p>PR</text:p>
          </table:table-cell>
          <table:table-cell table:style-name="ce15" office:value-type="string">
            <text:p>BayamÃƒÂ³n</text:p>
          </table:table-cell>
          <table:table-cell table:style-name="ce15" office:value-type="string">
            <text:p>America/Puerto_Rico</text:p>
          </table:table-cell>
          <table:table-cell office:value-type="float" office:value="787">
            <text:p>787</text:p>
          </table:table-cell>
          <table:table-cell office:value-type="float" office:value="18.28">
            <text:p>18.28</text:p>
          </table:table-cell>
          <table:table-cell office:value-type="float" office:value="-66.13">
            <text:p>-66.1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7&quot;" office:value-type="string" office:string-value="00957">
            <text:p>00957</text:p>
          </table:table-cell>
          <table:table-cell office:value-type="string">
            <text:p>STANDARD</text:p>
          </table:table-cell>
          <table:table-cell office:value-type="string">
            <text:p>Bayamon</text:p>
          </table:table-cell>
          <table:table-cell/>
          <table:table-cell office:value-type="string">
            <text:p>Alt De Cana, Alt De Sans Souci, Bda Calderon, Bo Los Angeles, Colinas De Bayoan, Est De Cerro Gordo, Ext Rexville, Parc Van Scoy, San Juan, Urb Alhambra, Urb Bayamon Gdns, Urb Bella Vista, Urb Cana, Urb Flamingo Hls, Urb Flamingo Ter, Urb Los Dominicos, U</text:p>
          </table:table-cell>
          <table:table-cell office:value-type="string">
            <text:p>PR</text:p>
          </table:table-cell>
          <table:table-cell table:style-name="ce15" office:value-type="string">
            <text:p>BayamÃƒÂ³n</text:p>
          </table:table-cell>
          <table:table-cell table:style-name="ce15" office:value-type="string">
            <text:p>America/Puerto_Rico</text:p>
          </table:table-cell>
          <table:table-cell table:style-name="ce16" office:value-type="float" office:value="787939">
            <text:p>787,939</text:p>
          </table:table-cell>
          <table:table-cell office:value-type="float" office:value="18.28">
            <text:p>18.28</text:p>
          </table:table-cell>
          <table:table-cell office:value-type="float" office:value="-66.13">
            <text:p>-66.1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8&quot;" office:value-type="string" office:string-value="00958">
            <text:p>00958</text:p>
          </table:table-cell>
          <table:table-cell office:value-type="string">
            <text:p>PO BOX</text:p>
          </table:table-cell>
          <table:table-cell office:value-type="string">
            <text:p>Bayamon</text:p>
          </table:table-cell>
          <table:table-cell/>
          <table:table-cell table:style-name="Default"/>
          <table:table-cell office:value-type="string">
            <text:p>PR</text:p>
          </table:table-cell>
          <table:table-cell table:style-name="ce15" office:value-type="string">
            <text:p>BayamÃƒÂ³n</text:p>
          </table:table-cell>
          <table:table-cell table:style-name="ce15" office:value-type="string">
            <text:p>America/Puerto_Rico</text:p>
          </table:table-cell>
          <table:table-cell table:style-name="Default"/>
          <table:table-cell office:value-type="float" office:value="18.28">
            <text:p>18.28</text:p>
          </table:table-cell>
          <table:table-cell office:value-type="float" office:value="-66.13">
            <text:p>-66.1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59&quot;" office:value-type="string" office:string-value="00959">
            <text:p>00959</text:p>
          </table:table-cell>
          <table:table-cell office:value-type="string">
            <text:p>STANDARD</text:p>
          </table:table-cell>
          <table:table-cell office:value-type="string">
            <text:p>Bayamon</text:p>
          </table:table-cell>
          <table:table-cell/>
          <table:table-cell office:value-type="string">
            <text:p>Alt De Flamboyan, Alt Del Rio, Bda Pesquera, Bo Cerro Gordo, Bo Hato Tejas, Colinas Vista Alegre, Ext Forest Hls, Ext Hnas Davila, Ext La Milagrosa, Ext Villa Rica, Ind Minillas, Jard De Caparra, Parc Juan Sanchez, Parq De Torrimar, Parq Flamingo, Parq Sa</text:p>
          </table:table-cell>
          <table:table-cell office:value-type="string">
            <text:p>PR</text:p>
          </table:table-cell>
          <table:table-cell table:style-name="ce15" office:value-type="string">
            <text:p>BayamÃƒÂ³n</text:p>
          </table:table-cell>
          <table:table-cell table:style-name="ce15" office:value-type="string">
            <text:p>America/Puerto_Rico</text:p>
          </table:table-cell>
          <table:table-cell office:value-type="float" office:value="787">
            <text:p>787</text:p>
          </table:table-cell>
          <table:table-cell office:value-type="float" office:value="18.28">
            <text:p>18.28</text:p>
          </table:table-cell>
          <table:table-cell office:value-type="float" office:value="-66.13">
            <text:p>-66.1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0&quot;" office:value-type="string" office:string-value="00960">
            <text:p>00960</text:p>
          </table:table-cell>
          <table:table-cell office:value-type="string">
            <text:p>PO BOX</text:p>
          </table:table-cell>
          <table:table-cell office:value-type="string">
            <text:p>Bayamon</text:p>
          </table:table-cell>
          <table:table-cell/>
          <table:table-cell office:value-type="string">
            <text:p>San Juan</text:p>
          </table:table-cell>
          <table:table-cell office:value-type="string">
            <text:p>PR</text:p>
          </table:table-cell>
          <table:table-cell table:number-columns-repeated="2"/>
          <table:table-cell table:style-name="Default"/>
          <table:table-cell office:value-type="float" office:value="18.28">
            <text:p>18.28</text:p>
          </table:table-cell>
          <table:table-cell office:value-type="float" office:value="-66.13">
            <text:p>-66.13</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1&quot;" office:value-type="string" office:string-value="00961">
            <text:p>00961</text:p>
          </table:table-cell>
          <table:table-cell office:value-type="string">
            <text:p>STANDARD</text:p>
          </table:table-cell>
          <table:table-cell office:value-type="string">
            <text:p>Bayamon</text:p>
          </table:table-cell>
          <table:table-cell/>
          <table:table-cell office:value-type="string">
            <text:p>Bda La Cambija, Bo Hato Tejas, Bo Volcan, Bo Volcan Arenas, Ind Corujo, Ind Luchetti, Qta Del Rio, Qtas De Boulevar, Repto Teresita, Sect Punta Brava, Urb Campo Verde, Urb El Coqui, Urb Enramada, Urb Estancias, Urb Fronteras, Urb Los Almendros, Urb Mirabe</text:p>
          </table:table-cell>
          <table:table-cell office:value-type="string">
            <text:p>PR</text:p>
          </table:table-cell>
          <table:table-cell table:style-name="ce15" office:value-type="string">
            <text:p>BayamÃƒÂ³n</text:p>
          </table:table-cell>
          <table:table-cell table:style-name="ce15" office:value-type="string">
            <text:p>America/Puerto_Rico</text:p>
          </table:table-cell>
          <table:table-cell office:value-type="float" office:value="787">
            <text:p>787</text:p>
          </table:table-cell>
          <table:table-cell office:value-type="float" office:value="18.41">
            <text:p>18.41</text:p>
          </table:table-cell>
          <table:table-cell office:value-type="float" office:value="-66.15">
            <text:p>-66.15</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2&quot;" office:value-type="string" office:string-value="00962">
            <text:p>00962</text:p>
          </table:table-cell>
          <table:table-cell office:value-type="string">
            <text:p>STANDARD</text:p>
          </table:table-cell>
          <table:table-cell office:value-type="string">
            <text:p>Catano</text:p>
          </table:table-cell>
          <table:table-cell/>
          <table:table-cell office:value-type="string">
            <text:p>Bda Vietnam, Bo Juana Matos, Bo Palmas, Guaynabo, Jard De Catano I, Jard De Catano Ii, Parc William Fuertes, Repto Paraiso, San Juan, Sect La Puntilla, Urb Bahia, Urb Bajo Costo, Urb Bay View, Urb Catano Pueblo, Urb El Coqui 2, Urb Las Vegas, Urb Marina B</text:p>
          </table:table-cell>
          <table:table-cell office:value-type="string">
            <text:p>PR</text:p>
          </table:table-cell>
          <table:table-cell table:style-name="ce15" office:value-type="string">
            <text:p>CataÃƒÂ±o</text:p>
          </table:table-cell>
          <table:table-cell table:style-name="ce15" office:value-type="string">
            <text:p>America/Puerto_Rico</text:p>
          </table:table-cell>
          <table:table-cell office:value-type="float" office:value="787">
            <text:p>787</text:p>
          </table:table-cell>
          <table:table-cell office:value-type="float" office:value="18.43">
            <text:p>18.43</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3&quot;" office:value-type="string" office:string-value="00963">
            <text:p>00963</text:p>
          </table:table-cell>
          <table:table-cell office:value-type="string">
            <text:p>PO BOX</text:p>
          </table:table-cell>
          <table:table-cell office:value-type="string">
            <text:p>Catano</text:p>
          </table:table-cell>
          <table:table-cell/>
          <table:table-cell table:style-name="Default"/>
          <table:table-cell office:value-type="string">
            <text:p>PR</text:p>
          </table:table-cell>
          <table:table-cell table:style-name="ce15" office:value-type="string">
            <text:p>CataÃƒÂ±o</text:p>
          </table:table-cell>
          <table:table-cell table:style-name="ce15" office:value-type="string">
            <text:p>America/Puerto_Rico</text:p>
          </table:table-cell>
          <table:table-cell table:style-name="Default"/>
          <table:table-cell office:value-type="float" office:value="18.43">
            <text:p>18.43</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5&quot;" office:value-type="string" office:string-value="00965">
            <text:p>00965</text:p>
          </table:table-cell>
          <table:table-cell office:value-type="string">
            <text:p>STANDARD</text:p>
          </table:table-cell>
          <table:table-cell office:value-type="string">
            <text:p>Guaynabo</text:p>
          </table:table-cell>
          <table:table-cell/>
          <table:table-cell office:value-type="string">
            <text:p>Bda Vietnam, Bo Amelia, Bo Sabana, Villa Concepcion 1, Villa Concepcion 2</text:p>
          </table:table-cell>
          <table:table-cell office:value-type="string">
            <text:p>PR</text:p>
          </table:table-cell>
          <table:table-cell table:style-name="ce15" office:value-type="string">
            <text:p>Guaynabo</text:p>
          </table:table-cell>
          <table:table-cell table:style-name="ce15" office:value-type="string">
            <text:p>America/Puerto_Rico</text:p>
          </table:table-cell>
          <table:table-cell office:value-type="float" office:value="787">
            <text:p>787</text:p>
          </table:table-cell>
          <table:table-cell office:value-type="float" office:value="18.38">
            <text:p>18.38</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6&quot;" office:value-type="string" office:string-value="00966">
            <text:p>00966</text:p>
          </table:table-cell>
          <table:table-cell office:value-type="string">
            <text:p>STANDARD</text:p>
          </table:table-cell>
          <table:table-cell office:value-type="string">
            <text:p>Guaynabo</text:p>
          </table:table-cell>
          <table:table-cell/>
          <table:table-cell office:value-type="string">
            <text:p>Alt De Torrimar, Bda Buen Samaritano, Bda San Miguel, Bo Buen Samaritano, Bo Juan Domingo, Chalet De La Reina, Est De Torrimar, Ext Victor Braeger, Ext Villa Caparra, Mans De Tintillo, Mans Garden Hls, Parq De Villa Caparra, Parq Mediterraneo, Repto Santa</text:p>
          </table:table-cell>
          <table:table-cell office:value-type="string">
            <text:p>PR</text:p>
          </table:table-cell>
          <table:table-cell table:style-name="ce15" office:value-type="string">
            <text:p>Guaynabo</text:p>
          </table:table-cell>
          <table:table-cell table:style-name="ce15" office:value-type="string">
            <text:p>America/Puerto_Rico</text:p>
          </table:table-cell>
          <table:table-cell table:style-name="ce16" office:value-type="float" office:value="787939">
            <text:p>787,939</text:p>
          </table:table-cell>
          <table:table-cell office:value-type="float" office:value="18.38">
            <text:p>18.38</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8&quot;" office:value-type="string" office:string-value="00968">
            <text:p>00968</text:p>
          </table:table-cell>
          <table:table-cell office:value-type="string">
            <text:p>STANDARD</text:p>
          </table:table-cell>
          <table:table-cell office:value-type="string">
            <text:p>Guaynabo</text:p>
          </table:table-cell>
          <table:table-cell/>
          <table:table-cell office:value-type="string">
            <text:p>Alt De San Patricio, Amelia Ind Park, Caparra Hls Ind Park, Ext Alts De San Patricio, Metro Office Park, Parq San Patricio, Rexco Ind Park, Urb Caparra Hls, Urb Golden Gate, Urb Parkside, Urb San Patricio, Urb San Patricio Meadows</text:p>
          </table:table-cell>
          <table:table-cell office:value-type="string">
            <text:p>PR</text:p>
          </table:table-cell>
          <table:table-cell table:style-name="ce15" office:value-type="string">
            <text:p>Guaynabo</text:p>
          </table:table-cell>
          <table:table-cell table:style-name="ce15" office:value-type="string">
            <text:p>America/Puerto_Rico</text:p>
          </table:table-cell>
          <table:table-cell office:value-type="float" office:value="787">
            <text:p>787</text:p>
          </table:table-cell>
          <table:table-cell office:value-type="float" office:value="18.38">
            <text:p>18.38</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69&quot;" office:value-type="string" office:string-value="00969">
            <text:p>00969</text:p>
          </table:table-cell>
          <table:table-cell office:value-type="string">
            <text:p>STANDARD</text:p>
          </table:table-cell>
          <table:table-cell office:value-type="string">
            <text:p>Guaynabo</text:p>
          </table:table-cell>
          <table:table-cell/>
          <table:table-cell office:value-type="string">
            <text:p>Alt De Santa Maria, Alt De Torrimar, Alt De Torrimar Este, Bosque De Los Frailes, Chalets De Altavista, Chalets De Santa Clara, Colinas De Guaynabo, Colinas De Parkville, Colinas Metropolitana, Est Del Parque, Est Reales, Ext Parkville, Ext Santa Paula, E</text:p>
          </table:table-cell>
          <table:table-cell office:value-type="string">
            <text:p>PR</text:p>
          </table:table-cell>
          <table:table-cell table:style-name="ce15" office:value-type="string">
            <text:p>Guaynabo</text:p>
          </table:table-cell>
          <table:table-cell table:style-name="ce15" office:value-type="string">
            <text:p>America/Puerto_Rico</text:p>
          </table:table-cell>
          <table:table-cell office:value-type="float" office:value="787">
            <text:p>787</text:p>
          </table:table-cell>
          <table:table-cell office:value-type="float" office:value="18.38">
            <text:p>18.38</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70&quot;" office:value-type="string" office:string-value="00970">
            <text:p>00970</text:p>
          </table:table-cell>
          <table:table-cell office:value-type="string">
            <text:p>PO BOX</text:p>
          </table:table-cell>
          <table:table-cell office:value-type="string">
            <text:p>Guaynabo</text:p>
          </table:table-cell>
          <table:table-cell/>
          <table:table-cell table:style-name="Default"/>
          <table:table-cell office:value-type="string">
            <text:p>PR</text:p>
          </table:table-cell>
          <table:table-cell table:number-columns-repeated="2"/>
          <table:table-cell table:style-name="Default"/>
          <table:table-cell office:value-type="float" office:value="18.38">
            <text:p>18.38</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71&quot;" office:value-type="string" office:string-value="00971">
            <text:p>00971</text:p>
          </table:table-cell>
          <table:table-cell office:value-type="string">
            <text:p>STANDARD</text:p>
          </table:table-cell>
          <table:table-cell office:value-type="string">
            <text:p>Guaynabo</text:p>
          </table:table-cell>
          <table:table-cell/>
          <table:table-cell office:value-type="string">
            <text:p>Urb Camino Del Monte, Urb La Fontana De Torrimar</text:p>
          </table:table-cell>
          <table:table-cell office:value-type="string">
            <text:p>PR</text:p>
          </table:table-cell>
          <table:table-cell table:style-name="ce15" office:value-type="string">
            <text:p>Guaynabo</text:p>
          </table:table-cell>
          <table:table-cell table:style-name="ce15" office:value-type="string">
            <text:p>America/Puerto_Rico</text:p>
          </table:table-cell>
          <table:table-cell office:value-type="float" office:value="787">
            <text:p>787</text:p>
          </table:table-cell>
          <table:table-cell office:value-type="float" office:value="18.38">
            <text:p>18.38</text:p>
          </table:table-cell>
          <table:table-cell office:value-type="float" office:value="-66.11">
            <text:p>-66.1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75&quot;" office:value-type="string" office:string-value="00975">
            <text:p>00975</text:p>
          </table:table-cell>
          <table:table-cell office:value-type="string">
            <text:p>UNIQUE</text:p>
          </table:table-cell>
          <table:table-cell office:value-type="string">
            <text:p>San Juan</text:p>
          </table:table-cell>
          <table:table-cell/>
          <table:table-cell office:value-type="string">
            <text:p>Bureau Of Census</text:p>
          </table:table-cell>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6.06">
            <text:p>-66.06</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76&quot;" office:value-type="string" office:string-value="00976">
            <text:p>00976</text:p>
          </table:table-cell>
          <table:table-cell office:value-type="string">
            <text:p>STANDARD</text:p>
          </table:table-cell>
          <table:table-cell office:value-type="string">
            <text:p>Trujillo Alto</text:p>
          </table:table-cell>
          <table:table-cell/>
          <table:table-cell office:value-type="string">
            <text:p>Alt De Fairview, Alt Interamericana, Bda Gonzalez, Bosque Del Lago, Ciudad Universitaria, Colinas De Fairview, Jard De Trujillo, Lomas De Trujillo, Mans San Rafael, Parc Saint Just, Parq Del Monte, Parq Del Rio, Parq Montebello, Repto San Rafael, Saint Ju</text:p>
          </table:table-cell>
          <table:table-cell office:value-type="string">
            <text:p>PR</text:p>
          </table:table-cell>
          <table:table-cell table:style-name="ce15" office:value-type="string">
            <text:p>Trujillo Alto</text:p>
          </table:table-cell>
          <table:table-cell table:style-name="ce15" office:value-type="string">
            <text:p>America/Puerto_Rico</text:p>
          </table:table-cell>
          <table:table-cell table:style-name="ce16" office:value-type="float" office:value="787939">
            <text:p>787,939</text:p>
          </table:table-cell>
          <table:table-cell office:value-type="float" office:value="18.36">
            <text:p>18.36</text:p>
          </table:table-cell>
          <table:table-cell office:value-type="float" office:value="-66.01">
            <text:p>-66.0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77&quot;" office:value-type="string" office:string-value="00977">
            <text:p>00977</text:p>
          </table:table-cell>
          <table:table-cell office:value-type="string">
            <text:p>PO BOX</text:p>
          </table:table-cell>
          <table:table-cell office:value-type="string">
            <text:p>Trujillo Alto</text:p>
          </table:table-cell>
          <table:table-cell/>
          <table:table-cell table:style-name="Default"/>
          <table:table-cell office:value-type="string">
            <text:p>PR</text:p>
          </table:table-cell>
          <table:table-cell table:number-columns-repeated="2"/>
          <table:table-cell table:style-name="Default"/>
          <table:table-cell office:value-type="float" office:value="18.36">
            <text:p>18.36</text:p>
          </table:table-cell>
          <table:table-cell office:value-type="float" office:value="-66.01">
            <text:p>-66.01</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78&quot;" office:value-type="string" office:string-value="00978">
            <text:p>00978</text:p>
          </table:table-cell>
          <table:table-cell office:value-type="string">
            <text:p>PO BOX</text:p>
          </table:table-cell>
          <table:table-cell office:value-type="string">
            <text:p>Saint Just</text:p>
          </table:table-cell>
          <table:table-cell/>
          <table:table-cell office:value-type="string">
            <text:p>Trujillo Alto</text:p>
          </table:table-cell>
          <table:table-cell office:value-type="string">
            <text:p>PR</text:p>
          </table:table-cell>
          <table:table-cell table:style-name="ce15" office:value-type="string">
            <text:p>San Juan</text:p>
          </table:table-cell>
          <table:table-cell table:style-name="ce15" office:value-type="string">
            <text:p>America/Puerto_Rico</text:p>
          </table:table-cell>
          <table:table-cell table:style-name="Default"/>
          <table:table-cell office:value-type="float" office:value="18.37">
            <text:p>18.37</text:p>
          </table:table-cell>
          <table:table-cell office:value-type="float" office:value="-66.01">
            <text:p>-66.01</text:p>
          </table:table-cell>
          <table:table-cell office:value-type="string">
            <text:p>NA</text:p>
          </table:table-cell>
          <table:table-cell office:value-type="string">
            <text:p>US</text:p>
          </table:table-cell>
          <table:table-cell table:number-columns-repeated="2" office:value-type="float" office:value="0">
            <text:p>0</text:p>
          </table:table-cell>
          <table:table-cell table:style-name="ce15" office:value-type="string">
            <text:p>no NWS data, </text:p>
          </table:table-cell>
        </table:table-row>
        <table:table-row table:style-name="ro7">
          <table:table-cell table:formula="of:=&quot;00979&quot;" office:value-type="string" office:string-value="00979">
            <text:p>00979</text:p>
          </table:table-cell>
          <table:table-cell office:value-type="string">
            <text:p>STANDARD</text:p>
          </table:table-cell>
          <table:table-cell office:value-type="string">
            <text:p>Carolina</text:p>
          </table:table-cell>
          <table:table-cell/>
          <table:table-cell office:value-type="string">
            <text:p>Ext Villamar, Isla Verde, Parq De Isla Verde, Urb Atlantic View, Urb Biascochea, Urb Cape Sea Vlg, Urb La Marina, Urb Los Angeles, Urb Palmar Norte, Urb Palmar Sur, Urb Villamar, Villa La Marina</text:p>
          </table:table-cell>
          <table:table-cell office:value-type="string">
            <text:p>PR</text:p>
          </table:table-cell>
          <table:table-cell table:style-name="ce15" office:value-type="string">
            <text:p>Carolina</text:p>
          </table:table-cell>
          <table:table-cell table:style-name="ce15" office:value-type="string">
            <text:p>America/Puerto_Rico</text:p>
          </table:table-cell>
          <table:table-cell office:value-type="float" office:value="787">
            <text:p>787</text:p>
          </table:table-cell>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1&quot;" office:value-type="string" office:string-value="00981">
            <text:p>00981</text:p>
          </table:table-cell>
          <table:table-cell office:value-type="string">
            <text:p>PO BOX</text:p>
          </table:table-cell>
          <table:table-cell office:value-type="string">
            <text:p>Carolina</text:p>
          </table:table-cell>
          <table:table-cell/>
          <table:table-cell office:value-type="string">
            <text:p>Isla Verde</text:p>
          </table:table-cell>
          <table:table-cell office:value-type="string">
            <text:p>PR</text:p>
          </table:table-cell>
          <table:table-cell table:style-name="ce15" office:value-type="string">
            <text:p>Carolina</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2&quot;" office:value-type="string" office:string-value="00982">
            <text:p>00982</text:p>
          </table:table-cell>
          <table:table-cell office:value-type="string">
            <text:p>STANDARD</text:p>
          </table:table-cell>
          <table:table-cell office:value-type="string">
            <text:p>Carolina</text:p>
          </table:table-cell>
          <table:table-cell/>
          <table:table-cell office:value-type="string">
            <text:p>Alt De Villa Fontana, Isla Verde, Qtas De Country Club, Urb Country Club, Urb El Comandante, Villa Flores</text:p>
          </table:table-cell>
          <table:table-cell office:value-type="string">
            <text:p>PR</text:p>
          </table:table-cell>
          <table:table-cell table:style-name="ce15" office:value-type="string">
            <text:p>Carolina</text:p>
          </table:table-cell>
          <table:table-cell table:style-name="ce15" office:value-type="string">
            <text:p>America/Puerto_Rico</text:p>
          </table:table-cell>
          <table:table-cell office:value-type="float" office:value="787">
            <text:p>787</text:p>
          </table:table-cell>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3&quot;" office:value-type="string" office:string-value="00983">
            <text:p>00983</text:p>
          </table:table-cell>
          <table:table-cell office:value-type="string">
            <text:p>STANDARD</text:p>
          </table:table-cell>
          <table:table-cell office:value-type="string">
            <text:p>Carolina</text:p>
          </table:table-cell>
          <table:table-cell/>
          <table:table-cell office:value-type="string">
            <text:p>Isla Verde, Jard De Country Club, La Ceramica Ind Park, Mans De Vistamar Marina, Urb Bahia Vistamar, Urb Castellana Gdn, Urb Club Costa Marina 1, Urb Club Costa Marina 2, Urb Eduardo J Saldana, Urb Sabana Gdns, Urb Vistamar, Urb Vistamar Marina, Valle Arr</text:p>
          </table:table-cell>
          <table:table-cell office:value-type="string">
            <text:p>PR</text:p>
          </table:table-cell>
          <table:table-cell table:style-name="ce15" office:value-type="string">
            <text:p>Carolina</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4&quot;" office:value-type="string" office:string-value="00984">
            <text:p>00984</text:p>
          </table:table-cell>
          <table:table-cell office:value-type="string">
            <text:p>PO BOX</text:p>
          </table:table-cell>
          <table:table-cell office:value-type="string">
            <text:p>Carolina</text:p>
          </table:table-cell>
          <table:table-cell/>
          <table:table-cell table:style-name="Default"/>
          <table:table-cell office:value-type="string">
            <text:p>PR</text:p>
          </table:table-cell>
          <table:table-cell table:style-name="ce15" office:value-type="string">
            <text:p>Carolina</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5&quot;" office:value-type="string" office:string-value="00985">
            <text:p>00985</text:p>
          </table:table-cell>
          <table:table-cell office:value-type="string">
            <text:p>STANDARD</text:p>
          </table:table-cell>
          <table:table-cell office:value-type="string">
            <text:p>Carolina</text:p>
          </table:table-cell>
          <table:table-cell/>
          <table:table-cell office:value-type="string">
            <text:p>Bda Buena Vista, Bo Buena Vista, Bo Villa Caridad, Bo Villa Esperanza, Bo Villa Justicia, Est De San Fernando, Isla Verde, Jard De Borinquen, Jard De Buena Vista, Urb Jose S Quinones, Urb Rosa Maria, Villa Carolina, Villa Cooperativa, Villas Del Sol</text:p>
          </table:table-cell>
          <table:table-cell office:value-type="string">
            <text:p>PR</text:p>
          </table:table-cell>
          <table:table-cell table:style-name="ce15" office:value-type="string">
            <text:p>Carolina</text:p>
          </table:table-cell>
          <table:table-cell table:style-name="ce15" office:value-type="string">
            <text:p>America/Puerto_Rico</text:p>
          </table:table-cell>
          <table:table-cell office:value-type="float" office:value="787">
            <text:p>787</text:p>
          </table:table-cell>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6&quot;" office:value-type="string" office:string-value="00986">
            <text:p>00986</text:p>
          </table:table-cell>
          <table:table-cell office:value-type="string">
            <text:p>PO BOX</text:p>
          </table:table-cell>
          <table:table-cell office:value-type="string">
            <text:p>Carolina</text:p>
          </table:table-cell>
          <table:table-cell/>
          <table:table-cell table:style-name="Default"/>
          <table:table-cell office:value-type="string">
            <text:p>PR</text:p>
          </table:table-cell>
          <table:table-cell table:style-name="ce15" office:value-type="string">
            <text:p>Carolina</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7&quot;" office:value-type="string" office:string-value="00987">
            <text:p>00987</text:p>
          </table:table-cell>
          <table:table-cell office:value-type="string">
            <text:p>STANDARD</text:p>
          </table:table-cell>
          <table:table-cell office:value-type="string">
            <text:p>Carolina</text:p>
          </table:table-cell>
          <table:table-cell/>
          <table:table-cell office:value-type="string">
            <text:p>Alt De Parq Ecuestre, Bo Buenaventura, Bo Colo, Bo Martin Gonzalez, Brisas De Metropolis, Ciudad Central Ii, Ciudad Centro, Ciudad Jardin, Est Del Parque, Ext Parq Ecuestre, Hacienda Real, Isla Verde, Jard De Carolina, Loma Alta, Lomas De Carolina, Mans D</text:p>
          </table:table-cell>
          <table:table-cell office:value-type="string">
            <text:p>PR</text:p>
          </table:table-cell>
          <table:table-cell table:style-name="ce15" office:value-type="string">
            <text:p>Carolina</text:p>
          </table:table-cell>
          <table:table-cell table:style-name="ce15" office:value-type="string">
            <text:p>America/Puerto_Rico</text:p>
          </table:table-cell>
          <table:table-cell office:value-type="float" office:value="787">
            <text:p>787</text:p>
          </table:table-cell>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row table:style-name="ro7">
          <table:table-cell table:formula="of:=&quot;00988&quot;" office:value-type="string" office:string-value="00988">
            <text:p>00988</text:p>
          </table:table-cell>
          <table:table-cell office:value-type="string">
            <text:p>PO BOX</text:p>
          </table:table-cell>
          <table:table-cell office:value-type="string">
            <text:p>Carolina</text:p>
          </table:table-cell>
          <table:table-cell/>
          <table:table-cell table:style-name="Default"/>
          <table:table-cell office:value-type="string">
            <text:p>PR</text:p>
          </table:table-cell>
          <table:table-cell table:style-name="ce15" office:value-type="string">
            <text:p>Carolina</text:p>
          </table:table-cell>
          <table:table-cell table:style-name="ce15" office:value-type="string">
            <text:p>America/Puerto_Rico</text:p>
          </table:table-cell>
          <table:table-cell table:style-name="Default"/>
          <table:table-cell office:value-type="float" office:value="18.4">
            <text:p>18.4</text:p>
          </table:table-cell>
          <table:table-cell office:value-type="float" office:value="-65.98">
            <text:p>-65.98</text:p>
          </table:table-cell>
          <table:table-cell office:value-type="string">
            <text:p>NA</text:p>
          </table:table-cell>
          <table:table-cell office:value-type="string">
            <text:p>US</text:p>
          </table:table-cell>
          <table:table-cell table:number-columns-repeated="2" office:value-type="float" office:value="0">
            <text:p>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5T11:46:00.27</meta:creation-date>
    <dc:date>2014-06-04T13:35:25.78</dc:date>
    <meta:editing-duration>P2DT1H38M48S</meta:editing-duration>
    <meta:editing-cycles>10</meta:editing-cycles>
    <meta:generator>LibreOffice/3.5$Windows_x86 LibreOffice_project/165a79a-7059095-e13bb37-fef39a4-9503d18</meta:generator>
    <meta:document-statistic meta:table-count="7" meta:cell-count="3332" meta:object-count="16"/>
  </office:meta>
</office:document-meta>
</file>